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ANCO 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m1de3phc7dfng4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Schinterhof</text:p>
          </table:table-cell>
          <table:table-cell office:value-type="float" office:value="39.06143" calcext:value-type="float">
            <text:p>39.06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NNUBI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6666" calcext:value-type="float">
            <text:p>6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gqkp3js6xjakwk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ubi Barolo</text:p>
          </table:table-cell>
          <table:table-cell office:value-type="string" calcext:value-type="string">
            <text:p>Réva</text:p>
          </table:table-cell>
          <table:table-cell office:value-type="float" office:value="40.5418" calcext:value-type="float">
            <text:p>40.5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STETTENER STEIN G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90" calcext:value-type="float">
            <text:p>4190</text:p>
          </table:table-cell>
          <table:table-cell office:value-type="float" office:value="2793" calcext:value-type="float">
            <text:p>2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1x7fwekcpk3p7n0g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ttener Stein GG Silvaner</text:p>
          </table:table-cell>
          <table:table-cell office:value-type="string" calcext:value-type="string">
            <text:p>Am Stein</text:p>
          </table:table-cell>
          <table:table-cell office:value-type="float" office:value="59.461666" calcext:value-type="float">
            <text:p>59.461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TROCK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z0x3pwqs9e1d7swwd1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lvaner Trocken</text:p>
          </table:table-cell>
          <table:table-cell office:value-type="string" calcext:value-type="string">
            <text:p>Am Stein</text:p>
          </table:table-cell>
          <table:table-cell office:value-type="float" office:value="43.04255" calcext:value-type="float">
            <text:p>43.04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TROCK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z0x3pwqs9e1d7swwd1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lvaner Trocken</text:p>
          </table:table-cell>
          <table:table-cell office:value-type="string" calcext:value-type="string">
            <text:p>Am Stein</text:p>
          </table:table-cell>
          <table:table-cell office:value-type="float" office:value="43.04255" calcext:value-type="float">
            <text:p>43.04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BRUT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34av34vcge3zkqe1c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ilvaner Brut</text:p>
          </table:table-cell>
          <table:table-cell office:value-type="string" calcext:value-type="string">
            <text:p>Am Stein</text:p>
          </table:table-cell>
          <table:table-cell office:value-type="float" office:value="42.89048" calcext:value-type="float">
            <text:p>42.890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RAH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c0hyz6b6jfx3p0wr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Poggio Al Sole</text:p>
          </table:table-cell>
          <table:table-cell office:value-type="float" office:value="35.410103" calcext:value-type="float">
            <text:p>35.4101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GIOVESE BIAN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10" calcext:value-type="float">
            <text:p>810</text:p>
          </table:table-cell>
          <table:table-cell office:value-type="float" office:value="540" calcext:value-type="float">
            <text:p>5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davnzy9fk2q0c4sr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giovese Bianco</text:p>
          </table:table-cell>
          <table:table-cell office:value-type="string" calcext:value-type="string">
            <text:p>Poggio Al Sole</text:p>
          </table:table-cell>
          <table:table-cell office:value-type="float" office:value="41.21688" calcext:value-type="float">
            <text:p>41.21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NNUBI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6666" calcext:value-type="float">
            <text:p>6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gqkp3js6xjakwk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ubi Barolo</text:p>
          </table:table-cell>
          <table:table-cell office:value-type="string" calcext:value-type="string">
            <text:p>Réva</text:p>
          </table:table-cell>
          <table:table-cell office:value-type="float" office:value="40.5418" calcext:value-type="float">
            <text:p>40.5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VINZ ALTE REB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390" calcext:value-type="float">
            <text:p>2390</text:p>
          </table:table-cell>
          <table:table-cell office:value-type="float" office:value="1593" calcext:value-type="float">
            <text:p>15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1dqgbj2et1m6xt6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z Alte Reben Silvaner</text:p>
          </table:table-cell>
          <table:table-cell office:value-type="string" calcext:value-type="string">
            <text:p>Am Stein</text:p>
          </table:table-cell>
          <table:table-cell office:value-type="float" office:value="53.63891" calcext:value-type="float">
            <text:p>53.638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RAVERA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3666" calcext:value-type="float">
            <text:p>3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0.899536" calcext:value-type="float">
            <text:p>40.899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30.20055" calcext:value-type="float">
            <text:p>30.20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`ALBA AMPHORA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9000" calcext:value-type="float">
            <text:p>139000</text:p>
          </table:table-cell>
          <table:table-cell office:value-type="float" office:value="92666" calcext:value-type="float">
            <text:p>9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hzyzvm3q29kdn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Amphora</text:p>
          </table:table-cell>
          <table:table-cell office:value-type="string" calcext:value-type="string">
            <text:p>Réva</text:p>
          </table:table-cell>
          <table:table-cell office:value-type="float" office:value="42.758175" calcext:value-type="float">
            <text:p>42.758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`ALBA SUPERIORE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65nxt1y81avsby9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</text:p>
          </table:table-cell>
          <table:table-cell office:value-type="string" calcext:value-type="string">
            <text:p>Réva</text:p>
          </table:table-cell>
          <table:table-cell office:value-type="float" office:value="39.065117" calcext:value-type="float">
            <text:p>39.0651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LCETTO D`ALBA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80" calcext:value-type="float">
            <text:p>680</text:p>
          </table:table-cell>
          <table:table-cell office:value-type="float" office:value="453" calcext:value-type="float">
            <text:p>45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y93gcnj6737sg9j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Réva</text:p>
          </table:table-cell>
          <table:table-cell office:value-type="float" office:value="36.962734" calcext:value-type="float">
            <text:p>36.9627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CATO D´AST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850" calcext:value-type="float">
            <text:p>850</text:p>
          </table:table-cell>
          <table:table-cell office:value-type="float" office:value="566" calcext:value-type="float">
            <text:p>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9v237yp5vs2q0bt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Albino Rocca</text:p>
          </table:table-cell>
          <table:table-cell office:value-type="float" office:value="47.218613" calcext:value-type="float">
            <text:p>47.218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STETTENER STEIN G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1x7fwekcpk3p7n0g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ettener Stein GG Silvaner</text:p>
          </table:table-cell>
          <table:table-cell office:value-type="string" calcext:value-type="string">
            <text:p>Am Stein</text:p>
          </table:table-cell>
          <table:table-cell office:value-type="float" office:value="59.461666" calcext:value-type="float">
            <text:p>59.461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VINZ ALTE REB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390" calcext:value-type="float">
            <text:p>2390</text:p>
          </table:table-cell>
          <table:table-cell office:value-type="float" office:value="1593" calcext:value-type="float">
            <text:p>15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1dqgbj2et1m6xt6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z Alte Reben Silvaner</text:p>
          </table:table-cell>
          <table:table-cell office:value-type="string" calcext:value-type="string">
            <text:p>Am Stein</text:p>
          </table:table-cell>
          <table:table-cell office:value-type="float" office:value="53.63891" calcext:value-type="float">
            <text:p>53.638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ANC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3750" calcext:value-type="float">
            <text:p>37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m1de3phc7dfng4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Schinterhof</text:p>
          </table:table-cell>
          <table:table-cell office:value-type="float" office:value="39.06143" calcext:value-type="float">
            <text:p>39.06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GRAND CRU BOUGROS </text:p>
          </table:table-cell>
          <table:table-cell office:value-type="string" calcext:value-type="string">
            <text:p>Thierry Laffa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00" calcext:value-type="float">
            <text:p>770000</text:p>
          </table:table-cell>
          <table:table-cell office:value-type="float" office:value="513333" calcext:value-type="float">
            <text:p>51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dwp61e4g8jradnvyb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Bougros'</text:p>
          </table:table-cell>
          <table:table-cell office:value-type="string" calcext:value-type="string">
            <text:p>Thierry Laffay</text:p>
          </table:table-cell>
          <table:table-cell office:value-type="float" office:value="58.44926" calcext:value-type="float">
            <text:p>58.449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LNAY 1ER CRU LES FREMIETS</text:p>
          </table:table-cell>
          <table:table-cell office:value-type="string" calcext:value-type="string">
            <text:p>Jean Baptiste Jessiaume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nf2t5y006fysz177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 Les Fremiets'</text:p>
          </table:table-cell>
          <table:table-cell office:value-type="string" calcext:value-type="string">
            <text:p>Jean Baptiste Jessiaume</text:p>
          </table:table-cell>
          <table:table-cell office:value-type="float" office:value="60.495415" calcext:value-type="float">
            <text:p>60.4954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LNAY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3266" calcext:value-type="float">
            <text:p>3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tza46sw2q5hy7484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Jean Baptiste Jessiaume</text:p>
          </table:table-cell>
          <table:table-cell office:value-type="float" office:value="46.449295" calcext:value-type="float">
            <text:p>46.449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LNAY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3266" calcext:value-type="float">
            <text:p>3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tza46sw2q5hy7484m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Jean Baptiste Jessiaume</text:p>
          </table:table-cell>
          <table:table-cell office:value-type="float" office:value="46.449295" calcext:value-type="float">
            <text:p>46.449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PINOT NOIR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ynx63hqnec5hs6r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Jean Baptiste Jessiaume</text:p>
          </table:table-cell>
          <table:table-cell office:value-type="float" office:value="48.29271" calcext:value-type="float">
            <text:p>48.292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TENAY BLANC LA FORGE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2366" calcext:value-type="float">
            <text:p>23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v0xz1bhqz96j91wxg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tenay ''''La Forge'''' Blanc</text:p>
          </table:table-cell>
          <table:table-cell office:value-type="string" calcext:value-type="string">
            <text:p>Jean Baptiste Jessiaume</text:p>
          </table:table-cell>
          <table:table-cell office:value-type="float" office:value="57.08461" calcext:value-type="float">
            <text:p>57.0846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CHARDONNAY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6geymzqh2qc0c1v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Jean Baptiste Jessiaume</text:p>
          </table:table-cell>
          <table:table-cell office:value-type="float" office:value="46.32473" calcext:value-type="float">
            <text:p>46.324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GRAND CRU VAUDÈSIR</text:p>
          </table:table-cell>
          <table:table-cell office:value-type="string" calcext:value-type="string">
            <text:p>Thierry Laffa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00" calcext:value-type="float">
            <text:p>770000</text:p>
          </table:table-cell>
          <table:table-cell office:value-type="float" office:value="513333" calcext:value-type="float">
            <text:p>51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719epnq2t5mwk73m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'''Vaudesir''''</text:p>
          </table:table-cell>
          <table:table-cell office:value-type="string" calcext:value-type="string">
            <text:p>Thierry Laffay</text:p>
          </table:table-cell>
          <table:table-cell office:value-type="float" office:value="58.511196" calcext:value-type="float">
            <text:p>58.5111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GÖNNHEIMER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50" calcext:value-type="float">
            <text:p>135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qtfd8mdxz9tg9g2k3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önnheimer Spätburgunder</text:p>
          </table:table-cell>
          <table:table-cell office:value-type="string" calcext:value-type="string">
            <text:p>Eymann</text:p>
          </table:table-cell>
          <table:table-cell office:value-type="float" office:value="41.959282" calcext:value-type="float">
            <text:p>41.9592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1ER CRU MONT DE MILIEU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3fyksqcmx4sm66hv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Mont de Milieu'</text:p>
          </table:table-cell>
          <table:table-cell office:value-type="string" calcext:value-type="string">
            <text:p>Thierry Laffay</text:p>
          </table:table-cell>
          <table:table-cell office:value-type="float" office:value="61.71943" calcext:value-type="float">
            <text:p>61.71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VIEILLES VIGNES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9642g3g8yfknp143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Vieilles Vignes</text:p>
          </table:table-cell>
          <table:table-cell office:value-type="string" calcext:value-type="string">
            <text:p>Thierry Laffay</text:p>
          </table:table-cell>
          <table:table-cell office:value-type="float" office:value="53.85829" calcext:value-type="float">
            <text:p>53.858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LES PIERRETS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qwr3f2vdjr0haym5hz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Pierrets Riesling</text:p>
          </table:table-cell>
          <table:table-cell office:value-type="string" calcext:value-type="string">
            <text:p>Josmeyer</text:p>
          </table:table-cell>
          <table:table-cell office:value-type="float" office:value="39.70826" calcext:value-type="float">
            <text:p>39.708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S UN CERTAIN REGARD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90" calcext:value-type="float">
            <text:p>2590</text:p>
          </table:table-cell>
          <table:table-cell office:value-type="float" office:value="1726" calcext:value-type="float">
            <text:p>17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t9k7ntq1fjy0ysr5w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 Certain Regard Pinot Gris</text:p>
          </table:table-cell>
          <table:table-cell office:value-type="string" calcext:value-type="string">
            <text:p>Josmeyer</text:p>
          </table:table-cell>
          <table:table-cell office:value-type="float" office:value="51.779274" calcext:value-type="float">
            <text:p>51.779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LVANER PEAU ROUGE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vb3nrxgatn45pzwr9mq0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au Rouge Sylvaner</text:p>
          </table:table-cell>
          <table:table-cell office:value-type="string" calcext:value-type="string">
            <text:p>Josmeyer</text:p>
          </table:table-cell>
          <table:table-cell office:value-type="float" office:value="44.10959" calcext:value-type="float">
            <text:p>44.109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TROCKEN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wq3rns1h81ekmpw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lvaner Trocken</text:p>
          </table:table-cell>
          <table:table-cell office:value-type="string" calcext:value-type="string">
            <text:p>Wittmann</text:p>
          </table:table-cell>
          <table:table-cell office:value-type="float" office:value="33.66787" calcext:value-type="float">
            <text:p>33.667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ONCHI RISERV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6666" calcext:value-type="float">
            <text:p>6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4wg7hhbwywecs9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onchi</text:p>
          </table:table-cell>
          <table:table-cell office:value-type="string" calcext:value-type="string">
            <text:p>Albino Rocca</text:p>
          </table:table-cell>
          <table:table-cell office:value-type="float" office:value="52.343998" calcext:value-type="float">
            <text:p>52.3439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ANGEL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50" calcext:value-type="float">
            <text:p>585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c3gsyqw46mx06v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ngelo</text:p>
          </table:table-cell>
          <table:table-cell office:value-type="string" calcext:value-type="string">
            <text:p>Albino Rocca</text:p>
          </table:table-cell>
          <table:table-cell office:value-type="float" office:value="50.386505" calcext:value-type="float">
            <text:p>50.3865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1.306534" calcext:value-type="float">
            <text:p>51.3065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5000" calcext:value-type="float">
            <text:p>145000</text:p>
          </table:table-cell>
          <table:table-cell office:value-type="float" office:value="96666" calcext:value-type="float">
            <text:p>9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fdf0ebdpf1a3x0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 office:value-type="float" office:value="48.235516" calcext:value-type="float">
            <text:p>48.235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5000" calcext:value-type="float">
            <text:p>135000</text:p>
          </table:table-cell>
          <table:table-cell office:value-type="float" office:value="90000" calcext:value-type="float">
            <text:p>9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n94rb1t6m12mxh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Meroi</text:p>
          </table:table-cell>
          <table:table-cell office:value-type="float" office:value="36.45859" calcext:value-type="float">
            <text:p>36.458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IANCO PASSIT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25000" calcext:value-type="float">
            <text:p>325000</text:p>
          </table:table-cell>
          <table:table-cell office:value-type="float" office:value="216666" calcext:value-type="float">
            <text:p>21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 x 6 / S | 13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3ncr135jw7d9n0z9q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Bianco</text:p>
          </table:table-cell>
          <table:table-cell office:value-type="string" calcext:value-type="string">
            <text:p>Marco Mosconi</text:p>
          </table:table-cell>
          <table:table-cell office:value-type="float" office:value="48.47552" calcext:value-type="float">
            <text:p>48.475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IOTO DELLA VALPOLICELLA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33333" calcext:value-type="float">
            <text:p>1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 x 6 / S | 9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3mdydxcsy5x8zs8fy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</text:p>
          </table:table-cell>
          <table:table-cell office:value-type="string" calcext:value-type="string">
            <text:p>Marco Mosconi</text:p>
          </table:table-cell>
          <table:table-cell office:value-type="float" office:value="55.14437" calcext:value-type="float">
            <text:p>55.14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CIOTO DI SOAV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 x 6 / S | 12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3m68k4n0ndf93egs8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i Soave</text:p>
          </table:table-cell>
          <table:table-cell office:value-type="string" calcext:value-type="string">
            <text:p>Marco Mosconi</text:p>
          </table:table-cell>
          <table:table-cell office:value-type="float" office:value="54.58572" calcext:value-type="float">
            <text:p>54.585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VINA ROSS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74000" calcext:value-type="float">
            <text:p>74000</text:p>
          </table:table-cell>
          <table:table-cell office:value-type="float" office:value="49333" calcext:value-type="float">
            <text:p>4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neadcfywq84f4rvy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vina Rosso</text:p>
          </table:table-cell>
          <table:table-cell office:value-type="string" calcext:value-type="string">
            <text:p>Marco Mosconi</text:p>
          </table:table-cell>
          <table:table-cell office:value-type="float" office:value="50.295082" calcext:value-type="float">
            <text:p>50.2950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00" calcext:value-type="float">
            <text:p>350000</text:p>
          </table:table-cell>
          <table:table-cell office:value-type="float" office:value="233333" calcext:value-type="float">
            <text:p>2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5mz11kpmc1cef2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rco Mosconi</text:p>
          </table:table-cell>
          <table:table-cell office:value-type="float" office:value="53.9152" calcext:value-type="float">
            <text:p>53.91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8666" calcext:value-type="float">
            <text:p>108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fdf0ebdpf1a3x0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 office:value-type="float" office:value="48.235516" calcext:value-type="float">
            <text:p>48.235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5533" calcext:value-type="float">
            <text:p>55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1.306534" calcext:value-type="float">
            <text:p>51.3065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POLICELLA MONTECURT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4000" calcext:value-type="float">
            <text:p>84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sf5tagqbrmrn4ym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Montecurto</text:p>
          </table:table-cell>
          <table:table-cell office:value-type="string" calcext:value-type="string">
            <text:p>Marco Mosconi</text:p>
          </table:table-cell>
          <table:table-cell office:value-type="float" office:value="52.523476" calcext:value-type="float">
            <text:p>52.5234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AVE CORTE PARADISO 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69000" calcext:value-type="float">
            <text:p>69000</text:p>
          </table:table-cell>
          <table:table-cell office:value-type="float" office:value="46000" calcext:value-type="float">
            <text:p>4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86qfvtkd8hdzxbh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 Paradiso Soave</text:p>
          </table:table-cell>
          <table:table-cell office:value-type="string" calcext:value-type="string">
            <text:p>Marco Mosconi</text:p>
          </table:table-cell>
          <table:table-cell office:value-type="float" office:value="57.218163" calcext:value-type="float">
            <text:p>57.218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4533" calcext:value-type="float">
            <text:p>45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jk4f2x31zxq7jh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 office:value-type="float" office:value="39.42334" calcext:value-type="float">
            <text:p>39.423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90" calcext:value-type="float">
            <text:p>2990</text:p>
          </table:table-cell>
          <table:table-cell office:value-type="float" office:value="1993" calcext:value-type="float">
            <text:p>1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jk4f2x31zxq7jh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 office:value-type="float" office:value="39.42334" calcext:value-type="float">
            <text:p>39.423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3950" calcext:value-type="float">
            <text:p>3950</text:p>
          </table:table-cell>
          <table:table-cell office:value-type="float" office:value="2633" calcext:value-type="float">
            <text:p>2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qyhp28q09wgerqnj8dzjr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 office:value-type="float" office:value="42.06042" calcext:value-type="float">
            <text:p>42.060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qyhp28q09wgerqnj8dzjr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nterhof</text:p>
          </table:table-cell>
          <table:table-cell office:value-type="float" office:value="42.06042" calcext:value-type="float">
            <text:p>42.060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69000" calcext:value-type="float">
            <text:p>169000</text:p>
          </table:table-cell>
          <table:table-cell office:value-type="float" office:value="112666" calcext:value-type="float">
            <text:p>11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xm0y1ms8d03q6r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eroi</text:p>
          </table:table-cell>
          <table:table-cell office:value-type="float" office:value="30.989391" calcext:value-type="float">
            <text:p>30.9893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9000" calcext:value-type="float">
            <text:p>209000</text:p>
          </table:table-cell>
          <table:table-cell office:value-type="float" office:value="139333" calcext:value-type="float">
            <text:p>13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gnf9xm90eanmnv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Meroi</text:p>
          </table:table-cell>
          <table:table-cell office:value-type="float" office:value="31.56486" calcext:value-type="float">
            <text:p>31.56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VIGNA DOMININ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9000" calcext:value-type="float">
            <text:p>449000</text:p>
          </table:table-cell>
          <table:table-cell office:value-type="float" office:value="299333" calcext:value-type="float">
            <text:p>29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afamjmxc3mxtn1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Dominin</text:p>
          </table:table-cell>
          <table:table-cell office:value-type="string" calcext:value-type="string">
            <text:p>Meroi</text:p>
          </table:table-cell>
          <table:table-cell office:value-type="float" office:value="45.406254" calcext:value-type="float">
            <text:p>45.406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FOSCO CALVARI</text:p>
          </table:table-cell>
          <table:table-cell office:value-type="string" calcext:value-type="string">
            <text:p>Meroi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40000" calcext:value-type="float">
            <text:p>740000</text:p>
          </table:table-cell>
          <table:table-cell office:value-type="float" office:value="493333" calcext:value-type="float">
            <text:p>49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rca03etzs8xxnb0qp7bjjf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Calvari</text:p>
          </table:table-cell>
          <table:table-cell office:value-type="string" calcext:value-type="string">
            <text:p>Meroi</text:p>
          </table:table-cell>
          <table:table-cell office:value-type="float" office:value="46.90194" calcext:value-type="float">
            <text:p>46.901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MATERRA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33333" calcext:value-type="float">
            <text:p>2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0k71x5hg73wjm2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amaterra</text:p>
          </table:table-cell>
          <table:table-cell office:value-type="string" calcext:value-type="string">
            <text:p>Proprieta Sperino</text:p>
          </table:table-cell>
          <table:table-cell office:value-type="float" office:value="60.88187" calcext:value-type="float">
            <text:p>60.881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A RISERVA VIGNA COVÀ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fj15qtdzjgwftq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ovà Lessona Riserva</text:p>
          </table:table-cell>
          <table:table-cell office:value-type="string" calcext:value-type="string">
            <text:p>Proprieta Sperino</text:p>
          </table:table-cell>
          <table:table-cell office:value-type="float" office:value="69.11704" calcext:value-type="float">
            <text:p>69.117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CHARDONNAY DA BERTÜ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90" calcext:value-type="float">
            <text:p>890</text:p>
          </table:table-cell>
          <table:table-cell office:value-type="float" office:value="593" calcext:value-type="float">
            <text:p>5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hfs1b0shqgx0zf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 Bertü Chardonnay Langhe</text:p>
          </table:table-cell>
          <table:table-cell office:value-type="string" calcext:value-type="string">
            <text:p>Albino Rocca</text:p>
          </table:table-cell>
          <table:table-cell office:value-type="float" office:value="57.01842" calcext:value-type="float">
            <text:p>57.01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TESE LA ROCC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f13ezkde9h29zq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ese La Rocca</text:p>
          </table:table-cell>
          <table:table-cell office:value-type="string" calcext:value-type="string">
            <text:p>Albino Rocca</text:p>
          </table:table-cell>
          <table:table-cell office:value-type="float" office:value="53.28866" calcext:value-type="float">
            <text:p>53.28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LCETTO D`ALB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90" calcext:value-type="float">
            <text:p>890</text:p>
          </table:table-cell>
          <table:table-cell office:value-type="float" office:value="593" calcext:value-type="float">
            <text:p>5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sbbhgcqygqm1w38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Albino Rocca</text:p>
          </table:table-cell>
          <table:table-cell office:value-type="float" office:value="47.91366" calcext:value-type="float">
            <text:p>47.913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`ALB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90" calcext:value-type="float">
            <text:p>890</text:p>
          </table:table-cell>
          <table:table-cell office:value-type="float" office:value="593" calcext:value-type="float">
            <text:p>5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ajcq86yggqq893s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Albino Rocca</text:p>
          </table:table-cell>
          <table:table-cell office:value-type="float" office:value="47.128036" calcext:value-type="float">
            <text:p>47.1280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`ALBA GEPIN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2hhb8wxp54m5e8c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Gepin</text:p>
          </table:table-cell>
          <table:table-cell office:value-type="string" calcext:value-type="string">
            <text:p>Albino Rocca</text:p>
          </table:table-cell>
          <table:table-cell office:value-type="float" office:value="54.322426" calcext:value-type="float">
            <text:p>54.3224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`ALB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d89wz0mavcrbxe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Albino Rocca</text:p>
          </table:table-cell>
          <table:table-cell office:value-type="float" office:value="47.8068" calcext:value-type="float">
            <text:p>47.80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50" calcext:value-type="float">
            <text:p>2350</text:p>
          </table:table-cell>
          <table:table-cell office:value-type="float" office:value="1566" calcext:value-type="float">
            <text:p>1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6v9trkyjc8rkxh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Albino Rocca</text:p>
          </table:table-cell>
          <table:table-cell office:value-type="float" office:value="42.23448" calcext:value-type="float">
            <text:p>42.234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MONTERSIN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2333" calcext:value-type="float">
            <text:p>2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s5q6jjj56zgwqyq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ontersino</text:p>
          </table:table-cell>
          <table:table-cell office:value-type="string" calcext:value-type="string">
            <text:p>Albino Rocca</text:p>
          </table:table-cell>
          <table:table-cell office:value-type="float" office:value="54.648064" calcext:value-type="float">
            <text:p>54.6480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MONTERSIN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" calcext:value-type="float">
            <text:p>3500</text:p>
          </table:table-cell>
          <table:table-cell office:value-type="float" office:value="2333" calcext:value-type="float">
            <text:p>2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s5q6jjj56zgwqyq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ontersino</text:p>
          </table:table-cell>
          <table:table-cell office:value-type="string" calcext:value-type="string">
            <text:p>Albino Rocca</text:p>
          </table:table-cell>
          <table:table-cell office:value-type="float" office:value="54.648064" calcext:value-type="float">
            <text:p>54.6480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COTTÀ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2333" calcext:value-type="float">
            <text:p>2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gdww303872k4nyx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ottà</text:p>
          </table:table-cell>
          <table:table-cell office:value-type="string" calcext:value-type="string">
            <text:p>Albino Rocca</text:p>
          </table:table-cell>
          <table:table-cell office:value-type="float" office:value="49.97573" calcext:value-type="float">
            <text:p>49.975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ke5vkbq4k6qb9q7wcpjz8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onchi</text:p>
          </table:table-cell>
          <table:table-cell office:value-type="string" calcext:value-type="string">
            <text:p>Albino Rocca</text:p>
          </table:table-cell>
          <table:table-cell office:value-type="float" office:value="51.306534" calcext:value-type="float">
            <text:p>51.3065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NIN SUR GRANITE CHAMPTOISÉ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bcewkjk4djgf3dc7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ptoisé Chenin Sur Granite</text:p>
          </table:table-cell>
          <table:table-cell office:value-type="string" calcext:value-type="string">
            <text:p>Sérol</text:p>
          </table:table-cell>
          <table:table-cell office:value-type="float" office:value="52.71736" calcext:value-type="float">
            <text:p>52.717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D´EUALIE - MAGNUM - 48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990" calcext:value-type="float">
            <text:p>8990</text:p>
          </table:table-cell>
          <table:table-cell office:value-type="float" office:value="5993" calcext:value-type="float">
            <text:p>5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Apr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49.387497" calcext:value-type="float">
            <text:p>49.3874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D´EULALIE - DOPPIOMAG. - 48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0 x 1 / S | Sep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D´EULALIE - MATHUSALEM - 48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IMPERIAL</text:p>
          </table:table-cell>
          <table:table-cell office:value-type="float" office:value="0" calcext:value-type="float">
            <text:p>0</text:p>
          </table:table-cell>
          <table:table-cell office:value-type="float" office:value="53000" calcext:value-type="float">
            <text:p>53000</text:p>
          </table:table-cell>
          <table:table-cell office:value-type="float" office:value="35333" calcext:value-type="float">
            <text:p>35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6,00 x 1 / S | Jul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NOIR D`EULALIE BRUT NATURE - 72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9000" calcext:value-type="float">
            <text:p>499000</text:p>
          </table:table-cell>
          <table:table-cell office:value-type="float" office:value="332666" calcext:value-type="float">
            <text:p>332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Mar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NOIR D`EULALIE EXTRA BRUT - 72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90" calcext:value-type="float">
            <text:p>4790</text:p>
          </table:table-cell>
          <table:table-cell office:value-type="float" office:value="3193" calcext:value-type="float">
            <text:p>31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May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NOIR D`EULALIE EXTRA BRUT - MG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990" calcext:value-type="float">
            <text:p>10990</text:p>
          </table:table-cell>
          <table:table-cell office:value-type="float" office:value="7326" calcext:value-type="float">
            <text:p>7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Mar-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BLANC D`EULALIE EXTRA BRUT- 55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office:value-type="float" office:value="3526" calcext:value-type="float">
            <text:p>35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May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BLANC D`EULALIE EXTRA BRUT - MG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office:value-type="float" office:value="7733" calcext:value-type="float">
            <text:p>77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Sep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1.456783" calcext:value-type="float">
            <text:p>51.45678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AIGNÉE D`EULALIE ROSÉ BRUT- 36 mesi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50" calcext:value-type="float">
            <text:p>6350</text:p>
          </table:table-cell>
          <table:table-cell office:value-type="float" office:value="4233" calcext:value-type="float">
            <text:p>4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Mar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jd8zyjpeycyrw5tg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ignée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5.127037" calcext:value-type="float">
            <text:p>55.12703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AIGNÉE D`EULALIE ROSÉ BRUT - MG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900" calcext:value-type="float">
            <text:p>12900</text:p>
          </table:table-cell>
          <table:table-cell office:value-type="float" office:value="8600" calcext:value-type="float">
            <text:p>8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Mar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jd8zyjpeycyrw5tg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ignée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55.127037" calcext:value-type="float">
            <text:p>55.12703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MILLÉSIMÉ BRUT NATURE MMXV</text:p>
          </table:table-cell>
          <table:table-cell office:value-type="string" calcext:value-type="string">
            <text:p>Edouard Duva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32000" calcext:value-type="float">
            <text:p>32000</text:p>
          </table:table-cell>
          <table:table-cell office:value-type="float" office:value="21333" calcext:value-type="float">
            <text:p>21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l x 3 / S | Oct-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ycw5dh1a61b30j6v21q5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'Eulalie Champagne</text:p>
          </table:table-cell>
          <table:table-cell office:value-type="string" calcext:value-type="string">
            <text:p>Edouard Duval</text:p>
          </table:table-cell>
          <table:table-cell office:value-type="float" office:value="38.708824" calcext:value-type="float">
            <text:p>38.7088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JANCÉLIE BRUT NATURE </text:p>
          </table:table-cell>
          <table:table-cell office:value-type="string" calcext:value-type="string">
            <text:p>Barrat-Ma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50" calcext:value-type="float">
            <text:p>345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Aug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jfs61sfypg9qtx96g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Jancélie Brut Nature Champagne</text:p>
          </table:table-cell>
          <table:table-cell office:value-type="string" calcext:value-type="string">
            <text:p>Barrat-Masson</text:p>
          </table:table-cell>
          <table:table-cell office:value-type="float" office:value="51.817757" calcext:value-type="float">
            <text:p>51.8177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IN D`ARGILE BRUT NATURE</text:p>
          </table:table-cell>
          <table:table-cell office:value-type="string" calcext:value-type="string">
            <text:p>Barrat-Masso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Oct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q3c74tjnkej5yajyh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in d'Argile Brut Nature Champagne</text:p>
          </table:table-cell>
          <table:table-cell office:value-type="string" calcext:value-type="string">
            <text:p>Barrat-Masson</text:p>
          </table:table-cell>
          <table:table-cell office:value-type="float" office:value="51.815865" calcext:value-type="float">
            <text:p>51.815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FLEUR DE CRAIE BLANC DE BLANCS</text:p>
          </table:table-cell>
          <table:table-cell office:value-type="string" calcext:value-type="string">
            <text:p>Barrat-Ma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50" calcext:value-type="float">
            <text:p>37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Oct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cws6pjhrgabvkk0hz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eur de Craie Extra Brut Champagne</text:p>
          </table:table-cell>
          <table:table-cell office:value-type="string" calcext:value-type="string">
            <text:p>Barrat-Masson</text:p>
          </table:table-cell>
          <table:table-cell office:value-type="float" office:value="48.440807" calcext:value-type="float">
            <text:p>48.44080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LES MARGANNES BLANC DE BLANCS</text:p>
          </table:table-cell>
          <table:table-cell office:value-type="string" calcext:value-type="string">
            <text:p>Barrat-Ma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50" calcext:value-type="float">
            <text:p>465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Nov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ppzj8yy2jqrswvd0t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Margannes Brut Nature Champagne</text:p>
          </table:table-cell>
          <table:table-cell office:value-type="string" calcext:value-type="string">
            <text:p>Barrat-Masson</text:p>
          </table:table-cell>
          <table:table-cell office:value-type="float" office:value="40.943554" calcext:value-type="float">
            <text:p>40.94355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NUANCES DE CORNOIE BLANC DE NOIRS </text:p>
          </table:table-cell>
          <table:table-cell office:value-type="string" calcext:value-type="string">
            <text:p>Barrat-Ma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Jun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vb3t17bsj6y54pqwz4cz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uances de Cornoie Brut Nature Champagne</text:p>
          </table:table-cell>
          <table:table-cell office:value-type="string" calcext:value-type="string">
            <text:p>Barrat-Masson</text:p>
          </table:table-cell>
          <table:table-cell office:value-type="float" office:value="49.937294" calcext:value-type="float">
            <text:p>49.937294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METODO CLASSICO BLANC DE BLANC BRUT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190" calcext:value-type="float">
            <text:p>219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4jk4f2x31zxq7jh81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Schinterhof</text:p>
          </table:table-cell>
          <table:table-cell office:value-type="float" office:value="39.623337" calcext:value-type="float">
            <text:p>39.62333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INOT BIANCO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qpm1de3phc7dfng4e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ianco</text:p>
          </table:table-cell>
          <table:table-cell office:value-type="string" calcext:value-type="string">
            <text:p>Schinterhof</text:p>
          </table:table-cell>
          <table:table-cell office:value-type="float" office:value="39.06143" calcext:value-type="float">
            <text:p>39.0614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ALBUM PROFIL (Chardonnay, Pinot Bianco)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00" calcext:value-type="float">
            <text:p>1100</text:p>
          </table:table-cell>
          <table:table-cell office:value-type="float" office:value="733" calcext:value-type="float">
            <text:p>7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aefsy0nfxd9tm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Roberto Ferrari</text:p>
          </table:table-cell>
          <table:table-cell office:value-type="float" office:value="36.341908" calcext:value-type="float">
            <text:p>36.341908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ALBUM PROFIL (Chardonnay, Pinot Bianco)</text:p>
          </table:table-cell>
          <table:table-cell office:value-type="string" calcext:value-type="string">
            <text:p>Roberto Ferrai</text:p>
          </table:table-cell>
          <table:table-cell table:style-name="ce1" office:value-type="string" calcext:value-type="string">
            <text:p>Limited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90" calcext:value-type="float">
            <text:p>1090</text:p>
          </table:table-cell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aefsy0nfxd9tm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Roberto Ferrari</text:p>
          </table:table-cell>
          <table:table-cell office:value-type="float" office:value="36.341908" calcext:value-type="float">
            <text:p>36.34190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UBRUM PROFIL (Lagrein)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870qkqyv64hagv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Roberto Ferrari</text:p>
          </table:table-cell>
          <table:table-cell office:value-type="float" office:value="37.68592" calcext:value-type="float">
            <text:p>37.6859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INOT BIANCO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00" calcext:value-type="float">
            <text:p>1300</text:p>
          </table:table-cell>
          <table:table-cell office:value-type="float" office:value="866" calcext:value-type="float">
            <text:p>8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HARDONNAY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HARDONNAY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EWÜRZTRAMINER RF macerato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5.38099" calcext:value-type="float">
            <text:p>45.3809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LAGREIN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INOT NERO RF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d9ctrhva7d4xn9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F</text:p>
          </table:table-cell>
          <table:table-cell office:value-type="string" calcext:value-type="string">
            <text:p>Roberto Ferrari</text:p>
          </table:table-cell>
          <table:table-cell office:value-type="float" office:value="41.32332" calcext:value-type="float">
            <text:p>41.323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AR BLANC RTC macerato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00" calcext:value-type="float">
            <text:p>310000</text:p>
          </table:table-cell>
          <table:table-cell office:value-type="float" office:value="206666" calcext:value-type="float">
            <text:p>20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es2skj0hmhttjwrd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sar Blanc RTC Bio</text:p>
          </table:table-cell>
          <table:table-cell office:value-type="string" calcext:value-type="string">
            <text:p>Roberto Ferrari</text:p>
          </table:table-cell>
          <table:table-cell office:value-type="float" office:value="45.67842" calcext:value-type="float">
            <text:p>45.67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SAR SAUVIGNON macerato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85000" calcext:value-type="float">
            <text:p>285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ulsar</text:p>
          </table:table-cell>
          <table:table-cell office:value-type="string" calcext:value-type="string">
            <text:p>Roberto Ferrari</text:p>
          </table:table-cell>
          <table:table-cell office:value-type="float" office:value="41.377495" calcext:value-type="float">
            <text:p>41.37749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ULSAR ROUGE PNM </text:p>
          </table:table-cell>
          <table:table-cell office:value-type="string" calcext:value-type="string">
            <text:p>Roberto Fer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9000" calcext:value-type="float">
            <text:p>399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e2yfda4fwpe5zvj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ulsar</text:p>
          </table:table-cell>
          <table:table-cell office:value-type="string" calcext:value-type="string">
            <text:p>Roberto Ferrari</text:p>
          </table:table-cell>
          <table:table-cell office:value-type="float" office:value="38.15675" calcext:value-type="float">
            <text:p>38.1567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ARGANEGA V.V.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7500" calcext:value-type="float">
            <text:p>107500</text:p>
          </table:table-cell>
          <table:table-cell office:value-type="float" office:value="71666" calcext:value-type="float">
            <text:p>71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t0cfkfa9jvprvh7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.V. 1946 Vieilles Vignes Chablis</text:p>
          </table:table-cell>
          <table:table-cell office:value-type="string" calcext:value-type="string">
            <text:p>Jean-Marc Brocard</text:p>
          </table:table-cell>
          <table:table-cell office:value-type="float" office:value="20.801691" calcext:value-type="float">
            <text:p>20.8016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POLICELLA SUPERIORE - MAGNUM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390000" calcext:value-type="float">
            <text:p>39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fdf0ebdpf1a3x0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 office:value-type="float" office:value="48.235516" calcext:value-type="float">
            <text:p>48.23551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VALPOLICELLA SUPERIORE ARENA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4000" calcext:value-type="float">
            <text:p>224000</text:p>
          </table:table-cell>
          <table:table-cell office:value-type="float" office:value="149333" calcext:value-type="float">
            <text:p>14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fdf0ebdpf1a3x0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Superiore</text:p>
          </table:table-cell>
          <table:table-cell office:value-type="string" calcext:value-type="string">
            <text:p>Marco Mosconi</text:p>
          </table:table-cell>
          <table:table-cell office:value-type="float" office:value="48.235516" calcext:value-type="float">
            <text:p>48.2355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. - MAGNUM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00000" calcext:value-type="float">
            <text:p>800000</text:p>
          </table:table-cell>
          <table:table-cell office:value-type="float" office:value="533333" calcext:value-type="float">
            <text:p>5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k5mz11kpmc1cef2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rco Mosconi</text:p>
          </table:table-cell>
          <table:table-cell office:value-type="float" office:value="48.212982" calcext:value-type="float">
            <text:p>48.21298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IFERMENTATO BIANCO FRIZZANTE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8000" calcext:value-type="float">
            <text:p>98000</text:p>
          </table:table-cell>
          <table:table-cell office:value-type="float" office:value="65333" calcext:value-type="float">
            <text:p>65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ncr135jw7d9n0z9q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Bianco</text:p>
          </table:table-cell>
          <table:table-cell office:value-type="string" calcext:value-type="string">
            <text:p>Marco Mosconi</text:p>
          </table:table-cell>
          <table:table-cell office:value-type="float" office:value="40.970726" calcext:value-type="float">
            <text:p>40.97072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VERIDITAS METODO CLASSICO 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79000" calcext:value-type="float">
            <text:p>179000</text:p>
          </table:table-cell>
          <table:table-cell office:value-type="float" office:value="119333" calcext:value-type="float">
            <text:p>119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Aug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7wfc6288ed3wj8d07x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iovane Ribelle Metodo Classico Brut</text:p>
          </table:table-cell>
          <table:table-cell office:value-type="string" calcext:value-type="string">
            <text:p>Moscone</text:p>
          </table:table-cell>
          <table:table-cell office:value-type="float" office:value="32.679077" calcext:value-type="float">
            <text:p>32.67907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818 BIANC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4000" calcext:value-type="float">
            <text:p>94000</text:p>
          </table:table-cell>
          <table:table-cell office:value-type="float" office:value="62666" calcext:value-type="float">
            <text:p>6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ncr135jw7d9n0z9q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Bianco</text:p>
          </table:table-cell>
          <table:table-cell office:value-type="string" calcext:value-type="string">
            <text:p>Marco Mosconi</text:p>
          </table:table-cell>
          <table:table-cell office:value-type="float" office:value="40.970726" calcext:value-type="float">
            <text:p>40.9707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UCCE BIANCO macerat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9000" calcext:value-type="float">
            <text:p>119000</text:p>
          </table:table-cell>
          <table:table-cell office:value-type="float" office:value="79333" calcext:value-type="float">
            <text:p>7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dzpgyrysf1yma27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cce Bio</text:p>
          </table:table-cell>
          <table:table-cell office:value-type="string" calcext:value-type="string">
            <text:p>Marco Mosconi</text:p>
          </table:table-cell>
          <table:table-cell office:value-type="float" office:value="48.32956" calcext:value-type="float">
            <text:p>48.329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 MONELLI ROSS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0" calcext:value-type="float">
            <text:p>99000</text:p>
          </table:table-cell>
          <table:table-cell office:value-type="float" office:value="66000" calcext:value-type="float">
            <text:p>6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n9y350gb92mb4ey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3 Monelli Bio</text:p>
          </table:table-cell>
          <table:table-cell office:value-type="string" calcext:value-type="string">
            <text:p>Marco Mosconi</text:p>
          </table:table-cell>
          <table:table-cell office:value-type="float" office:value="46.745506" calcext:value-type="float">
            <text:p>46.74550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TURAN AMANDORLATO ROSSO</text:p>
          </table:table-cell>
          <table:table-cell office:value-type="string" calcext:value-type="string">
            <text:p>Marco Mo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4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3nf83vda103rckyd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ndorlato Verona Rosso</text:p>
          </table:table-cell>
          <table:table-cell office:value-type="string" calcext:value-type="string">
            <text:p>Marco Mosconi</text:p>
          </table:table-cell>
          <table:table-cell office:value-type="float" office:value="51.489113" calcext:value-type="float">
            <text:p>51.4891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STRI BIANCO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333" calcext:value-type="float">
            <text:p>8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829j6kcj7eqh0t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èstri</text:p>
          </table:table-cell>
          <table:table-cell office:value-type="string" calcext:value-type="string">
            <text:p>Meroi</text:p>
          </table:table-cell>
          <table:table-cell office:value-type="float" office:value="40.52723" calcext:value-type="float">
            <text:p>40.527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DOMININ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9000" calcext:value-type="float">
            <text:p>329000</text:p>
          </table:table-cell>
          <table:table-cell office:value-type="float" office:value="219333" calcext:value-type="float">
            <text:p>21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f7mqrygj7ew5ngc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Dominin Chardonnay</text:p>
          </table:table-cell>
          <table:table-cell office:value-type="string" calcext:value-type="string">
            <text:p>Meroi</text:p>
          </table:table-cell>
          <table:table-cell office:value-type="float" office:value="38.37554" calcext:value-type="float">
            <text:p>38.375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STRI ROSSO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0" calcext:value-type="float">
            <text:p>125000</text:p>
          </table:table-cell>
          <table:table-cell office:value-type="float" office:value="83333" calcext:value-type="float">
            <text:p>8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829j6kcj7eqh0t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èstri</text:p>
          </table:table-cell>
          <table:table-cell office:value-type="string" calcext:value-type="string">
            <text:p>Meroi</text:p>
          </table:table-cell>
          <table:table-cell office:value-type="float" office:value="40.52723" calcext:value-type="float">
            <text:p>40.527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OSS DI BURI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9000" calcext:value-type="float">
            <text:p>259000</text:p>
          </table:table-cell>
          <table:table-cell office:value-type="float" office:value="172666" calcext:value-type="float">
            <text:p>17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6e59qa90etp4ypb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 di Buri</text:p>
          </table:table-cell>
          <table:table-cell office:value-type="string" calcext:value-type="string">
            <text:p>Meroi</text:p>
          </table:table-cell>
          <table:table-cell office:value-type="float" office:value="41.296577" calcext:value-type="float">
            <text:p>41.2965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FOSCO VIGNA DOMININ</text:p>
          </table:table-cell>
          <table:table-cell office:value-type="string" calcext:value-type="string">
            <text:p>Mero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5000" calcext:value-type="float">
            <text:p>415000</text:p>
          </table:table-cell>
          <table:table-cell office:value-type="float" office:value="276666" calcext:value-type="float">
            <text:p>27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hychs8tggt0jmcvd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 dal Peduncolo Rosso Vigna Dominin</text:p>
          </table:table-cell>
          <table:table-cell office:value-type="string" calcext:value-type="string">
            <text:p>Meroi</text:p>
          </table:table-cell>
          <table:table-cell office:value-type="float" office:value="42.89954" calcext:value-type="float">
            <text:p>42.89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VALTELLINA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rbeteveqbxw1vbkfgxghv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Rosso di Valtellina</text:p>
          </table:table-cell>
          <table:table-cell office:value-type="string" calcext:value-type="string">
            <text:p>I Vitari</text:p>
          </table:table-cell>
          <table:table-cell office:value-type="float" office:value="44.43043" calcext:value-type="float">
            <text:p>44.4304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ERIORE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1666" calcext:value-type="float">
            <text:p>1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1.780487" calcext:value-type="float">
            <text:p>41.78048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VALTELLINA SUPERIORE - MAGNUM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3866" calcext:value-type="float">
            <text:p>38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1.780487" calcext:value-type="float">
            <text:p>41.7804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TELLINA SUP. GRUMELLO „SO“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00" calcext:value-type="float">
            <text:p>320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51.379906" calcext:value-type="float">
            <text:p>51.3799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LTELLINA SUP. GRUMELLO „SO“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51.379906" calcext:value-type="float">
            <text:p>51.37990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. GRUMELLO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2633" calcext:value-type="float">
            <text:p>2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3.242004" calcext:value-type="float">
            <text:p>43.24200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. GRUMELLO</text:p>
          </table:table-cell>
          <table:table-cell office:value-type="string" calcext:value-type="string">
            <text:p>I Vitari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5866" calcext:value-type="float">
            <text:p>58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3.242004" calcext:value-type="float">
            <text:p>43.24200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. GRUMELLO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50" calcext:value-type="float">
            <text:p>495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3.242004" calcext:value-type="float">
            <text:p>43.24200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ER. GRUMELLO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3.242004" calcext:value-type="float">
            <text:p>43.24200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VALTELLINA SUPER. GRUMELLO </text:p>
          </table:table-cell>
          <table:table-cell office:value-type="string" calcext:value-type="string">
            <text:p>I Vit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5c12g7qwz6xb6yjjg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tellina Superiore SO Grumello</text:p>
          </table:table-cell>
          <table:table-cell office:value-type="string" calcext:value-type="string">
            <text:p>I Vitari</text:p>
          </table:table-cell>
          <table:table-cell office:value-type="float" office:value="43.242004" calcext:value-type="float">
            <text:p>43.242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A DEL ROSA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18000" calcext:value-type="float">
            <text:p>118000</text:p>
          </table:table-cell>
          <table:table-cell office:value-type="float" office:value="78666" calcext:value-type="float">
            <text:p>78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c68f8gxwb2kq9v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del Rosa Rosato</text:p>
          </table:table-cell>
          <table:table-cell office:value-type="string" calcext:value-type="string">
            <text:p>Proprieta Sperino</text:p>
          </table:table-cell>
          <table:table-cell office:value-type="float" office:value="57.221" calcext:value-type="float">
            <text:p>57.22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UVAGGIO COSTA DELLA SESIA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9000" calcext:value-type="float">
            <text:p>199000</text:p>
          </table:table-cell>
          <table:table-cell office:value-type="float" office:value="132666" calcext:value-type="float">
            <text:p>13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3cxb56ytsqcxh8j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vaggio</text:p>
          </table:table-cell>
          <table:table-cell office:value-type="string" calcext:value-type="string">
            <text:p>Proprieta Sperino</text:p>
          </table:table-cell>
          <table:table-cell office:value-type="float" office:value="60.815205" calcext:value-type="float">
            <text:p>60.8152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A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8pdr2jkf1z6h88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essona</text:p>
          </table:table-cell>
          <table:table-cell office:value-type="string" calcext:value-type="string">
            <text:p>Proprieta Sperino</text:p>
          </table:table-cell>
          <table:table-cell office:value-type="float" office:value="57.594547" calcext:value-type="float">
            <text:p>57.59454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LESSONA - MAGNUM - cassa di legno singola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693333" calcext:value-type="float">
            <text:p>69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amt423wp6dtyc6y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Lessona</text:p>
          </table:table-cell>
          <table:table-cell office:value-type="string" calcext:value-type="string">
            <text:p>Proprieta Sperino</text:p>
          </table:table-cell>
          <table:table-cell office:value-type="float" office:value="60.12927" calcext:value-type="float">
            <text:p>60.12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A RIS. VIGNA COVÀ - MAGNUM - </text:p>
          </table:table-cell>
          <table:table-cell office:value-type="string" calcext:value-type="string">
            <text:p>Proprieta Sperino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9fj15qtdzjgwftq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Covà Lessona Riserva</text:p>
          </table:table-cell>
          <table:table-cell office:value-type="string" calcext:value-type="string">
            <text:p>Proprieta Sperino</text:p>
          </table:table-cell>
          <table:table-cell office:value-type="float" office:value="66.020386" calcext:value-type="float">
            <text:p>66.02038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L´FRANC</text:p>
          </table:table-cell>
          <table:table-cell office:value-type="string" calcext:value-type="string">
            <text:p>Proprieta Sp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dbqcxmqmw812z23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'L Franc Bandit</text:p>
          </table:table-cell>
          <table:table-cell office:value-type="string" calcext:value-type="string">
            <text:p>Proprieta Sperino</text:p>
          </table:table-cell>
          <table:table-cell office:value-type="float" office:value="55.154602" calcext:value-type="float">
            <text:p>55.1546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NEBBIOLO ROSSO DI ROCCA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090" calcext:value-type="float">
            <text:p>1090</text:p>
          </table:table-cell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d40kwyg05gbgex6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Rocca</text:p>
          </table:table-cell>
          <table:table-cell office:value-type="string" calcext:value-type="string">
            <text:p>Albino Rocca</text:p>
          </table:table-cell>
          <table:table-cell office:value-type="float" office:value="49.641342" calcext:value-type="float">
            <text:p>49.64134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ARBARESCO OVELL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45jevgv6v35bhpf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Ovello Vigna Loreto</text:p>
          </table:table-cell>
          <table:table-cell office:value-type="string" calcext:value-type="string">
            <text:p>Albino Rocca</text:p>
          </table:table-cell>
          <table:table-cell office:value-type="float" office:value="45.571655" calcext:value-type="float">
            <text:p>45.57165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RAPPA DI BARBARESCO</text:p>
          </table:table-cell>
          <table:table-cell office:value-type="string" calcext:value-type="string">
            <text:p>Albi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w6v9trkyjc8rkxh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Albino Rocca</text:p>
          </table:table-cell>
          <table:table-cell office:value-type="float" office:value="42.23448" calcext:value-type="float">
            <text:p>42.234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TA LANGA SOLONOIR BRUT - 30 mesi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50" calcext:value-type="float">
            <text:p>1550</text:p>
          </table:table-cell>
          <table:table-cell office:value-type="float" office:value="1033" calcext:value-type="float">
            <text:p>10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Sep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955ypqej5d67ke61cx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lonoir</text:p>
          </table:table-cell>
          <table:table-cell office:value-type="string" calcext:value-type="string">
            <text:p>Réva</text:p>
          </table:table-cell>
          <table:table-cell office:value-type="float" office:value="40.82834" calcext:value-type="float">
            <text:p>40.828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BIANCO GREY (Sauvignon Gris)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4qe1ym0c1xn2dxb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Réva</text:p>
          </table:table-cell>
          <table:table-cell office:value-type="float" office:value="33.95819" calcext:value-type="float">
            <text:p>33.958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NGHE BIANCO GREY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300" calcext:value-type="float">
            <text:p>2300</text:p>
          </table:table-cell>
          <table:table-cell office:value-type="float" office:value="1533" calcext:value-type="float">
            <text:p>15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4qe1ym0c1xn2dxb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Réva</text:p>
          </table:table-cell>
          <table:table-cell office:value-type="float" office:value="33.95819" calcext:value-type="float">
            <text:p>33.9581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ARBERA D‘ ALBA CEPPI ALTI</text:p>
          </table:table-cell>
          <table:table-cell office:value-type="string" calcext:value-type="string">
            <text:p>Reva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80" calcext:value-type="float">
            <text:p>1080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65nxt1y81avsby9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</text:p>
          </table:table-cell>
          <table:table-cell office:value-type="string" calcext:value-type="string">
            <text:p>Réva</text:p>
          </table:table-cell>
          <table:table-cell office:value-type="float" office:value="34.488693" calcext:value-type="float">
            <text:p>34.4886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`ALBA SUPERIORE - MAG.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380" calcext:value-type="float">
            <text:p>2380</text:p>
          </table:table-cell>
          <table:table-cell office:value-type="float" office:value="1586" calcext:value-type="float">
            <text:p>158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65nxt1y81avsby9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Superiore</text:p>
          </table:table-cell>
          <table:table-cell office:value-type="string" calcext:value-type="string">
            <text:p>Réva</text:p>
          </table:table-cell>
          <table:table-cell office:value-type="float" office:value="39.065117" calcext:value-type="float">
            <text:p>39.06511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LANGHE NEBBIOLO 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080" calcext:value-type="float">
            <text:p>1080</text:p>
          </table:table-cell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kt52mhe7gw6p4dt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Réva</text:p>
          </table:table-cell>
          <table:table-cell office:value-type="float" office:value="27.716745" calcext:value-type="float">
            <text:p>27.71674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LANGHE NEBBIOLO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kt52mhe7gw6p4dt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Réva</text:p>
          </table:table-cell>
          <table:table-cell office:value-type="float" office:value="27.716745" calcext:value-type="float">
            <text:p>27.7167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`ALBA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4kt52mhe7gw6p4dt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Réva</text:p>
          </table:table-cell>
          <table:table-cell office:value-type="float" office:value="36.855877" calcext:value-type="float">
            <text:p>36.8558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`ALBA AMPHORA - MAG.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309000" calcext:value-type="float">
            <text:p>309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hzyzvm3q29kdngr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 Amphora</text:p>
          </table:table-cell>
          <table:table-cell office:value-type="string" calcext:value-type="string">
            <text:p>Réva</text:p>
          </table:table-cell>
          <table:table-cell office:value-type="float" office:value="42.758175" calcext:value-type="float">
            <text:p>42.758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30.20055" calcext:value-type="float">
            <text:p>30.20055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BAROLO DEL COMUNE DI SERRALUNGA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125hj0bgamgb4v5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Réva</text:p>
          </table:table-cell>
          <table:table-cell office:value-type="float" office:value="30.20055" calcext:value-type="float">
            <text:p>30.200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RAVERA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000" calcext:value-type="float">
            <text:p>11000</text:p>
          </table:table-cell>
          <table:table-cell office:value-type="float" office:value="7333" calcext:value-type="float">
            <text:p>7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0.899536" calcext:value-type="float">
            <text:p>40.899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NNUBI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1366666" calcext:value-type="float">
            <text:p>13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gqkp3js6xjakwk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ubi Barolo</text:p>
          </table:table-cell>
          <table:table-cell office:value-type="string" calcext:value-type="string">
            <text:p>Réva</text:p>
          </table:table-cell>
          <table:table-cell office:value-type="float" office:value="40.5418" calcext:value-type="float">
            <text:p>40.541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AROLO CHINATO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8a0rn4sn15h5bx3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Idillico Barolo Chinato</text:p>
          </table:table-cell>
          <table:table-cell office:value-type="string" calcext:value-type="string">
            <text:p>Réva</text:p>
          </table:table-cell>
          <table:table-cell office:value-type="float" office:value="33.25429" calcext:value-type="float">
            <text:p>33.254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RAVERA - MAGNUM</text:p>
          </table:table-cell>
          <table:table-cell office:value-type="string" calcext:value-type="string">
            <text:p>Reva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66666" calcext:value-type="float">
            <text:p>7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d8h17atjwcw3rx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Réva</text:p>
          </table:table-cell>
          <table:table-cell office:value-type="float" office:value="40.899536" calcext:value-type="float">
            <text:p>40.899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NNUBI - MAGNUM</text:p>
          </table:table-cell>
          <table:table-cell office:value-type="string" calcext:value-type="string">
            <text:p>Re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233333" calcext:value-type="float">
            <text:p>12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gqkp3js6xjakwk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ubi Barolo</text:p>
          </table:table-cell>
          <table:table-cell office:value-type="string" calcext:value-type="string">
            <text:p>Réva</text:p>
          </table:table-cell>
          <table:table-cell office:value-type="float" office:value="40.5418" calcext:value-type="float">
            <text:p>40.54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NNUBI - MAGNUM</text:p>
          </table:table-cell>
          <table:table-cell office:value-type="string" calcext:value-type="string">
            <text:p>Reva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133333" calcext:value-type="float">
            <text:p>11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55gqkp3js6xjakwk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nubi Barolo</text:p>
          </table:table-cell>
          <table:table-cell office:value-type="string" calcext:value-type="string">
            <text:p>Réva</text:p>
          </table:table-cell>
          <table:table-cell office:value-type="float" office:value="40.5418" calcext:value-type="float">
            <text:p>40.541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BAROLO LAZZARITO RISERVA</text:p>
          </table:table-cell>
          <table:table-cell office:value-type="string" calcext:value-type="string">
            <text:p>Reva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33333" calcext:value-type="float">
            <text:p>13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xczn9hf7bpwk0vykk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zzarito Barolo</text:p>
          </table:table-cell>
          <table:table-cell office:value-type="string" calcext:value-type="string">
            <text:p>Réva</text:p>
          </table:table-cell>
          <table:table-cell office:value-type="float" office:value="42.664448" calcext:value-type="float">
            <text:p>42.6644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AVERA ROSAT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70" calcext:value-type="float">
            <text:p>770</text:p>
          </table:table-cell>
          <table:table-cell office:value-type="float" office:value="513" calcext:value-type="float">
            <text:p>5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bgr628mmqwe2e7e6q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rimavera Rosé</text:p>
          </table:table-cell>
          <table:table-cell office:value-type="string" calcext:value-type="string">
            <text:p>Poggio Al Sole</text:p>
          </table:table-cell>
          <table:table-cell office:value-type="float" office:value="40.591984" calcext:value-type="float">
            <text:p>40.5919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162544" calcext:value-type="float">
            <text:p>40.162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- MAGNUM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3100" calcext:value-type="float">
            <text:p>3100</text:p>
          </table:table-cell>
          <table:table-cell office:value-type="float" office:value="2066" calcext:value-type="float">
            <text:p>20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162544" calcext:value-type="float">
            <text:p>40.1625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- JEROBOAM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IMPERIAL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y51z3nr5fatpv8x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Poggio Al Sole</text:p>
          </table:table-cell>
          <table:table-cell office:value-type="float" office:value="40.162544" calcext:value-type="float">
            <text:p>40.1625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SILIA CHIANTI CLASSICO GRAN SELEZION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350" calcext:value-type="float">
            <text:p>3350</text:p>
          </table:table-cell>
          <table:table-cell office:value-type="float" office:value="2233" calcext:value-type="float">
            <text:p>2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54.445297" calcext:value-type="float">
            <text:p>54.4452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SILIA CHIANTI CLASSICO GRAN SELEZION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5190" calcext:value-type="float">
            <text:p>5190</text:p>
          </table:table-cell>
          <table:table-cell office:value-type="float" office:value="3460" calcext:value-type="float">
            <text:p>3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54.445297" calcext:value-type="float">
            <text:p>54.4452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SILIA CHIANTI CLASSICO GRAN SELEZIONE</text:p>
          </table:table-cell>
          <table:table-cell office:value-type="string" calcext:value-type="string">
            <text:p>Poggio al Sole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495000" calcext:value-type="float">
            <text:p>495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54.445297" calcext:value-type="float">
            <text:p>54.4452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TTICO (Sangiovese, Cabernet S., Merlot)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50" calcext:value-type="float">
            <text:p>950</text:p>
          </table:table-cell>
          <table:table-cell office:value-type="float" office:value="633" calcext:value-type="float">
            <text:p>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3qh418hg31p3m4x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ittico</text:p>
          </table:table-cell>
          <table:table-cell office:value-type="string" calcext:value-type="string">
            <text:p>Poggio Al Sole</text:p>
          </table:table-cell>
          <table:table-cell office:value-type="float" office:value="46.93703" calcext:value-type="float">
            <text:p>46.937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NENTE (Sangiovese, Cabernet S., Merlot)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50" calcext:value-type="float">
            <text:p>2950</text:p>
          </table:table-cell>
          <table:table-cell office:value-type="float" office:value="1966" calcext:value-type="float">
            <text:p>19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chksbchjsv7z290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nente</text:p>
          </table:table-cell>
          <table:table-cell office:value-type="string" calcext:value-type="string">
            <text:p>Poggio Al Sole</text:p>
          </table:table-cell>
          <table:table-cell office:value-type="float" office:value="41.90287" calcext:value-type="float">
            <text:p>41.9028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IL BIANCO</text:p>
          </table:table-cell>
          <table:table-cell office:value-type="string" calcext:value-type="string">
            <text:p>Busce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he9w4ga1jrqr4spz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scemi Il Bianco Bio</text:p>
          </table:table-cell>
          <table:table-cell office:value-type="string" calcext:value-type="string">
            <text:p>Mirella Buscemi</text:p>
          </table:table-cell>
          <table:table-cell office:value-type="float" office:value="31.824306" calcext:value-type="float">
            <text:p>31.8243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RTARACI ROSSO</text:p>
          </table:table-cell>
          <table:table-cell office:value-type="string" calcext:value-type="string">
            <text:p>Busce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htp4ak04205krzz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Tartaraci</text:p>
          </table:table-cell>
          <table:table-cell office:value-type="string" calcext:value-type="string">
            <text:p>Mirella Buscemi</text:p>
          </table:table-cell>
          <table:table-cell office:value-type="float" office:value="38.01061" calcext:value-type="float">
            <text:p>38.010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RTARACI ROSSO</text:p>
          </table:table-cell>
          <table:table-cell office:value-type="string" calcext:value-type="string">
            <text:p>Busce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htp4ak04205krzz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Tartaraci</text:p>
          </table:table-cell>
          <table:table-cell office:value-type="string" calcext:value-type="string">
            <text:p>Mirella Buscemi</text:p>
          </table:table-cell>
          <table:table-cell office:value-type="float" office:value="38.01061" calcext:value-type="float">
            <text:p>38.0106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FEDERSPIEL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keda96epmq10mj3j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Gelber Muskateller Federspiel</text:p>
          </table:table-cell>
          <table:table-cell office:value-type="string" calcext:value-type="string">
            <text:p>Weingut Knoll</text:p>
          </table:table-cell>
          <table:table-cell office:value-type="float" office:value="25.302353" calcext:value-type="float">
            <text:p>25.3023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TRUM FEDERSPIEL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50" calcext:value-type="float">
            <text:p>2650</text:p>
          </table:table-cell>
          <table:table-cell office:value-type="float" office:value="1766" calcext:value-type="float">
            <text:p>17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atnh8kmpq8vktpe7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Trum Grüner Veltliner Federspiel</text:p>
          </table:table-cell>
          <table:table-cell office:value-type="string" calcext:value-type="string">
            <text:p>Weingut Knoll</text:p>
          </table:table-cell>
          <table:table-cell office:value-type="float" office:value="35.398533" calcext:value-type="float">
            <text:p>35.3985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KREUTLES FEDERSPIEL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90" calcext:value-type="float">
            <text:p>2290</text:p>
          </table:table-cell>
          <table:table-cell office:value-type="float" office:value="1526" calcext:value-type="float">
            <text:p>15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vxfeskddvfezpmb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reutles Loibner Grüner Veltliner Federspiel</text:p>
          </table:table-cell>
          <table:table-cell office:value-type="string" calcext:value-type="string">
            <text:p>Weingut Knoll</text:p>
          </table:table-cell>
          <table:table-cell office:value-type="float" office:value="35.104828" calcext:value-type="float">
            <text:p>35.1048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KREUTLES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50" calcext:value-type="float">
            <text:p>3250</text:p>
          </table:table-cell>
          <table:table-cell office:value-type="float" office:value="2166" calcext:value-type="float">
            <text:p>21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82nm17cq351epm9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Loibner Ried Kreutles</text:p>
          </table:table-cell>
          <table:table-cell office:value-type="string" calcext:value-type="string">
            <text:p>Weingut Knoll</text:p>
          </table:table-cell>
          <table:table-cell office:value-type="float" office:value="34.979813" calcext:value-type="float">
            <text:p>34.97981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RIED SCHÜTT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90" calcext:value-type="float">
            <text:p>4290</text:p>
          </table:table-cell>
          <table:table-cell office:value-type="float" office:value="2860" calcext:value-type="float">
            <text:p>2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j8wme7zy1zyn7g3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chütt Dürnsteiner Smaragd</text:p>
          </table:table-cell>
          <table:table-cell office:value-type="string" calcext:value-type="string">
            <text:p>Weingut Knoll</text:p>
          </table:table-cell>
          <table:table-cell office:value-type="float" office:value="36.12097" calcext:value-type="float">
            <text:p>36.1209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RIED LOIBENBERG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90" calcext:value-type="float">
            <text:p>4290</text:p>
          </table:table-cell>
          <table:table-cell office:value-type="float" office:value="2860" calcext:value-type="float">
            <text:p>2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Ried Loibenberg</text:p>
          </table:table-cell>
          <table:table-cell office:value-type="string" calcext:value-type="string">
            <text:p>Weingut Knoll</text:p>
          </table:table-cell>
          <table:table-cell office:value-type="float" office:value="35.43322" calcext:value-type="float">
            <text:p>35.43322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GV RIED LOIBENBERG SM. - MAGNUM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9200" calcext:value-type="float">
            <text:p>9200</text:p>
          </table:table-cell>
          <table:table-cell office:value-type="float" office:value="6133" calcext:value-type="float">
            <text:p>6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gjedxcvg3amc8ns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ibenberg Loibner Riesling Federspiel</text:p>
          </table:table-cell>
          <table:table-cell office:value-type="string" calcext:value-type="string">
            <text:p>Weingut Knoll</text:p>
          </table:table-cell>
          <table:table-cell office:value-type="float" office:value="29.308466" calcext:value-type="float">
            <text:p>29.3084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50" calcext:value-type="float">
            <text:p>3350</text:p>
          </table:table-cell>
          <table:table-cell office:value-type="float" office:value="2233" calcext:value-type="float">
            <text:p>2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k23qdttsdcgs8p44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Traminer Smaragd</text:p>
          </table:table-cell>
          <table:table-cell office:value-type="string" calcext:value-type="string">
            <text:p>Weingut Knoll</text:p>
          </table:table-cell>
          <table:table-cell office:value-type="float" office:value="26.06432" calcext:value-type="float">
            <text:p>26.064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LOIBENBERG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50" calcext:value-type="float">
            <text:p>4750</text:p>
          </table:table-cell>
          <table:table-cell office:value-type="float" office:value="3166" calcext:value-type="float">
            <text:p>31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f4989k8ry1r5hfw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Loibner Ried Loibenberg</text:p>
          </table:table-cell>
          <table:table-cell office:value-type="string" calcext:value-type="string">
            <text:p>Weingut Knoll</text:p>
          </table:table-cell>
          <table:table-cell office:value-type="float" office:value="35.43322" calcext:value-type="float">
            <text:p>35.43322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RR RIED LOIBENBERG SM. - MAGNUM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6666" calcext:value-type="float">
            <text:p>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gjedxcvg3amc8ns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Loibenberg Loibner Riesling Federspiel</text:p>
          </table:table-cell>
          <table:table-cell office:value-type="string" calcext:value-type="string">
            <text:p>Weingut Knoll</text:p>
          </table:table-cell>
          <table:table-cell office:value-type="float" office:value="29.308466" calcext:value-type="float">
            <text:p>29.3084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ELLERBERG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50" calcext:value-type="float">
            <text:p>4750</text:p>
          </table:table-cell>
          <table:table-cell office:value-type="float" office:value="3166" calcext:value-type="float">
            <text:p>31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kpt2dhcqf3rxj0fm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Kellerberg Dürnsteiner</text:p>
          </table:table-cell>
          <table:table-cell office:value-type="string" calcext:value-type="string">
            <text:p>Weingut Knoll</text:p>
          </table:table-cell>
          <table:table-cell office:value-type="float" office:value="35.548378" calcext:value-type="float">
            <text:p>35.54837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ELLERBERG SM. - MAGNUM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000" calcext:value-type="float">
            <text:p>10000</text:p>
          </table:table-cell>
          <table:table-cell office:value-type="float" office:value="6666" calcext:value-type="float">
            <text:p>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dy6q3mnmwcess59n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ellerberg Dürnsteiner Grüner Veltliner</text:p>
          </table:table-cell>
          <table:table-cell office:value-type="string" calcext:value-type="string">
            <text:p>Weingut Knoll</text:p>
          </table:table-cell>
          <table:table-cell office:value-type="float" office:value="29.423622" calcext:value-type="float">
            <text:p>29.4236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CHÜTT SMARAGD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50" calcext:value-type="float">
            <text:p>585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j8wme7zy1zyn7g3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Schütt Dürnsteiner Smaragd</text:p>
          </table:table-cell>
          <table:table-cell office:value-type="string" calcext:value-type="string">
            <text:p>Weingut Knoll</text:p>
          </table:table-cell>
          <table:table-cell office:value-type="float" office:value="36.12097" calcext:value-type="float">
            <text:p>36.1209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FEDERSPIEL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750" calcext:value-type="float">
            <text:p>1750</text:p>
          </table:table-cell>
          <table:table-cell office:value-type="float" office:value="1166" calcext:value-type="float">
            <text:p>11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2wdv2s8nnfpx4z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</text:p>
          </table:table-cell>
          <table:table-cell office:value-type="string" calcext:value-type="string">
            <text:p>Rudi Pichler</text:p>
          </table:table-cell>
          <table:table-cell office:value-type="float" office:value="45.2668" calcext:value-type="float">
            <text:p>45.266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TERRASS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390" calcext:value-type="float">
            <text:p>2390</text:p>
          </table:table-cell>
          <table:table-cell office:value-type="float" office:value="1593" calcext:value-type="float">
            <text:p>15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1ntk0vh4egb1m1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574203" calcext:value-type="float">
            <text:p>51.57420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KOLLMÜTZ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czpmy9pnt4rcgn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Weissburgunder Smaragd</text:p>
          </table:table-cell>
          <table:table-cell office:value-type="string" calcext:value-type="string">
            <text:p>Rudi Pichler</text:p>
          </table:table-cell>
          <table:table-cell office:value-type="float" office:value="52.18296" calcext:value-type="float">
            <text:p>52.1829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HOCHRAIN SMARAGD</text:p>
          </table:table-cell>
          <table:table-cell office:value-type="string" calcext:value-type="string">
            <text:p>Rudi Pichl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j11jqeya3s18y2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ösendorfer Hochrai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2.339684" calcext:value-type="float">
            <text:p>52.33968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4133" calcext:value-type="float">
            <text:p>4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ERRASS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390" calcext:value-type="float">
            <text:p>2390</text:p>
          </table:table-cell>
          <table:table-cell office:value-type="float" office:value="1593" calcext:value-type="float">
            <text:p>15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1ntk0vh4egb1m1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574203" calcext:value-type="float">
            <text:p>51.5742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4133" calcext:value-type="float">
            <text:p>4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KOLLMÜTZ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" calcext:value-type="float">
            <text:p>23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czpmy9pnt4rcgn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Weissburgunder Smaragd</text:p>
          </table:table-cell>
          <table:table-cell office:value-type="string" calcext:value-type="string">
            <text:p>Rudi Pichler</text:p>
          </table:table-cell>
          <table:table-cell office:value-type="float" office:value="52.18296" calcext:value-type="float">
            <text:p>52.1829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KOLLMÜTZ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czpmy9pnt4rcgn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ollmütz Weissburgunder Smaragd</text:p>
          </table:table-cell>
          <table:table-cell office:value-type="string" calcext:value-type="string">
            <text:p>Rudi Pichler</text:p>
          </table:table-cell>
          <table:table-cell office:value-type="float" office:value="52.18296" calcext:value-type="float">
            <text:p>52.1829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HOCHRAI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" calcext:value-type="float">
            <text:p>23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j11jqeya3s18y2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ösendorfer Hochrai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2.339684" calcext:value-type="float">
            <text:p>52.33968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5000" calcext:value-type="float">
            <text:p>52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5000" calcext:value-type="float">
            <text:p>52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363333" calcext:value-type="float">
            <text:p>36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ERRASS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5000" calcext:value-type="float">
            <text:p>235000</text:p>
          </table:table-cell>
          <table:table-cell office:value-type="float" office:value="156666" calcext:value-type="float">
            <text:p>15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1ntk0vh4egb1m1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rass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574203" calcext:value-type="float">
            <text:p>51.5742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OCHRAI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" calcext:value-type="float">
            <text:p>23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j11jqeya3s18y2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ösendorfer Hochrai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2.339684" calcext:value-type="float">
            <text:p>52.3396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OCHRAIN SMARAGD</text:p>
          </table:table-cell>
          <table:table-cell office:value-type="string" calcext:value-type="string">
            <text:p>Rudi Pichl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" calcext:value-type="float">
            <text:p>23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j11jqeya3s18y27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ösendorfer Hochrai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2.339684" calcext:value-type="float">
            <text:p>52.3396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5000" calcext:value-type="float">
            <text:p>52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5000" calcext:value-type="float">
            <text:p>525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CHLEITHEN SMARAGD</text:p>
          </table:table-cell>
          <table:table-cell office:value-type="string" calcext:value-type="string">
            <text:p>Rudi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5000" calcext:value-type="float">
            <text:p>545000</text:p>
          </table:table-cell>
          <table:table-cell office:value-type="float" office:value="363333" calcext:value-type="float">
            <text:p>36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dahqnhwsm3md5r5n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Achleithen Riesling Smaragd</text:p>
          </table:table-cell>
          <table:table-cell office:value-type="string" calcext:value-type="string">
            <text:p>Rudi Pichler</text:p>
          </table:table-cell>
          <table:table-cell office:value-type="float" office:value="51.998127" calcext:value-type="float">
            <text:p>51.9981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HINTER DER BURG 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50" calcext:value-type="float">
            <text:p>2650</text:p>
          </table:table-cell>
          <table:table-cell office:value-type="float" office:value="1766" calcext:value-type="float">
            <text:p>17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gkc49bmvz1qv1vn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Hinter der Burg Federspiel</text:p>
          </table:table-cell>
          <table:table-cell office:value-type="string" calcext:value-type="string">
            <text:p>Prager</text:p>
          </table:table-cell>
          <table:table-cell office:value-type="float" office:value="40.59374" calcext:value-type="float">
            <text:p>40.593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TEINRIEGL 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50" calcext:value-type="float">
            <text:p>2650</text:p>
          </table:table-cell>
          <table:table-cell office:value-type="float" office:value="1766" calcext:value-type="float">
            <text:p>17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v |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25khf8dw3e4eq6hs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ederspiel Ried Steinriegl</text:p>
          </table:table-cell>
          <table:table-cell office:value-type="string" calcext:value-type="string">
            <text:p>Prager</text:p>
          </table:table-cell>
          <table:table-cell office:value-type="float" office:value="39.053432" calcext:value-type="float">
            <text:p>39.0534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WACHSTUM BODENSTEIN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3466" calcext:value-type="float">
            <text:p>34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33bac0p483x4fky8bbb8j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Wachstum Bodenstein</text:p>
          </table:table-cell>
          <table:table-cell office:value-type="string" calcext:value-type="string">
            <text:p>Prager</text:p>
          </table:table-cell>
          <table:table-cell office:value-type="float" office:value="48.878708" calcext:value-type="float">
            <text:p>48.878708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GV RIED ACHLEITEN STOCKKULTUR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3466" calcext:value-type="float">
            <text:p>34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a2z2657a7zaqfm1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Stockkultur Grüner Veltliner Smaragd</text:p>
          </table:table-cell>
          <table:table-cell office:value-type="string" calcext:value-type="string">
            <text:p>Prager</text:p>
          </table:table-cell>
          <table:table-cell office:value-type="float" office:value="50.468864" calcext:value-type="float">
            <text:p>50.46886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ZWERITHALER KAMMERGUT SMARAGD</text:p>
          </table:table-cell>
          <table:table-cell office:value-type="string" calcext:value-type="string">
            <text:p>Pra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a6hwrqx7g151sn5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werithaler Kammergut Grüner Veltliner Smaragd</text:p>
          </table:table-cell>
          <table:table-cell office:value-type="string" calcext:value-type="string">
            <text:p>Prager</text:p>
          </table:table-cell>
          <table:table-cell office:value-type="float" office:value="53.40629" calcext:value-type="float">
            <text:p>53.4062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WACHSTUM BODENSTEIN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3466" calcext:value-type="float">
            <text:p>34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33bac0p483x4fky8bbb8j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Wachstum Bodenstein</text:p>
          </table:table-cell>
          <table:table-cell office:value-type="string" calcext:value-type="string">
            <text:p>Prager</text:p>
          </table:table-cell>
          <table:table-cell office:value-type="float" office:value="48.878708" calcext:value-type="float">
            <text:p>48.8787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3466" calcext:value-type="float">
            <text:p>34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WACHSTUM BODENSTEIN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WACHSTUM BODENSTEIN SM.</text:p>
          </table:table-cell>
          <table:table-cell office:value-type="string" calcext:value-type="string">
            <text:p>Pra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35000" calcext:value-type="float">
            <text:p>535000</text:p>
          </table:table-cell>
          <table:table-cell office:value-type="float" office:value="356666" calcext:value-type="float">
            <text:p>35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WACHSTUM BODENSTEIN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5000" calcext:value-type="float">
            <text:p>565000</text:p>
          </table:table-cell>
          <table:table-cell office:value-type="float" office:value="376666" calcext:value-type="float">
            <text:p>37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A. STOCKKULTUR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a2z2657a7zaqfm1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Stockkultur Grüner Veltliner Smaragd</text:p>
          </table:table-cell>
          <table:table-cell office:value-type="string" calcext:value-type="string">
            <text:p>Prager</text:p>
          </table:table-cell>
          <table:table-cell office:value-type="float" office:value="36.24974" calcext:value-type="float">
            <text:p>36.249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A. STOCKKULTUR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00" calcext:value-type="float">
            <text:p>550000</text:p>
          </table:table-cell>
          <table:table-cell office:value-type="float" office:value="366666" calcext:value-type="float">
            <text:p>3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a2z2657a7zaqfm1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Stockkultur Grüner Veltliner Smaragd</text:p>
          </table:table-cell>
          <table:table-cell office:value-type="string" calcext:value-type="string">
            <text:p>Prager</text:p>
          </table:table-cell>
          <table:table-cell office:value-type="float" office:value="36.24974" calcext:value-type="float">
            <text:p>36.2497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ZW. KAMMERGUT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30000" calcext:value-type="float">
            <text:p>730000</text:p>
          </table:table-cell>
          <table:table-cell office:value-type="float" office:value="486666" calcext:value-type="float">
            <text:p>48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a6hwrqx7g151sn5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werithaler Kammergut Grüner Veltliner Smaragd</text:p>
          </table:table-cell>
          <table:table-cell office:value-type="string" calcext:value-type="string">
            <text:p>Prager</text:p>
          </table:table-cell>
          <table:table-cell office:value-type="float" office:value="38.75602" calcext:value-type="float">
            <text:p>38.756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ACHLEITEN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9000" calcext:value-type="float">
            <text:p>429000</text:p>
          </table:table-cell>
          <table:table-cell office:value-type="float" office:value="286000" calcext:value-type="float">
            <text:p>28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q5jgmnj8fqhb49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Riesling Smaragd</text:p>
          </table:table-cell>
          <table:table-cell office:value-type="string" calcext:value-type="string">
            <text:p>Prager</text:p>
          </table:table-cell>
          <table:table-cell office:value-type="float" office:value="44.001976" calcext:value-type="float">
            <text:p>44.001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ACHLEITEN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5000" calcext:value-type="float">
            <text:p>465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q5jgmnj8fqhb49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Riesling Smaragd</text:p>
          </table:table-cell>
          <table:table-cell office:value-type="string" calcext:value-type="string">
            <text:p>Prager</text:p>
          </table:table-cell>
          <table:table-cell office:value-type="float" office:value="44.001976" calcext:value-type="float">
            <text:p>44.001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ACHLEITEN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q5jgmnj8fqhb49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chleiten Riesling Smaragd</text:p>
          </table:table-cell>
          <table:table-cell office:value-type="string" calcext:value-type="string">
            <text:p>Prager</text:p>
          </table:table-cell>
          <table:table-cell office:value-type="float" office:value="44.001976" calcext:value-type="float">
            <text:p>44.00197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ACHSTUM BODENSTEIN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ACHSTUM BODENSTEIN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ACHSTUM BODENSTEIN SM.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00" calcext:value-type="float">
            <text:p>550000</text:p>
          </table:table-cell>
          <table:table-cell office:value-type="float" office:value="366666" calcext:value-type="float">
            <text:p>3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ACHSTUM BODENSTEIN SM.</text:p>
          </table:table-cell>
          <table:table-cell office:value-type="string" calcext:value-type="string">
            <text:p>Pra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5000" calcext:value-type="float">
            <text:p>565000</text:p>
          </table:table-cell>
          <table:table-cell office:value-type="float" office:value="376666" calcext:value-type="float">
            <text:p>37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28eaphzr1wc6qbf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achstum Bodenstein Riesling</text:p>
          </table:table-cell>
          <table:table-cell office:value-type="string" calcext:value-type="string">
            <text:p>Prager</text:p>
          </table:table-cell>
          <table:table-cell office:value-type="float" office:value="47.244865" calcext:value-type="float">
            <text:p>47.2448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35000" calcext:value-type="float">
            <text:p>535000</text:p>
          </table:table-cell>
          <table:table-cell office:value-type="float" office:value="356666" calcext:value-type="float">
            <text:p>35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00" calcext:value-type="float">
            <text:p>550000</text:p>
          </table:table-cell>
          <table:table-cell office:value-type="float" office:value="366666" calcext:value-type="float">
            <text:p>3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5000" calcext:value-type="float">
            <text:p>565000</text:p>
          </table:table-cell>
          <table:table-cell office:value-type="float" office:value="376666" calcext:value-type="float">
            <text:p>37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 - MAGNUM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66666" calcext:value-type="float">
            <text:p>7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 - MAGNUM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786666" calcext:value-type="float">
            <text:p>78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KLAUS SMARAGD - MAGNUM</text:p>
          </table:table-cell>
          <table:table-cell office:value-type="string" calcext:value-type="string">
            <text:p>Pra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6ywvcw2y2be0m5rvw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laus Riesling Smaragd</text:p>
          </table:table-cell>
          <table:table-cell office:value-type="string" calcext:value-type="string">
            <text:p>Prager</text:p>
          </table:table-cell>
          <table:table-cell office:value-type="float" office:value="45.37927" calcext:value-type="float">
            <text:p>45.37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OTES TOR FEDERSPI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rz0kkpxwekfvjs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Rotes Tor</text:p>
          </table:table-cell>
          <table:table-cell office:value-type="string" calcext:value-type="string">
            <text:p>Franz Hirtzberger</text:p>
          </table:table-cell>
          <table:table-cell office:value-type="float" office:value="36.877052" calcext:value-type="float">
            <text:p>36.8770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OTES TOR FEDERSPI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rz0kkpxwekfvjs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Rotes Tor</text:p>
          </table:table-cell>
          <table:table-cell office:value-type="string" calcext:value-type="string">
            <text:p>Franz Hirtzberger</text:p>
          </table:table-cell>
          <table:table-cell office:value-type="float" office:value="36.877052" calcext:value-type="float">
            <text:p>36.8770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OTES TOR FEDERSPI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rz0kkpxwekfvjs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ederspiel Rotes Tor</text:p>
          </table:table-cell>
          <table:table-cell office:value-type="string" calcext:value-type="string">
            <text:p>Franz Hirtzberger</text:p>
          </table:table-cell>
          <table:table-cell office:value-type="float" office:value="36.877052" calcext:value-type="float">
            <text:p>36.8770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EINTERRASSEN FEDERSPI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81knzd98am8ry2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terrassen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39.764374" calcext:value-type="float">
            <text:p>39.7643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EINTERRASSEN FEDERSPI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81knzd98am8ry24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terrassen Federspiel</text:p>
          </table:table-cell>
          <table:table-cell office:value-type="string" calcext:value-type="string">
            <text:p>Franz Hirtzberger</text:p>
          </table:table-cell>
          <table:table-cell office:value-type="float" office:value="39.764374" calcext:value-type="float">
            <text:p>39.7643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950" calcext:value-type="float">
            <text:p>495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36.73884" calcext:value-type="float">
            <text:p>36.738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36.73884" calcext:value-type="float">
            <text:p>36.738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AXPOINT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950" calcext:value-type="float">
            <text:p>495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997202qvxzkwcet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xpoint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35.05591" calcext:value-type="float">
            <text:p>35.055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AXPOINT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997202qvxzkwcet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xpoint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35.05591" calcext:value-type="float">
            <text:p>35.055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HONIVOGEL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66" calcext:value-type="float">
            <text:p>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yezr560bch0xja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Honivogl</text:p>
          </table:table-cell>
          <table:table-cell office:value-type="string" calcext:value-type="string">
            <text:p>Franz Hirtzberger</text:p>
          </table:table-cell>
          <table:table-cell office:value-type="float" office:value="38.52092" calcext:value-type="float">
            <text:p>38.520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HONIVOGEL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4" calcext:value-type="float">
            <text:p>2024</text:p>
          </table:table-cell>
          <table:table-cell office:value-type="float" office:value="21000" calcext:value-type="float">
            <text:p>2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yezr560bch0xja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Honivogl</text:p>
          </table:table-cell>
          <table:table-cell office:value-type="string" calcext:value-type="string">
            <text:p>Franz Hirtzberger</text:p>
          </table:table-cell>
          <table:table-cell office:value-type="float" office:value="38.52092" calcext:value-type="float">
            <text:p>38.520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HOCHRAIN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5900" calcext:value-type="float">
            <text:p>5900</text:p>
          </table:table-cell>
          <table:table-cell office:value-type="float" office:value="3933" calcext:value-type="float">
            <text:p>3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4ee39a987db4gjj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Hochrain</text:p>
          </table:table-cell>
          <table:table-cell office:value-type="string" calcext:value-type="string">
            <text:p>Franz Hirtzberger</text:p>
          </table:table-cell>
          <table:table-cell office:value-type="float" office:value="39.373512" calcext:value-type="float">
            <text:p>39.3735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TEINPORZ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5900" calcext:value-type="float">
            <text:p>5900</text:p>
          </table:table-cell>
          <table:table-cell office:value-type="float" office:value="3933" calcext:value-type="float">
            <text:p>3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yv5356ef82ds0e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porz - Riesling Smaragd</text:p>
          </table:table-cell>
          <table:table-cell office:value-type="string" calcext:value-type="string">
            <text:p>Franz Hirtzberger</text:p>
          </table:table-cell>
          <table:table-cell office:value-type="float" office:value="41.642284" calcext:value-type="float">
            <text:p>41.6422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TEINPORZ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900" calcext:value-type="float">
            <text:p>5900</text:p>
          </table:table-cell>
          <table:table-cell office:value-type="float" office:value="3933" calcext:value-type="float">
            <text:p>3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yv5356ef82ds0e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porz - Riesling Smaragd</text:p>
          </table:table-cell>
          <table:table-cell office:value-type="string" calcext:value-type="string">
            <text:p>Franz Hirtzberger</text:p>
          </table:table-cell>
          <table:table-cell office:value-type="float" office:value="41.642284" calcext:value-type="float">
            <text:p>41.6422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INGERRIEDEL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66" calcext:value-type="float">
            <text:p>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v23prbb4tgvnczj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Singerriedel</text:p>
          </table:table-cell>
          <table:table-cell office:value-type="string" calcext:value-type="string">
            <text:p>Franz Hirtzberger</text:p>
          </table:table-cell>
          <table:table-cell office:value-type="float" office:value="40.543278" calcext:value-type="float">
            <text:p>40.5432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INGERRIEDEL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4" calcext:value-type="float">
            <text:p>2024</text:p>
          </table:table-cell>
          <table:table-cell office:value-type="float" office:value="21000" calcext:value-type="float">
            <text:p>2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v23prbb4tgvnczj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Singerriedel</text:p>
          </table:table-cell>
          <table:table-cell office:value-type="string" calcext:value-type="string">
            <text:p>Franz Hirtzberger</text:p>
          </table:table-cell>
          <table:table-cell office:value-type="float" office:value="40.543278" calcext:value-type="float">
            <text:p>40.5432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SINGERRIEDEL SMARAGD</text:p>
          </table:table-cell>
          <table:table-cell office:value-type="string" calcext:value-type="string">
            <text:p>Hirtzber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21000" calcext:value-type="float">
            <text:p>2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fv23prbb4tgvnczj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Singerriedel</text:p>
          </table:table-cell>
          <table:table-cell office:value-type="string" calcext:value-type="string">
            <text:p>Franz Hirtzberger</text:p>
          </table:table-cell>
          <table:table-cell office:value-type="float" office:value="40.543278" calcext:value-type="float">
            <text:p>40.54327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„π“ FEDERSPIEL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090" calcext:value-type="float">
            <text:p>1090</text:p>
          </table:table-cell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d9bfv3w5qczb8p3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sling</text:p>
          </table:table-cell>
          <table:table-cell office:value-type="string" calcext:value-type="string">
            <text:p>Weingut Piewald</text:p>
          </table:table-cell>
          <table:table-cell office:value-type="float" office:value="31.320591" calcext:value-type="float">
            <text:p>31.32059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RIED ZORNBERG FEDERSPIEL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4mm3h862b2gy3s4cx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ornberg Neuburger</text:p>
          </table:table-cell>
          <table:table-cell office:value-type="string" calcext:value-type="string">
            <text:p>Weingut Piewald</text:p>
          </table:table-cell>
          <table:table-cell office:value-type="float" office:value="37.19529" calcext:value-type="float">
            <text:p>37.1952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SPITZER GRABEN SMARAGD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vbatxk46ee716dc7m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itzer Graben Smaragd Grüner Veltliner</text:p>
          </table:table-cell>
          <table:table-cell office:value-type="string" calcext:value-type="string">
            <text:p>Weingut Piewald</text:p>
          </table:table-cell>
          <table:table-cell office:value-type="float" office:value="43.283108" calcext:value-type="float">
            <text:p>43.2831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BIERN SMARAGD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65yt3etmj8625md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Biern Smaragd</text:p>
          </table:table-cell>
          <table:table-cell office:value-type="string" calcext:value-type="string">
            <text:p>Weingut Piewald</text:p>
          </table:table-cell>
          <table:table-cell office:value-type="float" office:value="40.061134" calcext:value-type="float">
            <text:p>40.0611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BIERN SMARAGD - MAGNUM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4850" calcext:value-type="float">
            <text:p>4850</text:p>
          </table:table-cell>
          <table:table-cell office:value-type="float" office:value="3233" calcext:value-type="float">
            <text:p>3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65yt3etmj8625md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Biern Smaragd</text:p>
          </table:table-cell>
          <table:table-cell office:value-type="string" calcext:value-type="string">
            <text:p>Weingut Piewald</text:p>
          </table:table-cell>
          <table:table-cell office:value-type="float" office:value="40.061134" calcext:value-type="float">
            <text:p>40.0611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BIERN SMARAGD</text:p>
          </table:table-cell>
          <table:table-cell office:value-type="string" calcext:value-type="string">
            <text:p>Pie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9000" calcext:value-type="float">
            <text:p>209000</text:p>
          </table:table-cell>
          <table:table-cell office:value-type="float" office:value="139333" calcext:value-type="float">
            <text:p>13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65yt3etmj8625md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ied Biern Smaragd</text:p>
          </table:table-cell>
          <table:table-cell office:value-type="string" calcext:value-type="string">
            <text:p>Weingut Piewald</text:p>
          </table:table-cell>
          <table:table-cell office:value-type="float" office:value="40.061134" calcext:value-type="float">
            <text:p>40.0611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AM BERG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pedwgykbhvq1rc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</text:p>
          </table:table-cell>
          <table:table-cell office:value-type="string" calcext:value-type="string">
            <text:p>Bernhard Ott</text:p>
          </table:table-cell>
          <table:table-cell office:value-type="float" office:value="30.60552" calcext:value-type="float">
            <text:p>30.605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AM BERG - DOPPIOMAGNUM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3" calcext:value-type="float">
            <text:p>2023</text:p>
          </table:table-cell>
          <table:table-cell office:value-type="float" office:value="7900" calcext:value-type="float">
            <text:p>7900</text:p>
          </table:table-cell>
          <table:table-cell office:value-type="float" office:value="5266" calcext:value-type="float">
            <text:p>5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pedwgykbhvq1rc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Am Berg</text:p>
          </table:table-cell>
          <table:table-cell office:value-type="string" calcext:value-type="string">
            <text:p>Bernhard Ott</text:p>
          </table:table-cell>
          <table:table-cell office:value-type="float" office:value="30.60552" calcext:value-type="float">
            <text:p>30.605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FASS 4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29.094543" calcext:value-type="float">
            <text:p>29.094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FASS 4 - MAGNUM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4" calcext:value-type="float">
            <text:p>2024</text:p>
          </table:table-cell>
          <table:table-cell office:value-type="float" office:value="4050" calcext:value-type="float">
            <text:p>405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29.094543" calcext:value-type="float">
            <text:p>29.094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FASS 4 - DOPPIOMAGNUM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2" calcext:value-type="float">
            <text:p>2022</text:p>
          </table:table-cell>
          <table:table-cell office:value-type="float" office:value="8750" calcext:value-type="float">
            <text:p>8750</text:p>
          </table:table-cell>
          <table:table-cell office:value-type="float" office:value="5833" calcext:value-type="float">
            <text:p>5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29.094543" calcext:value-type="float">
            <text:p>29.094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FASS 4 - JEROBOAM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IMPERIAL</text:p>
          </table:table-cell>
          <table:table-cell office:value-type="float" office:value="2021" calcext:value-type="float">
            <text:p>2021</text:p>
          </table:table-cell>
          <table:table-cell office:value-type="float" office:value="19900" calcext:value-type="float">
            <text:p>19900</text:p>
          </table:table-cell>
          <table:table-cell office:value-type="float" office:value="13266" calcext:value-type="float">
            <text:p>13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44gxm4sejjrckq5x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Fass 4 Bio</text:p>
          </table:table-cell>
          <table:table-cell office:value-type="string" calcext:value-type="string">
            <text:p>Bernhard Ott</text:p>
          </table:table-cell>
          <table:table-cell office:value-type="float" office:value="29.094543" calcext:value-type="float">
            <text:p>29.094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ALIE ROSÉ (vino rosato)</text:p>
          </table:table-cell>
          <table:table-cell office:value-type="string" calcext:value-type="string">
            <text:p>Ot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s9gc4crrsy8y3mz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lie Rosé</text:p>
          </table:table-cell>
          <table:table-cell office:value-type="string" calcext:value-type="string">
            <text:p>Bernhard Ott</text:p>
          </table:table-cell>
          <table:table-cell office:value-type="float" office:value="31.85924" calcext:value-type="float">
            <text:p>31.8592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DER OTT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490" calcext:value-type="float">
            <text:p>2490</text:p>
          </table:table-cell>
          <table:table-cell office:value-type="float" office:value="1660" calcext:value-type="float">
            <text:p>16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fd7tv0r9mbdm8dx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r Ott Feuersbrunn</text:p>
          </table:table-cell>
          <table:table-cell office:value-type="string" calcext:value-type="string">
            <text:p>Bernhard Ott</text:p>
          </table:table-cell>
          <table:table-cell office:value-type="float" office:value="30.959126" calcext:value-type="float">
            <text:p>30.95912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DER OTT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9000" calcext:value-type="float">
            <text:p>279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fd7tv0r9mbdm8dx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r Ott Feuersbrunn</text:p>
          </table:table-cell>
          <table:table-cell office:value-type="string" calcext:value-type="string">
            <text:p>Bernhard Ott</text:p>
          </table:table-cell>
          <table:table-cell office:value-type="float" office:value="30.959126" calcext:value-type="float">
            <text:p>30.95912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STEIN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33.52281" calcext:value-type="float">
            <text:p>33.5228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SPIEGEL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geevz0xwcp4m6k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Bernhard Ott</text:p>
          </table:table-cell>
          <table:table-cell office:value-type="float" office:value="30.086203" calcext:value-type="float">
            <text:p>30.08620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90" calcext:value-type="float">
            <text:p>4590</text:p>
          </table:table-cell>
          <table:table-cell office:value-type="float" office:value="3060" calcext:value-type="float">
            <text:p>3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V RIED ROSENBERG 1ÖTW - MAGNUM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6133" calcext:value-type="float">
            <text:p>6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QVEVRE macerato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200" calcext:value-type="float">
            <text:p>42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7egr79cvz5z0w6pg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vevre</text:p>
          </table:table-cell>
          <table:table-cell office:value-type="string" calcext:value-type="string">
            <text:p>Bernhard Ott</text:p>
          </table:table-cell>
          <table:table-cell office:value-type="float" office:value="26.267052" calcext:value-type="float">
            <text:p>26.2670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STEIN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5000" calcext:value-type="float">
            <text:p>365000</text:p>
          </table:table-cell>
          <table:table-cell office:value-type="float" office:value="243333" calcext:value-type="float">
            <text:p>24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33.52281" calcext:value-type="float">
            <text:p>33.522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STEIN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00" calcext:value-type="float">
            <text:p>395000</text:p>
          </table:table-cell>
          <table:table-cell office:value-type="float" office:value="263333" calcext:value-type="float">
            <text:p>26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33.52281" calcext:value-type="float">
            <text:p>33.5228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SPIEGEL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5000" calcext:value-type="float">
            <text:p>365000</text:p>
          </table:table-cell>
          <table:table-cell office:value-type="float" office:value="243333" calcext:value-type="float">
            <text:p>24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geevz0xwcp4m6k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Bernhard Ott</text:p>
          </table:table-cell>
          <table:table-cell office:value-type="float" office:value="30.086203" calcext:value-type="float">
            <text:p>30.08620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SPIEGEL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85000" calcext:value-type="float">
            <text:p>385000</text:p>
          </table:table-cell>
          <table:table-cell office:value-type="float" office:value="256666" calcext:value-type="float">
            <text:p>25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5geevz0xwcp4m6k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Bernhard Ott</text:p>
          </table:table-cell>
          <table:table-cell office:value-type="float" office:value="30.086203" calcext:value-type="float">
            <text:p>30.08620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9000" calcext:value-type="float">
            <text:p>439000</text:p>
          </table:table-cell>
          <table:table-cell office:value-type="float" office:value="292666" calcext:value-type="float">
            <text:p>29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20000" calcext:value-type="float">
            <text:p>920000</text:p>
          </table:table-cell>
          <table:table-cell office:value-type="float" office:value="613333" calcext:value-type="float">
            <text:p>61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40000" calcext:value-type="float">
            <text:p>940000</text:p>
          </table:table-cell>
          <table:table-cell office:value-type="float" office:value="626666" calcext:value-type="float">
            <text:p>6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ROSENBERG 1ÖTW</text:p>
          </table:table-cell>
          <table:table-cell office:value-type="string" calcext:value-type="string">
            <text:p>Ot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60000" calcext:value-type="float">
            <text:p>96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wv71k58qh21qsp5g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 1 ÖTW</text:p>
          </table:table-cell>
          <table:table-cell office:value-type="string" calcext:value-type="string">
            <text:p>Bernhard Ott</text:p>
          </table:table-cell>
          <table:table-cell office:value-type="float" office:value="26.341866" calcext:value-type="float">
            <text:p>26.34186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EXTRA BRUT - 24 mesi</text:p>
          </table:table-cell>
          <table:table-cell office:value-type="string" calcext:value-type="string">
            <text:p>Di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1033" calcext:value-type="float">
            <text:p>10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Feb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3ghyeafyv9hkhjhsj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üner Veltliner Brut</text:p>
          </table:table-cell>
          <table:table-cell office:value-type="string" calcext:value-type="string">
            <text:p>Diwald</text:p>
          </table:table-cell>
          <table:table-cell office:value-type="float" office:value="28.769794" calcext:value-type="float">
            <text:p>28.76979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VOM LÖSS</text:p>
          </table:table-cell>
          <table:table-cell office:value-type="string" calcext:value-type="string">
            <text:p>Di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50" calcext:value-type="float">
            <text:p>950</text:p>
          </table:table-cell>
          <table:table-cell office:value-type="float" office:value="633" calcext:value-type="float">
            <text:p>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3e0x6tz64k5108pjt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 vom Löss</text:p>
          </table:table-cell>
          <table:table-cell office:value-type="string" calcext:value-type="string">
            <text:p>Diwald</text:p>
          </table:table-cell>
          <table:table-cell office:value-type="float" office:value="39.201454" calcext:value-type="float">
            <text:p>39.2014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UCHSENTANZ</text:p>
          </table:table-cell>
          <table:table-cell office:value-type="string" calcext:value-type="string">
            <text:p>Di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3e9ymrrxtxe4qa8bt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chsentanz Riesling</text:p>
          </table:table-cell>
          <table:table-cell office:value-type="string" calcext:value-type="string">
            <text:p>Diwald</text:p>
          </table:table-cell>
          <table:table-cell office:value-type="float" office:value="40.94475" calcext:value-type="float">
            <text:p>40.9447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RIED GOLDBERG 1ÖTW</text:p>
          </table:table-cell>
          <table:table-cell office:value-type="string" calcext:value-type="string">
            <text:p>Di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3ghnexfzww3cm12n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oldberg Riesling</text:p>
          </table:table-cell>
          <table:table-cell office:value-type="string" calcext:value-type="string">
            <text:p>Diwald</text:p>
          </table:table-cell>
          <table:table-cell office:value-type="float" office:value="35.06258" calcext:value-type="float">
            <text:p>35.0625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RIED EISENHUT 1ÖTW</text:p>
          </table:table-cell>
          <table:table-cell office:value-type="string" calcext:value-type="string">
            <text:p>Diwa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3g4hcavmjpt8psgn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senhut Reserve</text:p>
          </table:table-cell>
          <table:table-cell office:value-type="string" calcext:value-type="string">
            <text:p>Diwald</text:p>
          </table:table-cell>
          <table:table-cell office:value-type="float" office:value="38.88926" calcext:value-type="float">
            <text:p>38.889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ESERVE - 36 mesi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433" calcext:value-type="float">
            <text:p>14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Nov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byfc194q87wk932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eserve</text:p>
          </table:table-cell>
          <table:table-cell office:value-type="string" calcext:value-type="string">
            <text:p>Schloss Gobelsburg</text:p>
          </table:table-cell>
          <table:table-cell office:value-type="float" office:value="41.28239" calcext:value-type="float">
            <text:p>41.282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ESERVE - MAGNUM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450" calcext:value-type="float">
            <text:p>4450</text:p>
          </table:table-cell>
          <table:table-cell office:value-type="float" office:value="2966" calcext:value-type="float">
            <text:p>29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Mar-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byfc194q87wk932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eserve</text:p>
          </table:table-cell>
          <table:table-cell office:value-type="string" calcext:value-type="string">
            <text:p>Schloss Gobelsburg</text:p>
          </table:table-cell>
          <table:table-cell office:value-type="float" office:value="41.28239" calcext:value-type="float">
            <text:p>41.282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 DE BLANCS BRUT - 36 mesi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1766" calcext:value-type="float">
            <text:p>17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Feb-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zaedaz58jzyta4a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</text:p>
          </table:table-cell>
          <table:table-cell office:value-type="string" calcext:value-type="string">
            <text:p>Schloss Gobelsburg</text:p>
          </table:table-cell>
          <table:table-cell office:value-type="float" office:value="46.934387" calcext:value-type="float">
            <text:p>46.9343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C DE BLANCS BRUT - MAGNUM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450" calcext:value-type="float">
            <text:p>5450</text:p>
          </table:table-cell>
          <table:table-cell office:value-type="float" office:value="3633" calcext:value-type="float">
            <text:p>36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Feb-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zaedaz58jzyta4a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</text:p>
          </table:table-cell>
          <table:table-cell office:value-type="string" calcext:value-type="string">
            <text:p>Schloss Gobelsburg</text:p>
          </table:table-cell>
          <table:table-cell office:value-type="float" office:value="46.934387" calcext:value-type="float">
            <text:p>46.9343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LÖSS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50" calcext:value-type="float">
            <text:p>950</text:p>
          </table:table-cell>
          <table:table-cell office:value-type="float" office:value="633" calcext:value-type="float">
            <text:p>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t5xbqccj14m6pg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Löss</text:p>
          </table:table-cell>
          <table:table-cell office:value-type="string" calcext:value-type="string">
            <text:p>Schloss Gobelsburg</text:p>
          </table:table-cell>
          <table:table-cell office:value-type="float" office:value="40.461147" calcext:value-type="float">
            <text:p>40.46114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KAMPTAL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b94n88dxx6k05m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Kamptal</text:p>
          </table:table-cell>
          <table:table-cell office:value-type="string" calcext:value-type="string">
            <text:p>Schloss Gobelsburg</text:p>
          </table:table-cell>
          <table:table-cell office:value-type="float" office:value="46.05527" calcext:value-type="float">
            <text:p>46.055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URGESTEIN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3qs9470gncv88kw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Urgestein</text:p>
          </table:table-cell>
          <table:table-cell office:value-type="string" calcext:value-type="string">
            <text:p>Schloss Gobelsburg</text:p>
          </table:table-cell>
          <table:table-cell office:value-type="float" office:value="44.22363" calcext:value-type="float">
            <text:p>44.22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LANGENLOIS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21v9h6jz4bwf9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enlois Grüner Veltliner</text:p>
          </table:table-cell>
          <table:table-cell office:value-type="string" calcext:value-type="string">
            <text:p>Schloss Gobelsburg</text:p>
          </table:table-cell>
          <table:table-cell office:value-type="float" office:value="43.64283" calcext:value-type="float">
            <text:p>43.64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LANGENLOIS</text:p>
          </table:table-cell>
          <table:table-cell office:value-type="string" calcext:value-type="string">
            <text:p>Schloss Gobelsburg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21v9h6jz4bwf9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enlois Grüner Veltliner</text:p>
          </table:table-cell>
          <table:table-cell office:value-type="string" calcext:value-type="string">
            <text:p>Schloss Gobelsburg</text:p>
          </table:table-cell>
          <table:table-cell office:value-type="float" office:value="43.64283" calcext:value-type="float">
            <text:p>43.642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ZÖBING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689" calcext:value-type="float">
            <text:p>1689</text:p>
          </table:table-cell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et5a0c0txzcyq3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Zöbing Riesling</text:p>
          </table:table-cell>
          <table:table-cell office:value-type="string" calcext:value-type="string">
            <text:p>Schloss Gobelsburg</text:p>
          </table:table-cell>
          <table:table-cell office:value-type="float" office:value="45.15591" calcext:value-type="float">
            <text:p>45.155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ZÖBING</text:p>
          </table:table-cell>
          <table:table-cell office:value-type="string" calcext:value-type="string">
            <text:p>Schloss Gobelsburg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et5a0c0txzcyq3b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Zöbing Riesling</text:p>
          </table:table-cell>
          <table:table-cell office:value-type="string" calcext:value-type="string">
            <text:p>Schloss Gobelsburg</text:p>
          </table:table-cell>
          <table:table-cell office:value-type="float" office:value="45.15591" calcext:value-type="float">
            <text:p>45.155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V RIED LAMM 1ÖTW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90" calcext:value-type="float">
            <text:p>4990</text:p>
          </table:table-cell>
          <table:table-cell office:value-type="float" office:value="3326" calcext:value-type="float">
            <text:p>33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v5406frw97s7sr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Ried Lamm 1 ÖTW Erste Lage</text:p>
          </table:table-cell>
          <table:table-cell office:value-type="string" calcext:value-type="string">
            <text:p>Schloss Gobelsburg</text:p>
          </table:table-cell>
          <table:table-cell office:value-type="float" office:value="45.049286" calcext:value-type="float">
            <text:p>45.0492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HEILIGENSTEIN 1ÖTW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90" calcext:value-type="float">
            <text:p>4990</text:p>
          </table:table-cell>
          <table:table-cell office:value-type="float" office:value="3326" calcext:value-type="float">
            <text:p>33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50.960693" calcext:value-type="float">
            <text:p>50.9606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IED HEILIGENSTEIN 1ÖTW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9000" calcext:value-type="float">
            <text:p>499000</text:p>
          </table:table-cell>
          <table:table-cell office:value-type="float" office:value="332666" calcext:value-type="float">
            <text:p>33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4qbdbad6zxdyda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Heiligenstein 1 ÖTW</text:p>
          </table:table-cell>
          <table:table-cell office:value-type="string" calcext:value-type="string">
            <text:p>Schloss Gobelsburg</text:p>
          </table:table-cell>
          <table:table-cell office:value-type="float" office:value="50.960693" calcext:value-type="float">
            <text:p>50.96069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TRADITION HERITAGE EDIZ. 852</text:p>
          </table:table-cell>
          <table:table-cell office:value-type="string" calcext:value-type="string">
            <text:p>Schloss Gobelsburg</text:p>
          </table:table-cell>
          <table:table-cell table:style-name="ce1" office:value-type="string" calcext:value-type="string">
            <text:p>Limitato 3Y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h3zg08cpakhexfb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adition</text:p>
          </table:table-cell>
          <table:table-cell office:value-type="string" calcext:value-type="string">
            <text:p>Schloss Gobelsburg</text:p>
          </table:table-cell>
          <table:table-cell office:value-type="float" office:value="39.925144" calcext:value-type="float">
            <text:p>39.92514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TRADITION HERITAGE EDIZ. 852</text:p>
          </table:table-cell>
          <table:table-cell office:value-type="string" calcext:value-type="string">
            <text:p>Schloss Gobelsburg</text:p>
          </table:table-cell>
          <table:table-cell table:style-name="ce1" office:value-type="string" calcext:value-type="string">
            <text:p>Limitato 10Y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666" calcext:value-type="float">
            <text:p>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yvh3zg08cpakhexfb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adition</text:p>
          </table:table-cell>
          <table:table-cell office:value-type="string" calcext:value-type="string">
            <text:p>Schloss Gobelsburg</text:p>
          </table:table-cell>
          <table:table-cell office:value-type="float" office:value="39.925144" calcext:value-type="float">
            <text:p>39.92514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AUSLESE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 x 6 / S | 15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v9ze5x1pd5dy9dwwh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Auslese</text:p>
          </table:table-cell>
          <table:table-cell office:value-type="string" calcext:value-type="string">
            <text:p>Schloss Gobelsburg</text:p>
          </table:table-cell>
          <table:table-cell office:value-type="float" office:value="39.689056" calcext:value-type="float">
            <text:p>39.68905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GV EISWEIN</text:p>
          </table:table-cell>
          <table:table-cell office:value-type="string" calcext:value-type="string">
            <text:p>Schloss Gobelsburg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50" calcext:value-type="float">
            <text:p>4550</text:p>
          </table:table-cell>
          <table:table-cell office:value-type="float" office:value="3033" calcext:value-type="float">
            <text:p>30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 x 6 / S | 2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wxr9fv1f50xq04kb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iswein</text:p>
          </table:table-cell>
          <table:table-cell office:value-type="string" calcext:value-type="string">
            <text:p>Schloss Gobelsburg</text:p>
          </table:table-cell>
          <table:table-cell office:value-type="float" office:value="40.86089" calcext:value-type="float">
            <text:p>40.8608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RE &amp; NAKED BRUT NATURE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64m6qge76pqkr43ba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ure &amp; Naked PetNat Brut Bio</text:p>
          </table:table-cell>
          <table:table-cell office:value-type="string" calcext:value-type="string">
            <text:p>Am Stein</text:p>
          </table:table-cell>
          <table:table-cell office:value-type="float" office:value="48.268326" calcext:value-type="float">
            <text:p>48.268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UVÉE HELLE FREUDE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090" calcext:value-type="float">
            <text:p>1090</text:p>
          </table:table-cell>
          <table:table-cell office:value-type="float" office:value="726" calcext:value-type="float">
            <text:p>7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65q8jxctxvv8hx9n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lle Freude</text:p>
          </table:table-cell>
          <table:table-cell office:value-type="string" calcext:value-type="string">
            <text:p>Am Stein</text:p>
          </table:table-cell>
          <table:table-cell office:value-type="float" office:value="51.220325" calcext:value-type="float">
            <text:p>51.2203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WÜRZBUR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0ta7ya4ksat7wrs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ürzburger Silvaner</text:p>
          </table:table-cell>
          <table:table-cell office:value-type="string" calcext:value-type="string">
            <text:p>Am Stein</text:p>
          </table:table-cell>
          <table:table-cell office:value-type="float" office:value="46.928524" calcext:value-type="float">
            <text:p>46.9285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WÜRZBUR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0ta7ya4ksat7wrs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ürzburger Silvaner</text:p>
          </table:table-cell>
          <table:table-cell office:value-type="string" calcext:value-type="string">
            <text:p>Am Stein</text:p>
          </table:table-cell>
          <table:table-cell office:value-type="float" office:value="46.928524" calcext:value-type="float">
            <text:p>46.92852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STETT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516nwcketnr8gctjy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 Stetten GG</text:p>
          </table:table-cell>
          <table:table-cell office:value-type="string" calcext:value-type="string">
            <text:p>Am Stein</text:p>
          </table:table-cell>
          <table:table-cell office:value-type="float" office:value="41.79481" calcext:value-type="float">
            <text:p>41.7948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STETTEN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516nwcketnr8gctjy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 Stetten GG</text:p>
          </table:table-cell>
          <table:table-cell office:value-type="string" calcext:value-type="string">
            <text:p>Am Stein</text:p>
          </table:table-cell>
          <table:table-cell office:value-type="float" office:value="41.79481" calcext:value-type="float">
            <text:p>41.794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WÜRZBURGER STEIN 1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0203ekn40wh4wzf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ürzburger Stein Silvaner</text:p>
          </table:table-cell>
          <table:table-cell office:value-type="string" calcext:value-type="string">
            <text:p>Am Stein</text:p>
          </table:table-cell>
          <table:table-cell office:value-type="float" office:value="55.370636" calcext:value-type="float">
            <text:p>55.3706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VANER INNERE LEISTE 1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31m2bpsrr8fr8jzd3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ürzburger Innere Leiste Silvaner</text:p>
          </table:table-cell>
          <table:table-cell office:value-type="string" calcext:value-type="string">
            <text:p>Am Stein</text:p>
          </table:table-cell>
          <table:table-cell office:value-type="float" office:value="56.18128" calcext:value-type="float">
            <text:p>56.1812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STETTENER STEIN GG</text:p>
          </table:table-cell>
          <table:table-cell office:value-type="string" calcext:value-type="string">
            <text:p>Am 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516nwcketnr8gctjy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tein Stetten GG</text:p>
          </table:table-cell>
          <table:table-cell office:value-type="string" calcext:value-type="string">
            <text:p>Am Stein</text:p>
          </table:table-cell>
          <table:table-cell office:value-type="float" office:value="54.521957" calcext:value-type="float">
            <text:p>54.52195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AUS DEN LAGEN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85tcf1nw4c8jd4wc1n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us den Lagen Spätburgunder</text:p>
          </table:table-cell>
          <table:table-cell office:value-type="string" calcext:value-type="string">
            <text:p>A. Christmann</text:p>
          </table:table-cell>
          <table:table-cell office:value-type="float" office:value="37.917645" calcext:value-type="float">
            <text:p>37.91764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KAPPELLENBERG 1G 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90" calcext:value-type="float">
            <text:p>3490</text:p>
          </table:table-cell>
          <table:table-cell office:value-type="float" office:value="2326" calcext:value-type="float">
            <text:p>2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xz866gg4kf8asdvps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ppertsberger Reiterpfad 1G</text:p>
          </table:table-cell>
          <table:table-cell office:value-type="string" calcext:value-type="string">
            <text:p>A. Christmann</text:p>
          </table:table-cell>
          <table:table-cell office:value-type="float" office:value="31.091839" calcext:value-type="float">
            <text:p>31.0918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000" calcext:value-type="float">
            <text:p>7000</text:p>
          </table:table-cell>
          <table:table-cell office:value-type="float" office:value="4666" calcext:value-type="float">
            <text:p>4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4900" calcext:value-type="float">
            <text:p>14900</text:p>
          </table:table-cell>
          <table:table-cell office:value-type="float" office:value="9933" calcext:value-type="float">
            <text:p>99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AUS DEN LAGEN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90" calcext:value-type="float">
            <text:p>2690</text:p>
          </table:table-cell>
          <table:table-cell office:value-type="float" office:value="1793" calcext:value-type="float">
            <text:p>17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5tcf1nw4c8jd4wc1n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us den Lagen Spätburgunder</text:p>
          </table:table-cell>
          <table:table-cell office:value-type="string" calcext:value-type="string">
            <text:p>A. Christmann</text:p>
          </table:table-cell>
          <table:table-cell office:value-type="float" office:value="42.12401" calcext:value-type="float">
            <text:p>42.124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SCHLÖSSL 1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50" calcext:value-type="float">
            <text:p>4150</text:p>
          </table:table-cell>
          <table:table-cell office:value-type="float" office:value="2766" calcext:value-type="float">
            <text:p>27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5khb71h1zrat586zy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immeldinger Schlössel Spätburgunder</text:p>
          </table:table-cell>
          <table:table-cell office:value-type="string" calcext:value-type="string">
            <text:p>A. Christmann</text:p>
          </table:table-cell>
          <table:table-cell office:value-type="float" office:value="31.32653" calcext:value-type="float">
            <text:p>31.326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ÖLBERG 1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3666" calcext:value-type="float">
            <text:p>3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sd1xr7x33tw7d3vbtk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Königsbacher Ölberg Spätburgunder</text:p>
          </table:table-cell>
          <table:table-cell office:value-type="string" calcext:value-type="string">
            <text:p>A. Christmann</text:p>
          </table:table-cell>
          <table:table-cell office:value-type="float" office:value="32.61421" calcext:value-type="float">
            <text:p>32.614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BIENGARTEN 1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50" calcext:value-type="float">
            <text:p>5350</text:p>
          </table:table-cell>
          <table:table-cell office:value-type="float" office:value="3566" calcext:value-type="float">
            <text:p>35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s8yvwwvjdsxe0v3bb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immeldinger Biengarten Spätburgunder</text:p>
          </table:table-cell>
          <table:table-cell office:value-type="string" calcext:value-type="string">
            <text:p>A. Christmann</text:p>
          </table:table-cell>
          <table:table-cell office:value-type="float" office:value="34.218132" calcext:value-type="float">
            <text:p>34.2181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IDIG GG</text:p>
          </table:table-cell>
          <table:table-cell office:value-type="string" calcext:value-type="string">
            <text:p>Chris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5533" calcext:value-type="float">
            <text:p>55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yqdevkvkaqdgd30xs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DIG Spätburgunder GG</text:p>
          </table:table-cell>
          <table:table-cell office:value-type="string" calcext:value-type="string">
            <text:p>A. Christmann</text:p>
          </table:table-cell>
          <table:table-cell office:value-type="float" office:value="42.859894" calcext:value-type="float">
            <text:p>42.8598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.ER DIG GG - MAGNUM</text:p>
          </table:table-cell>
          <table:table-cell office:value-type="string" calcext:value-type="string">
            <text:p>Chris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200" calcext:value-type="float">
            <text:p>17200</text:p>
          </table:table-cell>
          <table:table-cell office:value-type="float" office:value="11466" calcext:value-type="float">
            <text:p>114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yqdevkvkaqdgd30xs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DIG Spätburgunder GG</text:p>
          </table:table-cell>
          <table:table-cell office:value-type="string" calcext:value-type="string">
            <text:p>A. Christmann</text:p>
          </table:table-cell>
          <table:table-cell office:value-type="float" office:value="33.441193" calcext:value-type="float">
            <text:p>33.44119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KAPPELLENBERG 1G 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9000" calcext:value-type="float">
            <text:p>329000</text:p>
          </table:table-cell>
          <table:table-cell office:value-type="float" office:value="219333" calcext:value-type="float">
            <text:p>219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xz866gg4kf8asdvps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ppertsberger Reiterpfad 1G</text:p>
          </table:table-cell>
          <table:table-cell office:value-type="string" calcext:value-type="string">
            <text:p>A. Christmann</text:p>
          </table:table-cell>
          <table:table-cell office:value-type="float" office:value="31.091839" calcext:value-type="float">
            <text:p>31.091839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KAPPELLENBERG 1G 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9000" calcext:value-type="float">
            <text:p>329000</text:p>
          </table:table-cell>
          <table:table-cell office:value-type="float" office:value="219333" calcext:value-type="float">
            <text:p>219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xz866gg4kf8asdvps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ppertsberger Reiterpfad 1G</text:p>
          </table:table-cell>
          <table:table-cell office:value-type="string" calcext:value-type="string">
            <text:p>A. Christmann</text:p>
          </table:table-cell>
          <table:table-cell office:value-type="float" office:value="31.091839" calcext:value-type="float">
            <text:p>31.09183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EITERPFAD-HOFSTÜCK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313333" calcext:value-type="float">
            <text:p>3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vpwctqhks1gnk2gnc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iterpfad-Hofstuck GG</text:p>
          </table:table-cell>
          <table:table-cell office:value-type="string" calcext:value-type="string">
            <text:p>A. Christmann</text:p>
          </table:table-cell>
          <table:table-cell office:value-type="float" office:value="45.671227" calcext:value-type="float">
            <text:p>45.6712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EITERPFAD-HOFSTÜCK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00" calcext:value-type="float">
            <text:p>490000</text:p>
          </table:table-cell>
          <table:table-cell office:value-type="float" office:value="326666" calcext:value-type="float">
            <text:p>3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vpwctqhks1gnk2gnc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iterpfad-Hofstuck GG</text:p>
          </table:table-cell>
          <table:table-cell office:value-type="string" calcext:value-type="string">
            <text:p>A. Christmann</text:p>
          </table:table-cell>
          <table:table-cell office:value-type="float" office:value="45.671227" calcext:value-type="float">
            <text:p>45.6712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00" calcext:value-type="float">
            <text:p>620000</text:p>
          </table:table-cell>
          <table:table-cell office:value-type="float" office:value="413333" calcext:value-type="float">
            <text:p>4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00" calcext:value-type="float">
            <text:p>620000</text:p>
          </table:table-cell>
          <table:table-cell office:value-type="float" office:value="413333" calcext:value-type="float">
            <text:p>4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00" calcext:value-type="float">
            <text:p>650000</text:p>
          </table:table-cell>
          <table:table-cell office:value-type="float" office:value="433333" calcext:value-type="float">
            <text:p>4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70000" calcext:value-type="float">
            <text:p>670000</text:p>
          </table:table-cell>
          <table:table-cell office:value-type="float" office:value="446666" calcext:value-type="float">
            <text:p>44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EERSPINNE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90000" calcext:value-type="float">
            <text:p>69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e3a1cyydvnbkhcwap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eerspinne GG</text:p>
          </table:table-cell>
          <table:table-cell office:value-type="string" calcext:value-type="string">
            <text:p>A. Christmann</text:p>
          </table:table-cell>
          <table:table-cell office:value-type="float" office:value="39.069477" calcext:value-type="float">
            <text:p>39.069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00" calcext:value-type="float">
            <text:p>66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666" calcext:value-type="float">
            <text:p>4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926666" calcext:value-type="float">
            <text:p>9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29000" calcext:value-type="float">
            <text:p>1429000</text:p>
          </table:table-cell>
          <table:table-cell office:value-type="float" office:value="952666" calcext:value-type="float">
            <text:p>952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966666" calcext:value-type="float">
            <text:p>9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IDIG GG - MAGNUM</text:p>
          </table:table-cell>
          <table:table-cell office:value-type="string" calcext:value-type="string">
            <text:p>Chris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033333" calcext:value-type="float">
            <text:p>10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naaez85vvkwqs37n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Idig GG</text:p>
          </table:table-cell>
          <table:table-cell office:value-type="string" calcext:value-type="string">
            <text:p>A. Christmann</text:p>
          </table:table-cell>
          <table:table-cell office:value-type="float" office:value="38.090553" calcext:value-type="float">
            <text:p>38.0905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PUMANTE EXTRA BRUT - 30 mesi</text:p>
          </table:table-cell>
          <table:table-cell office:value-type="string" calcext:value-type="string">
            <text:p>Eymann</text:p>
          </table:table-cell>
          <table:table-cell table:style-name="ce1" office:value-type="string" calcext:value-type="string">
            <text:p>Solera 30 mes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Apr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g9zmtsrsq89caen5w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xtra Brut</text:p>
          </table:table-cell>
          <table:table-cell office:value-type="string" calcext:value-type="string">
            <text:p>Eymann</text:p>
          </table:table-cell>
          <table:table-cell office:value-type="float" office:value="33.56171" calcext:value-type="float">
            <text:p>33.5617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PUMANTE EXTRA BRUT - 42 mesi MAGNUM</text:p>
          </table:table-cell>
          <table:table-cell office:value-type="string" calcext:value-type="string">
            <text:p>Eymann</text:p>
          </table:table-cell>
          <table:table-cell table:style-name="ce1" office:value-type="string" calcext:value-type="string">
            <text:p>Solera 42 mesi</text:p>
          </table:table-cell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2526" calcext:value-type="float">
            <text:p>25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Feb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g9zmtsrsq89caen5w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xtra Brut</text:p>
          </table:table-cell>
          <table:table-cell office:value-type="string" calcext:value-type="string">
            <text:p>Eymann</text:p>
          </table:table-cell>
          <table:table-cell office:value-type="float" office:value="33.56171" calcext:value-type="float">
            <text:p>33.5617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GÖNNHEIMER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050" calcext:value-type="float">
            <text:p>1050</text:p>
          </table:table-cell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1qtfd8mdxz9tg9g2k3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önnheimer Spätburgunder</text:p>
          </table:table-cell>
          <table:table-cell office:value-type="string" calcext:value-type="string">
            <text:p>Eymann</text:p>
          </table:table-cell>
          <table:table-cell office:value-type="float" office:value="36.452976" calcext:value-type="float">
            <text:p>36.4529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OREYE ALTE REBEN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50" calcext:value-type="float">
            <text:p>1550</text:p>
          </table:table-cell>
          <table:table-cell office:value-type="float" office:value="1033" calcext:value-type="float">
            <text:p>10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rjpcdy0k8dz9aqze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reye Riesling Alte Reben</text:p>
          </table:table-cell>
          <table:table-cell office:value-type="string" calcext:value-type="string">
            <text:p>Eymann</text:p>
          </table:table-cell>
          <table:table-cell office:value-type="float" office:value="43.09919" calcext:value-type="float">
            <text:p>43.0991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OREYE ALTE REBEN - MAGNUM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3290" calcext:value-type="float">
            <text:p>3290</text:p>
          </table:table-cell>
          <table:table-cell office:value-type="float" office:value="2193" calcext:value-type="float">
            <text:p>21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rjpcdy0k8dz9aqze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reye Riesling Alte Reben</text:p>
          </table:table-cell>
          <table:table-cell office:value-type="string" calcext:value-type="string">
            <text:p>Eymann</text:p>
          </table:table-cell>
          <table:table-cell office:value-type="float" office:value="43.09919" calcext:value-type="float">
            <text:p>43.099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UCHSMANTEL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90" calcext:value-type="float">
            <text:p>2890</text:p>
          </table:table-cell>
          <table:table-cell office:value-type="float" office:value="1926" calcext:value-type="float">
            <text:p>1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ebsm52zm4xxm55dwm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uchsmantel Riesling</text:p>
          </table:table-cell>
          <table:table-cell office:value-type="string" calcext:value-type="string">
            <text:p>Eymann</text:p>
          </table:table-cell>
          <table:table-cell office:value-type="float" office:value="38.19301" calcext:value-type="float">
            <text:p>38.193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ÄTBURGUNDER TOREYE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689" calcext:value-type="float">
            <text:p>1689</text:p>
          </table:table-cell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c8re2fftgww2rkyj9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oreye Spätburgunder Trocken</text:p>
          </table:table-cell>
          <table:table-cell office:value-type="string" calcext:value-type="string">
            <text:p>Eymann</text:p>
          </table:table-cell>
          <table:table-cell office:value-type="float" office:value="37.775253" calcext:value-type="float">
            <text:p>37.77525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PÄTBURGUNDER SONNENBERG</text:p>
          </table:table-cell>
          <table:table-cell office:value-type="string" calcext:value-type="string">
            <text:p>Ey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07tva1v0vy9ybnypp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nnenberg Chardonnay</text:p>
          </table:table-cell>
          <table:table-cell office:value-type="string" calcext:value-type="string">
            <text:p>Eymann</text:p>
          </table:table-cell>
          <table:table-cell office:value-type="float" office:value="34.4027" calcext:value-type="float">
            <text:p>34.402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UVÉE NO. 204 BRUT NATURE</text:p>
          </table:table-cell>
          <table:table-cell office:value-type="string" calcext:value-type="string">
            <text:p>Christmann &amp; Kau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90" calcext:value-type="float">
            <text:p>3790</text:p>
          </table:table-cell>
          <table:table-cell office:value-type="float" office:value="2526" calcext:value-type="float">
            <text:p>25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Nov-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4xfbj6axq6885r7we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. 1 Riesling Trocken</text:p>
          </table:table-cell>
          <table:table-cell office:value-type="string" calcext:value-type="string">
            <text:p>Kaufmann</text:p>
          </table:table-cell>
          <table:table-cell office:value-type="float" office:value="29.879011" calcext:value-type="float">
            <text:p>29.87901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UVÉE NO. 103 BRUT NATURE</text:p>
          </table:table-cell>
          <table:table-cell office:value-type="string" calcext:value-type="string">
            <text:p>Christmann &amp; Kau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90" calcext:value-type="float">
            <text:p>3790</text:p>
          </table:table-cell>
          <table:table-cell office:value-type="float" office:value="2526" calcext:value-type="float">
            <text:p>25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Nov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4xfbj6axq6885r7we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. 1 Riesling Trocken</text:p>
          </table:table-cell>
          <table:table-cell office:value-type="string" calcext:value-type="string">
            <text:p>Kaufmann</text:p>
          </table:table-cell>
          <table:table-cell office:value-type="float" office:value="29.879011" calcext:value-type="float">
            <text:p>29.879011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TROCKEN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tfj25kr24zeqpkt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ocken</text:p>
          </table:table-cell>
          <table:table-cell office:value-type="string" calcext:value-type="string">
            <text:p>Wittmann</text:p>
          </table:table-cell>
          <table:table-cell office:value-type="float" office:value="27.604326" calcext:value-type="float">
            <text:p>27.6043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KALKGESTEIN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89" calcext:value-type="float">
            <text:p>1889</text:p>
          </table:table-cell>
          <table:table-cell office:value-type="float" office:value="1259" calcext:value-type="float">
            <text:p>125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j8rqshg5my15ec7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Kalkstein Trocken</text:p>
          </table:table-cell>
          <table:table-cell office:value-type="string" calcext:value-type="string">
            <text:p>Wittmann</text:p>
          </table:table-cell>
          <table:table-cell office:value-type="float" office:value="34.81853" calcext:value-type="float">
            <text:p>34.8185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ESTHOFENER 1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90" calcext:value-type="float">
            <text:p>2990</text:p>
          </table:table-cell>
          <table:table-cell office:value-type="float" office:value="1993" calcext:value-type="float">
            <text:p>1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996xdze4qsyhkcc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ndersheimer Spätburgunder 1G Trocken</text:p>
          </table:table-cell>
          <table:table-cell office:value-type="string" calcext:value-type="string">
            <text:p>Wittmann</text:p>
          </table:table-cell>
          <table:table-cell office:value-type="float" office:value="33.137886" calcext:value-type="float">
            <text:p>33.137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ULERDE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350" calcext:value-type="float">
            <text:p>5350</text:p>
          </table:table-cell>
          <table:table-cell office:value-type="float" office:value="3566" calcext:value-type="float">
            <text:p>35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6n62h4rcrgkc4t9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lerde Riesling GG</text:p>
          </table:table-cell>
          <table:table-cell office:value-type="string" calcext:value-type="string">
            <text:p>Wittmann</text:p>
          </table:table-cell>
          <table:table-cell office:value-type="float" office:value="39.4054" calcext:value-type="float">
            <text:p>39.4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KIRCHSPIEL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5ayz75a0zkwbvbj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Riesling GG</text:p>
          </table:table-cell>
          <table:table-cell office:value-type="string" calcext:value-type="string">
            <text:p>Wittmann</text:p>
          </table:table-cell>
          <table:table-cell office:value-type="float" office:value="40.58283" calcext:value-type="float">
            <text:p>40.58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BRUNNENHÄUSCHEN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yavj1n0e1y0r1b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nnenhäuschen Riesling GG</text:p>
          </table:table-cell>
          <table:table-cell office:value-type="string" calcext:value-type="string">
            <text:p>Wittmann</text:p>
          </table:table-cell>
          <table:table-cell office:value-type="float" office:value="42.274918" calcext:value-type="float">
            <text:p>42.2749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ORSTEIN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h6m02w9wbee0tn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stein Riesling GG</text:p>
          </table:table-cell>
          <table:table-cell office:value-type="string" calcext:value-type="string">
            <text:p>Wittmann</text:p>
          </table:table-cell>
          <table:table-cell office:value-type="float" office:value="39.958946" calcext:value-type="float">
            <text:p>39.9589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ORSTEIN GG - MAGNUM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5500" calcext:value-type="float">
            <text:p>15500</text:p>
          </table:table-cell>
          <table:table-cell office:value-type="float" office:value="10333" calcext:value-type="float">
            <text:p>10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h6m02w9wbee0tn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stein Riesling GG</text:p>
          </table:table-cell>
          <table:table-cell office:value-type="string" calcext:value-type="string">
            <text:p>Wittmann</text:p>
          </table:table-cell>
          <table:table-cell office:value-type="float" office:value="39.958946" calcext:value-type="float">
            <text:p>39.95894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ESTHOFENER 1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5000" calcext:value-type="float">
            <text:p>305000</text:p>
          </table:table-cell>
          <table:table-cell office:value-type="float" office:value="203333" calcext:value-type="float">
            <text:p>20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996xdze4qsyhkcc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ndersheimer Spätburgunder 1G Trocken</text:p>
          </table:table-cell>
          <table:table-cell office:value-type="string" calcext:value-type="string">
            <text:p>Wittmann</text:p>
          </table:table-cell>
          <table:table-cell office:value-type="float" office:value="33.137886" calcext:value-type="float">
            <text:p>33.137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AULERDE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60000" calcext:value-type="float">
            <text:p>560000</text:p>
          </table:table-cell>
          <table:table-cell office:value-type="float" office:value="373333" calcext:value-type="float">
            <text:p>37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6n62h4rcrgkc4t9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lerde Riesling GG</text:p>
          </table:table-cell>
          <table:table-cell office:value-type="string" calcext:value-type="string">
            <text:p>Wittmann</text:p>
          </table:table-cell>
          <table:table-cell office:value-type="float" office:value="39.4054" calcext:value-type="float">
            <text:p>39.4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KIRCHSPIEL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70000" calcext:value-type="float">
            <text:p>670000</text:p>
          </table:table-cell>
          <table:table-cell office:value-type="float" office:value="446666" calcext:value-type="float">
            <text:p>44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5ayz75a0zkwbvbj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Riesling GG</text:p>
          </table:table-cell>
          <table:table-cell office:value-type="string" calcext:value-type="string">
            <text:p>Wittmann</text:p>
          </table:table-cell>
          <table:table-cell office:value-type="float" office:value="40.58283" calcext:value-type="float">
            <text:p>40.58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BRUNNENHÄUSCHEN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00" calcext:value-type="float">
            <text:p>770000</text:p>
          </table:table-cell>
          <table:table-cell office:value-type="float" office:value="513333" calcext:value-type="float">
            <text:p>5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yavj1n0e1y0r1b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nnenhäuschen Riesling GG</text:p>
          </table:table-cell>
          <table:table-cell office:value-type="string" calcext:value-type="string">
            <text:p>Wittmann</text:p>
          </table:table-cell>
          <table:table-cell office:value-type="float" office:value="42.274918" calcext:value-type="float">
            <text:p>42.2749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BRUNNENHÄUSCHEN GG</text:p>
          </table:table-cell>
          <table:table-cell office:value-type="string" calcext:value-type="string">
            <text:p>Wit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00" calcext:value-type="float">
            <text:p>790000</text:p>
          </table:table-cell>
          <table:table-cell office:value-type="float" office:value="526666" calcext:value-type="float">
            <text:p>5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yavj1n0e1y0r1b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unnenhäuschen Riesling GG</text:p>
          </table:table-cell>
          <table:table-cell office:value-type="string" calcext:value-type="string">
            <text:p>Wittmann</text:p>
          </table:table-cell>
          <table:table-cell office:value-type="float" office:value="42.274918" calcext:value-type="float">
            <text:p>42.274918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ESTHOFENER 1G - MAGNUM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996xdze4qsyhkcc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ndersheimer Spätburgunder 1G Trocken</text:p>
          </table:table-cell>
          <table:table-cell office:value-type="string" calcext:value-type="string">
            <text:p>Wittmann</text:p>
          </table:table-cell>
          <table:table-cell office:value-type="float" office:value="33.137886" calcext:value-type="float">
            <text:p>33.13788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WESTHOFENER 1G - MAGNUM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20000" calcext:value-type="float">
            <text:p>620000</text:p>
          </table:table-cell>
          <table:table-cell office:value-type="float" office:value="413333" calcext:value-type="float">
            <text:p>4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996xdze4qsyhkcc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ndersheimer Spätburgunder 1G Trocken</text:p>
          </table:table-cell>
          <table:table-cell office:value-type="string" calcext:value-type="string">
            <text:p>Wittmann</text:p>
          </table:table-cell>
          <table:table-cell office:value-type="float" office:value="33.137886" calcext:value-type="float">
            <text:p>33.1378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KIRCHSPIEL GG - MAGNUM</text:p>
          </table:table-cell>
          <table:table-cell office:value-type="string" calcext:value-type="string">
            <text:p>Wit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8333" calcext:value-type="float">
            <text:p>8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5ayz75a0zkwbvbj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Riesling GG</text:p>
          </table:table-cell>
          <table:table-cell office:value-type="string" calcext:value-type="string">
            <text:p>Wittmann</text:p>
          </table:table-cell>
          <table:table-cell office:value-type="float" office:value="40.58283" calcext:value-type="float">
            <text:p>40.58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KIRCHSPIEL GG - MAGNUM</text:p>
          </table:table-cell>
          <table:table-cell office:value-type="string" calcext:value-type="string">
            <text:p>Wit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66666" calcext:value-type="float">
            <text:p>8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5ayz75a0zkwbvbj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Riesling GG</text:p>
          </table:table-cell>
          <table:table-cell office:value-type="string" calcext:value-type="string">
            <text:p>Wittmann</text:p>
          </table:table-cell>
          <table:table-cell office:value-type="float" office:value="40.58283" calcext:value-type="float">
            <text:p>40.58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KIRCHSPIEL GG - MAGNUM</text:p>
          </table:table-cell>
          <table:table-cell office:value-type="string" calcext:value-type="string">
            <text:p>Wit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5ayz75a0zkwbvbj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chspiel Riesling GG</text:p>
          </table:table-cell>
          <table:table-cell office:value-type="string" calcext:value-type="string">
            <text:p>Wittmann</text:p>
          </table:table-cell>
          <table:table-cell office:value-type="float" office:value="40.58283" calcext:value-type="float">
            <text:p>40.582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ORSTEIN GG - MAGNUM</text:p>
          </table:table-cell>
          <table:table-cell office:value-type="string" calcext:value-type="string">
            <text:p>Wittman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953333" calcext:value-type="float">
            <text:p>95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8h6m02w9wbee0tn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rstein Riesling GG</text:p>
          </table:table-cell>
          <table:table-cell office:value-type="string" calcext:value-type="string">
            <text:p>Wittmann</text:p>
          </table:table-cell>
          <table:table-cell office:value-type="float" office:value="39.958946" calcext:value-type="float">
            <text:p>39.95894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SPUMANTE BRUT - 36 mesi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90" calcext:value-type="float">
            <text:p>2290</text:p>
          </table:table-cell>
          <table:table-cell office:value-type="float" office:value="1526" calcext:value-type="float">
            <text:p>15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/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wh600thbgvrxet7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ätburgunder Brut Rosé</text:p>
          </table:table-cell>
          <table:table-cell office:value-type="string" calcext:value-type="string">
            <text:p>Peter Jakob Kühn</text:p>
          </table:table-cell>
          <table:table-cell office:value-type="float" office:value="41.05074" calcext:value-type="float">
            <text:p>41.05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JAKOBUS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jty25e3af5tmpx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 Bio</text:p>
          </table:table-cell>
          <table:table-cell office:value-type="string" calcext:value-type="string">
            <text:p>Peter Jakob Kühn</text:p>
          </table:table-cell>
          <table:table-cell office:value-type="float" office:value="45.912457" calcext:value-type="float">
            <text:p>45.912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JAKOBUS - MAGNUM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jty25e3af5tmpx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Jacobus Bio</text:p>
          </table:table-cell>
          <table:table-cell office:value-type="string" calcext:value-type="string">
            <text:p>Peter Jakob Kühn</text:p>
          </table:table-cell>
          <table:table-cell office:value-type="float" office:value="45.912457" calcext:value-type="float">
            <text:p>45.9124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QUARZIT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yhrddqgac50473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Quarzit Bio</text:p>
          </table:table-cell>
          <table:table-cell office:value-type="string" calcext:value-type="string">
            <text:p>Peter Jakob Kühn</text:p>
          </table:table-cell>
          <table:table-cell office:value-type="float" office:value="46.814075" calcext:value-type="float">
            <text:p>46.8140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QUARZIT - MAGNUM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4850" calcext:value-type="float">
            <text:p>4850</text:p>
          </table:table-cell>
          <table:table-cell office:value-type="float" office:value="3233" calcext:value-type="float">
            <text:p>3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yhrddqgac50473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Quarzit Bio</text:p>
          </table:table-cell>
          <table:table-cell office:value-type="string" calcext:value-type="string">
            <text:p>Peter Jakob Kühn</text:p>
          </table:table-cell>
          <table:table-cell office:value-type="float" office:value="46.814075" calcext:value-type="float">
            <text:p>46.8140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ENDELBERG 1G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2566" calcext:value-type="float">
            <text:p>25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wydnaexkwhj8nh8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lgarten Hendelberg 1G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54.054207" calcext:value-type="float">
            <text:p>54.0542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. NIKOLAUS GG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j2v1vhpkajdhh5f1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ittelheim St. Nikolaus Riesling Auslese</text:p>
          </table:table-cell>
          <table:table-cell office:value-type="string" calcext:value-type="string">
            <text:p>Peter Jakob Kühn</text:p>
          </table:table-cell>
          <table:table-cell office:value-type="float" office:value="48.48129" calcext:value-type="float">
            <text:p>48.48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DOOSBERG GG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3866" calcext:value-type="float">
            <text:p>38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Doosberg GG</text:p>
          </table:table-cell>
          <table:table-cell office:value-type="string" calcext:value-type="string">
            <text:p>Peter Jakob Kühn</text:p>
          </table:table-cell>
          <table:table-cell office:value-type="float" office:value="52.69716" calcext:value-type="float">
            <text:p>52.697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DOOSBERG GG - MAGNUM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8333" calcext:value-type="float">
            <text:p>8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h56k5d6nb8j3cr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Doosberg GG</text:p>
          </table:table-cell>
          <table:table-cell office:value-type="string" calcext:value-type="string">
            <text:p>Peter Jakob Kühn</text:p>
          </table:table-cell>
          <table:table-cell office:value-type="float" office:value="52.69716" calcext:value-type="float">
            <text:p>52.69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LANDGEFLECHT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zxwrgj29zx9q6c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dgeflecht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51.678104" calcext:value-type="float">
            <text:p>51.678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LANDGEFLECHT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zxwrgj29zx9q6c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dgeflecht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51.678104" calcext:value-type="float">
            <text:p>51.6781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CHLEHDORN</text:p>
          </table:table-cell>
          <table:table-cell office:value-type="string" calcext:value-type="string">
            <text:p>Peter Jakob Küh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786666" calcext:value-type="float">
            <text:p>78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gq6py0kq8gmkcv9g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ehdorn Riesling Trocken</text:p>
          </table:table-cell>
          <table:table-cell office:value-type="string" calcext:value-type="string">
            <text:p>Peter Jakob Kühn</text:p>
          </table:table-cell>
          <table:table-cell office:value-type="float" office:value="51.678104" calcext:value-type="float">
            <text:p>51.6781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LENCHEN AUSLESE</text:p>
          </table:table-cell>
          <table:table-cell office:value-type="string" calcext:value-type="string">
            <text:p>Peter Jakob Küh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90" calcext:value-type="float">
            <text:p>3590</text:p>
          </table:table-cell>
          <table:table-cell office:value-type="float" office:value="2393" calcext:value-type="float">
            <text:p>23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2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6rp479pgd4p9rr2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estricher Lenchen Riesling Auslese</text:p>
          </table:table-cell>
          <table:table-cell office:value-type="string" calcext:value-type="string">
            <text:p>Peter Jakob Kühn</text:p>
          </table:table-cell>
          <table:table-cell office:value-type="float" office:value="50.62022" calcext:value-type="float">
            <text:p>50.62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LENCHEN BEERENAUSLESE</text:p>
          </table:table-cell>
          <table:table-cell office:value-type="string" calcext:value-type="string">
            <text:p>Peter Jakob Küh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90" calcext:value-type="float">
            <text:p>7990</text:p>
          </table:table-cell>
          <table:table-cell office:value-type="float" office:value="5326" calcext:value-type="float">
            <text:p>5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23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b9rsr1h1tar3c9w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nchen Riesling Beerenauslese</text:p>
          </table:table-cell>
          <table:table-cell office:value-type="string" calcext:value-type="string">
            <text:p>Peter Jakob Kühn</text:p>
          </table:table-cell>
          <table:table-cell office:value-type="float" office:value="53.168655" calcext:value-type="float">
            <text:p>53.1686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LENCHEN TROCKENBEERENAUSLESE</text:p>
          </table:table-cell>
          <table:table-cell office:value-type="string" calcext:value-type="string">
            <text:p>Peter Jakob Küh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490" calcext:value-type="float">
            <text:p>16490</text:p>
          </table:table-cell>
          <table:table-cell office:value-type="float" office:value="10993" calcext:value-type="float">
            <text:p>10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31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hendp900a47wszzb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estrich Lenchen Riesling Trockenbeerenauslese</text:p>
          </table:table-cell>
          <table:table-cell office:value-type="string" calcext:value-type="string">
            <text:p>Peter Jakob Kühn</text:p>
          </table:table-cell>
          <table:table-cell office:value-type="float" office:value="51.823296" calcext:value-type="float">
            <text:p>51.8232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ULKAN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3c03gdhgde79j6hm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Vulkangestein</text:p>
          </table:table-cell>
          <table:table-cell office:value-type="string" calcext:value-type="string">
            <text:p>Schäfer-Fröhlich</text:p>
          </table:table-cell>
          <table:table-cell office:value-type="float" office:value="45.958767" calcext:value-type="float">
            <text:p>45.9587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5000" calcext:value-type="float">
            <text:p>265000</text:p>
          </table:table-cell>
          <table:table-cell office:value-type="float" office:value="176666" calcext:value-type="float">
            <text:p>17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3ya1p7rpk4krwkf1j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iefergestein Riesling Feinherb</text:p>
          </table:table-cell>
          <table:table-cell office:value-type="string" calcext:value-type="string">
            <text:p>Schäfer-Fröhlich</text:p>
          </table:table-cell>
          <table:table-cell office:value-type="float" office:value="46.124493" calcext:value-type="float">
            <text:p>46.124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5000" calcext:value-type="float">
            <text:p>265000</text:p>
          </table:table-cell>
          <table:table-cell office:value-type="float" office:value="176666" calcext:value-type="float">
            <text:p>17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3ya1p7rpk4krwkf1j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iefergestein Riesling Feinherb</text:p>
          </table:table-cell>
          <table:table-cell office:value-type="string" calcext:value-type="string">
            <text:p>Schäfer-Fröhlich</text:p>
          </table:table-cell>
          <table:table-cell office:value-type="float" office:value="46.124493" calcext:value-type="float">
            <text:p>46.124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CHIEFERGESTEIN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3333" calcext:value-type="float">
            <text:p>18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33ya1p7rpk4krwkf1j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chiefergestein Riesling Feinherb</text:p>
          </table:table-cell>
          <table:table-cell office:value-type="string" calcext:value-type="string">
            <text:p>Schäfer-Fröhlich</text:p>
          </table:table-cell>
          <table:table-cell office:value-type="float" office:value="46.124493" calcext:value-type="float">
            <text:p>46.1244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8jmh3y72b4dtsbq48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264107" calcext:value-type="float">
            <text:p>52.264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8jmh3y72b4dtsbq48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264107" calcext:value-type="float">
            <text:p>52.264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00" calcext:value-type="float">
            <text:p>620000</text:p>
          </table:table-cell>
          <table:table-cell office:value-type="float" office:value="413333" calcext:value-type="float">
            <text:p>41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8jmh3y72b4dtsbq48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264107" calcext:value-type="float">
            <text:p>52.264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ROM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tromberg</text:p>
          </table:table-cell>
          <table:table-cell office:value-type="string" calcext:value-type="string">
            <text:p>Schäfer-Fröhlich</text:p>
          </table:table-cell>
          <table:table-cell office:value-type="float" office:value="52.438618" calcext:value-type="float">
            <text:p>52.438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ROM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00" calcext:value-type="float">
            <text:p>650000</text:p>
          </table:table-cell>
          <table:table-cell office:value-type="float" office:value="433333" calcext:value-type="float">
            <text:p>4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tromberg</text:p>
          </table:table-cell>
          <table:table-cell office:value-type="string" calcext:value-type="string">
            <text:p>Schäfer-Fröhlich</text:p>
          </table:table-cell>
          <table:table-cell office:value-type="float" office:value="52.438618" calcext:value-type="float">
            <text:p>52.438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ROMBERG GG</text:p>
          </table:table-cell>
          <table:table-cell office:value-type="string" calcext:value-type="string">
            <text:p>Schäfer-Fröhlic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00" calcext:value-type="float">
            <text:p>680000</text:p>
          </table:table-cell>
          <table:table-cell office:value-type="float" office:value="453333" calcext:value-type="float">
            <text:p>45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tromberg</text:p>
          </table:table-cell>
          <table:table-cell office:value-type="string" calcext:value-type="string">
            <text:p>Schäfer-Fröhlich</text:p>
          </table:table-cell>
          <table:table-cell office:value-type="float" office:value="52.438618" calcext:value-type="float">
            <text:p>52.438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ROM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666" calcext:value-type="float">
            <text:p>4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paezvvwr271gm2yq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tromberg</text:p>
          </table:table-cell>
          <table:table-cell office:value-type="string" calcext:value-type="string">
            <text:p>Schäfer-Fröhlich</text:p>
          </table:table-cell>
          <table:table-cell office:value-type="float" office:value="52.438618" calcext:value-type="float">
            <text:p>52.4386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ALENBERG GG</text:p>
          </table:table-cell>
          <table:table-cell office:value-type="string" calcext:value-type="string">
            <text:p>Schäfer-Fröhlic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8jmhv1ptapw68v54e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en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0.33361" calcext:value-type="float">
            <text:p>50.33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ALENBERG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40000" calcext:value-type="float">
            <text:p>640000</text:p>
          </table:table-cell>
          <table:table-cell office:value-type="float" office:value="426666" calcext:value-type="float">
            <text:p>4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8jmhv1ptapw68v54e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lenberg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0.33361" calcext:value-type="float">
            <text:p>50.333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ECK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666" calcext:value-type="float">
            <text:p>4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m7899356jtnpn79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eck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836376" calcext:value-type="float">
            <text:p>52.836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ECK GG</text:p>
          </table:table-cell>
          <table:table-cell office:value-type="string" calcext:value-type="string">
            <text:p>Schäfer-Fröhl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00" calcext:value-type="float">
            <text:p>72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m7899356jtnpn79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eck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836376" calcext:value-type="float">
            <text:p>52.836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ELSENECK GG</text:p>
          </table:table-cell>
          <table:table-cell office:value-type="string" calcext:value-type="string">
            <text:p>Schäfer-Fröhlic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m7899356jtnpn79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lseneck Riesling GG</text:p>
          </table:table-cell>
          <table:table-cell office:value-type="string" calcext:value-type="string">
            <text:p>Schäfer-Fröhlich</text:p>
          </table:table-cell>
          <table:table-cell office:value-type="float" office:value="52.836376" calcext:value-type="float">
            <text:p>52.8363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INAL</text:p>
          </table:table-cell>
          <table:table-cell office:value-type="string" calcext:value-type="string">
            <text:p>Schäfer-Fröhlic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83gqxjwmwp1tz011s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inale Edition Ortega Beerenauslese</text:p>
          </table:table-cell>
          <table:table-cell office:value-type="string" calcext:value-type="string">
            <text:p>Schäfer &amp; Sohn</text:p>
          </table:table-cell>
          <table:table-cell office:value-type="float" office:value="22.67083" calcext:value-type="float">
            <text:p>22.67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FINAL</text:p>
          </table:table-cell>
          <table:table-cell office:value-type="string" calcext:value-type="string">
            <text:p>Schäfer-Fröhlic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50000" calcext:value-type="float">
            <text:p>5550000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183gqxjwmwp1tz011s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Finale Edition Ortega Beerenauslese</text:p>
          </table:table-cell>
          <table:table-cell office:value-type="string" calcext:value-type="string">
            <text:p>Schäfer &amp; Sohn</text:p>
          </table:table-cell>
          <table:table-cell office:value-type="float" office:value="22.67083" calcext:value-type="float">
            <text:p>22.67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ROCKEN</text:p>
          </table:table-cell>
          <table:table-cell office:value-type="string" calcext:value-type="string">
            <text:p>Clemens Busch</text:p>
          </table:table-cell>
          <table:table-cell table:style-name="ce1" office:value-type="string" calcext:value-type="string">
            <text:p>dal 09/06</text:p>
          </table:table-cell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1190" calcext:value-type="float">
            <text:p>1190</text:p>
          </table:table-cell>
          <table:table-cell office:value-type="float" office:value="793" calcext:value-type="float">
            <text:p>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d22aqh02svjdwm5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LS</text:p>
          </table:table-cell>
          <table:table-cell office:value-type="string" calcext:value-type="string">
            <text:p>Clemens Busch</text:p>
          </table:table-cell>
          <table:table-cell office:value-type="float" office:value="36.4915" calcext:value-type="float">
            <text:p>36.49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(ALTER)NATIV macerato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dmrbed5z3v277bpw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(Alter) Native Riesling</text:p>
          </table:table-cell>
          <table:table-cell office:value-type="string" calcext:value-type="string">
            <text:p>Clemens Busch</text:p>
          </table:table-cell>
          <table:table-cell office:value-type="float" office:value="47.11267" calcext:value-type="float">
            <text:p>47.112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GRAUEN SCHIEFER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3eegt2d1b9pnx1y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Grauen Schiefer</text:p>
          </table:table-cell>
          <table:table-cell office:value-type="string" calcext:value-type="string">
            <text:p>Clemens Busch</text:p>
          </table:table-cell>
          <table:table-cell office:value-type="float" office:value="54.372345" calcext:value-type="float">
            <text:p>54.3723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GRAUEN SCHIEFER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2533" calcext:value-type="float">
            <text:p>25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3eegt2d1b9pnx1y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Grauen Schiefer</text:p>
          </table:table-cell>
          <table:table-cell office:value-type="string" calcext:value-type="string">
            <text:p>Clemens Busch</text:p>
          </table:table-cell>
          <table:table-cell office:value-type="float" office:value="54.372345" calcext:value-type="float">
            <text:p>54.3723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ROTEN SCHIEFER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3me1917c3mr2tct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Roten Schiefer Bio</text:p>
          </table:table-cell>
          <table:table-cell office:value-type="string" calcext:value-type="string">
            <text:p>Clemens Busch</text:p>
          </table:table-cell>
          <table:table-cell office:value-type="float" office:value="50.75323" calcext:value-type="float">
            <text:p>50.753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ROTEN SCHIEFER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2533" calcext:value-type="float">
            <text:p>25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3me1917c3mr2tct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Roten Schiefer Bio</text:p>
          </table:table-cell>
          <table:table-cell office:value-type="string" calcext:value-type="string">
            <text:p>Clemens Busch</text:p>
          </table:table-cell>
          <table:table-cell office:value-type="float" office:value="50.75323" calcext:value-type="float">
            <text:p>50.753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ROTEN SCHIEFER - D.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2" calcext:value-type="float">
            <text:p>2022</text:p>
          </table:table-cell>
          <table:table-cell office:value-type="float" office:value="7190" calcext:value-type="float">
            <text:p>7190</text:p>
          </table:table-cell>
          <table:table-cell office:value-type="float" office:value="4793" calcext:value-type="float">
            <text:p>47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3me1917c3mr2tct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Vom Roten Schiefer Bio</text:p>
          </table:table-cell>
          <table:table-cell office:value-type="string" calcext:value-type="string">
            <text:p>Clemens Busch</text:p>
          </table:table-cell>
          <table:table-cell office:value-type="float" office:value="50.75323" calcext:value-type="float">
            <text:p>50.753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BLAUEN SCHIEFER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150" calcext:value-type="float">
            <text:p>2150</text:p>
          </table:table-cell>
          <table:table-cell office:value-type="float" office:value="1433" calcext:value-type="float">
            <text:p>14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w8h91ebdevannn5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Blauen Schiefer</text:p>
          </table:table-cell>
          <table:table-cell office:value-type="string" calcext:value-type="string">
            <text:p>Clemens Busch</text:p>
          </table:table-cell>
          <table:table-cell office:value-type="float" office:value="53.687733" calcext:value-type="float">
            <text:p>53.6877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ONNENGARTEN 1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150" calcext:value-type="float">
            <text:p>2150</text:p>
          </table:table-cell>
          <table:table-cell office:value-type="float" office:value="1433" calcext:value-type="float">
            <text:p>14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c5qk03bp794ds5k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Nonnengarten</text:p>
          </table:table-cell>
          <table:table-cell office:value-type="string" calcext:value-type="string">
            <text:p>Clemens Busch</text:p>
          </table:table-cell>
          <table:table-cell office:value-type="float" office:value="44.446217" calcext:value-type="float">
            <text:p>44.4462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ONNENGARTEN 1G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3233" calcext:value-type="float">
            <text:p>3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c5qk03bp794ds5k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Nonnengarten</text:p>
          </table:table-cell>
          <table:table-cell office:value-type="string" calcext:value-type="string">
            <text:p>Clemens Busch</text:p>
          </table:table-cell>
          <table:table-cell office:value-type="float" office:value="44.446217" calcext:value-type="float">
            <text:p>44.44621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MARIENBURG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50" calcext:value-type="float">
            <text:p>345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0.222687" calcext:value-type="float">
            <text:p>50.22268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MARIENBURG GG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000" calcext:value-type="float">
            <text:p>7000</text:p>
          </table:table-cell>
          <table:table-cell office:value-type="float" office:value="4666" calcext:value-type="float">
            <text:p>4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0.222687" calcext:value-type="float">
            <text:p>50.2226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LKENLAY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50" calcext:value-type="float">
            <text:p>37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62.13292" calcext:value-type="float">
            <text:p>62.132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GG 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50" calcext:value-type="float">
            <text:p>37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bd7fttab65my9v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</text:p>
          </table:table-cell>
          <table:table-cell office:value-type="string" calcext:value-type="string">
            <text:p>Clemens Busch</text:p>
          </table:table-cell>
          <table:table-cell office:value-type="float" office:value="62.13292" calcext:value-type="float">
            <text:p>62.132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TERRASSEN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50" calcext:value-type="float">
            <text:p>5850</text:p>
          </table:table-cell>
          <table:table-cell office:value-type="float" office:value="3900" calcext:value-type="float">
            <text:p>3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yx51p93xgp0e14z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 Terrassen</text:p>
          </table:table-cell>
          <table:table-cell office:value-type="string" calcext:value-type="string">
            <text:p>Clemens Busch</text:p>
          </table:table-cell>
          <table:table-cell office:value-type="float" office:value="65.50596" calcext:value-type="float">
            <text:p>65.505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RAFFES 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6533" calcext:value-type="float">
            <text:p>65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bcx6ywp42r9k1nw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Raffes</text:p>
          </table:table-cell>
          <table:table-cell office:value-type="string" calcext:value-type="string">
            <text:p>Clemens Busch</text:p>
          </table:table-cell>
          <table:table-cell office:value-type="float" office:value="56.49647" calcext:value-type="float">
            <text:p>56.496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ELSTERRASSE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800" calcext:value-type="float">
            <text:p>9800</text:p>
          </table:table-cell>
          <table:table-cell office:value-type="float" office:value="6533" calcext:value-type="float">
            <text:p>65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4nykbeqafjgpvm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elsterrasse</text:p>
          </table:table-cell>
          <table:table-cell office:value-type="string" calcext:value-type="string">
            <text:p>Clemens Busch</text:p>
          </table:table-cell>
          <table:table-cell office:value-type="float" office:value="55.709198" calcext:value-type="float">
            <text:p>55.7091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KABINETT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5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vgqaczned47rs7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Kabinett</text:p>
          </table:table-cell>
          <table:table-cell office:value-type="string" calcext:value-type="string">
            <text:p>Clemens Busch</text:p>
          </table:table-cell>
          <table:table-cell office:value-type="float" office:value="50.305504" calcext:value-type="float">
            <text:p>50.305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SPÄTLESE GK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5nb9xmtqrb1hwqj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Spätlese Fahrlay</text:p>
          </table:table-cell>
          <table:table-cell office:value-type="string" calcext:value-type="string">
            <text:p>Clemens Busch</text:p>
          </table:table-cell>
          <table:table-cell office:value-type="float" office:value="47.640205" calcext:value-type="float">
            <text:p>47.6402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AUSLESE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3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5gk2ghmdcqs2h80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Auslese Fahrlay</text:p>
          </table:table-cell>
          <table:table-cell office:value-type="string" calcext:value-type="string">
            <text:p>Clemens Busch</text:p>
          </table:table-cell>
          <table:table-cell office:value-type="float" office:value="60.235786" calcext:value-type="float">
            <text:p>60.2357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AUSLESE GK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190" calcext:value-type="float">
            <text:p>3190</text:p>
          </table:table-cell>
          <table:table-cell office:value-type="float" office:value="2126" calcext:value-type="float">
            <text:p>21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5an9r1rwb8ffmrb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Auslese</text:p>
          </table:table-cell>
          <table:table-cell office:value-type="string" calcext:value-type="string">
            <text:p>Clemens Busch</text:p>
          </table:table-cell>
          <table:table-cell office:value-type="float" office:value="50.677277" calcext:value-type="float">
            <text:p>50.6772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LKENLAY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5000" calcext:value-type="float">
            <text:p>395000</text:p>
          </table:table-cell>
          <table:table-cell office:value-type="float" office:value="263333" calcext:value-type="float">
            <text:p>26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62.13292" calcext:value-type="float">
            <text:p>62.132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bd7fttab65my9v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</text:p>
          </table:table-cell>
          <table:table-cell office:value-type="string" calcext:value-type="string">
            <text:p>Clemens Busch</text:p>
          </table:table-cell>
          <table:table-cell office:value-type="float" office:value="62.13292" calcext:value-type="float">
            <text:p>62.132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TERRASSEN GG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33333" calcext:value-type="float">
            <text:p>3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cyx51p93xgp0e14z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 Terrassen</text:p>
          </table:table-cell>
          <table:table-cell office:value-type="string" calcext:value-type="string">
            <text:p>Clemens Busch</text:p>
          </table:table-cell>
          <table:table-cell office:value-type="float" office:value="65.50596" calcext:value-type="float">
            <text:p>65.505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ELSTERRASSE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00" calcext:value-type="float">
            <text:p>980000</text:p>
          </table:table-cell>
          <table:table-cell office:value-type="float" office:value="653333" calcext:value-type="float">
            <text:p>65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4nykbeqafjgpvm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elsterrasse</text:p>
          </table:table-cell>
          <table:table-cell office:value-type="string" calcext:value-type="string">
            <text:p>Clemens Busch</text:p>
          </table:table-cell>
          <table:table-cell office:value-type="float" office:value="55.709198" calcext:value-type="float">
            <text:p>55.709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ELSTERRASSE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00" calcext:value-type="float">
            <text:p>980000</text:p>
          </table:table-cell>
          <table:table-cell office:value-type="float" office:value="653333" calcext:value-type="float">
            <text:p>65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4nykbeqafjgpvm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elsterrasse</text:p>
          </table:table-cell>
          <table:table-cell office:value-type="string" calcext:value-type="string">
            <text:p>Clemens Busch</text:p>
          </table:table-cell>
          <table:table-cell office:value-type="float" office:value="55.709198" calcext:value-type="float">
            <text:p>55.709198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MARIENBURG GG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20000" calcext:value-type="float">
            <text:p>72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0.222687" calcext:value-type="float">
            <text:p>50.2226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ARIENBURG FAHRLAY GG - MAG.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95000" calcext:value-type="float">
            <text:p>795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bd7fttab65my9v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</text:p>
          </table:table-cell>
          <table:table-cell office:value-type="string" calcext:value-type="string">
            <text:p>Clemens Busch</text:p>
          </table:table-cell>
          <table:table-cell office:value-type="float" office:value="62.13292" calcext:value-type="float">
            <text:p>62.132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. FALKENLAY GG - 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795000" calcext:value-type="float">
            <text:p>795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1,50 x 3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2.298176" calcext:value-type="float">
            <text:p>52.2981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. FALKENLAY GG - DOPPIOMAGN.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1" calcext:value-type="float">
            <text:p>202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2.298176" calcext:value-type="float">
            <text:p>52.298176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RR MARIENBURG GG - DOPPIO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16" calcext:value-type="float">
            <text:p>2016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966666" calcext:value-type="float">
            <text:p>9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0.222687" calcext:value-type="float">
            <text:p>50.22268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. FAHRLAY GG - DOPPIO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16" calcext:value-type="float">
            <text:p>2016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233333" calcext:value-type="float">
            <text:p>12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bd7fttab65my9v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hrlay</text:p>
          </table:table-cell>
          <table:table-cell office:value-type="string" calcext:value-type="string">
            <text:p>Clemens Busch</text:p>
          </table:table-cell>
          <table:table-cell office:value-type="float" office:value="52.298176" calcext:value-type="float">
            <text:p>52.2981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M. FALKENLAY GG - DOPPIOMAGNUM</text:p>
          </table:table-cell>
          <table:table-cell office:value-type="string" calcext:value-type="string">
            <text:p>Clemens Busch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16" calcext:value-type="float">
            <text:p>2016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233333" calcext:value-type="float">
            <text:p>12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3,00 x 1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rb0jmsg3khqjz617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ienburg GG Falkenlay</text:p>
          </table:table-cell>
          <table:table-cell office:value-type="string" calcext:value-type="string">
            <text:p>Clemens Busch</text:p>
          </table:table-cell>
          <table:table-cell office:value-type="float" office:value="52.298176" calcext:value-type="float">
            <text:p>52.29817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TROCKEN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150" calcext:value-type="float">
            <text:p>1150</text:p>
          </table:table-cell>
          <table:table-cell office:value-type="float" office:value="766" calcext:value-type="float">
            <text:p>7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3f3jf73v3ts0tb47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ldenstück Riesling Trocken</text:p>
          </table:table-cell>
          <table:table-cell office:value-type="string" calcext:value-type="string">
            <text:p>Schloss Lieser</text:p>
          </table:table-cell>
          <table:table-cell office:value-type="float" office:value="37.156757" calcext:value-type="float">
            <text:p>37.1567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ELDENSTÜC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3f3jf73v3ts0tb471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ldenstück Riesling Trocken</text:p>
          </table:table-cell>
          <table:table-cell office:value-type="string" calcext:value-type="string">
            <text:p>Schloss Lieser</text:p>
          </table:table-cell>
          <table:table-cell office:value-type="float" office:value="44.823395" calcext:value-type="float">
            <text:p>44.823395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WOODEN TERROIR CASE GG**</text:p>
          </table:table-cell>
          <table:table-cell office:value-type="string" calcext:value-type="string">
            <text:p>Schloss Lies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0" calcext:value-type="float">
            <text:p>35000</text:p>
          </table:table-cell>
          <table:table-cell office:value-type="float" office:value="23333" calcext:value-type="float">
            <text:p>2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kxmt14mtryz5kwgb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ctor Riesling GG</text:p>
          </table:table-cell>
          <table:table-cell office:value-type="string" calcext:value-type="string">
            <text:p>Schloss Lieser</text:p>
          </table:table-cell>
          <table:table-cell office:value-type="float" office:value="41.0532" calcext:value-type="float">
            <text:p>41.05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WEHLENER SONNENUHR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50" calcext:value-type="float">
            <text:p>4250</text:p>
          </table:table-cell>
          <table:table-cell office:value-type="float" office:value="2833" calcext:value-type="float">
            <text:p>2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1y7pfbpc4vzasy1m3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hlener Sonnenuhr Riesling GG</text:p>
          </table:table-cell>
          <table:table-cell office:value-type="string" calcext:value-type="string">
            <text:p>Schloss Lieser</text:p>
          </table:table-cell>
          <table:table-cell office:value-type="float" office:value="54.820496" calcext:value-type="float">
            <text:p>54.8204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IEDERBERG HELDEN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50" calcext:value-type="float">
            <text:p>4250</text:p>
          </table:table-cell>
          <table:table-cell office:value-type="float" office:value="2833" calcext:value-type="float">
            <text:p>2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s0vvq3ebf4cnnb88x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berg Helden Riesling GG</text:p>
          </table:table-cell>
          <table:table-cell office:value-type="string" calcext:value-type="string">
            <text:p>Schloss Lieser</text:p>
          </table:table-cell>
          <table:table-cell office:value-type="float" office:value="55.781754" calcext:value-type="float">
            <text:p>55.78175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KABINETT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50" calcext:value-type="float">
            <text:p>1450</text:p>
          </table:table-cell>
          <table:table-cell office:value-type="float" office:value="966" calcext:value-type="float">
            <text:p>9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4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xkevw7qrz86cyrwv1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ctor Riesling Kabinett</text:p>
          </table:table-cell>
          <table:table-cell office:value-type="string" calcext:value-type="string">
            <text:p>Schloss Lieser</text:p>
          </table:table-cell>
          <table:table-cell office:value-type="float" office:value="38.834053" calcext:value-type="float">
            <text:p>38.8340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JUFFER KABINETT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4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te783y3nh3sdp0dby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ffer Riesling Kabinett</text:p>
          </table:table-cell>
          <table:table-cell office:value-type="string" calcext:value-type="string">
            <text:p>Schloss Lieser</text:p>
          </table:table-cell>
          <table:table-cell office:value-type="float" office:value="47.47265" calcext:value-type="float">
            <text:p>47.47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WEHL. SONNENUHR KABINETT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4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tcf5zk20fsr7pg2pp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Kabinett</text:p>
          </table:table-cell>
          <table:table-cell office:value-type="string" calcext:value-type="string">
            <text:p>Schloss Lieser</text:p>
          </table:table-cell>
          <table:table-cell office:value-type="float" office:value="45.26437" calcext:value-type="float">
            <text:p>45.264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IEDERBERG HELDEN SPÄTLESE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zeghhh8g5khwa0t4wz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Spätlese</text:p>
          </table:table-cell>
          <table:table-cell office:value-type="string" calcext:value-type="string">
            <text:p>Schloss Lieser</text:p>
          </table:table-cell>
          <table:table-cell office:value-type="float" office:value="53.50411" calcext:value-type="float">
            <text:p>53.504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WEHL. SONNENUHR SPÄTLESE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8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cwsykf38jyqnhqb4jzyz35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chloss Lieser</text:p>
          </table:table-cell>
          <table:table-cell office:value-type="float" office:value="44.94392" calcext:value-type="float">
            <text:p>44.943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AUSLESE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90" calcext:value-type="float">
            <text:p>3390</text:p>
          </table:table-cell>
          <table:table-cell office:value-type="float" office:value="2260" calcext:value-type="float">
            <text:p>22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AUSLESE 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3266" calcext:value-type="float">
            <text:p>32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x 6 / S |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AUSLESE 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90" calcext:value-type="float">
            <text:p>2890</text:p>
          </table:table-cell>
          <table:table-cell office:value-type="float" office:value="1926" calcext:value-type="float">
            <text:p>1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N. HELDEN AUSLESE L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4666" calcext:value-type="float">
            <text:p>4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5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N. HELDEN AUSLESE L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50" calcext:value-type="float">
            <text:p>4250</text:p>
          </table:table-cell>
          <table:table-cell office:value-type="float" office:value="2833" calcext:value-type="float">
            <text:p>2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5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TROCKENBEERENAUSLESE</text:p>
          </table:table-cell>
          <table:table-cell office:value-type="string" calcext:value-type="string">
            <text:p>Schloss Lies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32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v11825datpvdvt9as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berg Helden Riesling Trockenbeerenauslese</text:p>
          </table:table-cell>
          <table:table-cell office:value-type="string" calcext:value-type="string">
            <text:p>Schloss Lieser</text:p>
          </table:table-cell>
          <table:table-cell office:value-type="float" office:value="46.581238" calcext:value-type="float">
            <text:p>46.5812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IEDERBERG HELDEN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9000" calcext:value-type="float">
            <text:p>379000</text:p>
          </table:table-cell>
          <table:table-cell office:value-type="float" office:value="252666" calcext:value-type="float">
            <text:p>252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s0vvq3ebf4cnnb88x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berg Helden Riesling GG</text:p>
          </table:table-cell>
          <table:table-cell office:value-type="string" calcext:value-type="string">
            <text:p>Schloss Lieser</text:p>
          </table:table-cell>
          <table:table-cell office:value-type="float" office:value="55.781754" calcext:value-type="float">
            <text:p>55.7817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WEHLENER SONNENUHR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00" calcext:value-type="float">
            <text:p>395000</text:p>
          </table:table-cell>
          <table:table-cell office:value-type="float" office:value="263333" calcext:value-type="float">
            <text:p>26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1y7pfbpc4vzasy1m3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hlener Sonnenuhr Riesling GG</text:p>
          </table:table-cell>
          <table:table-cell office:value-type="string" calcext:value-type="string">
            <text:p>Schloss Lieser</text:p>
          </table:table-cell>
          <table:table-cell office:value-type="float" office:value="54.820496" calcext:value-type="float">
            <text:p>54.8204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IEDERBERG HELDEN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5000" calcext:value-type="float">
            <text:p>395000</text:p>
          </table:table-cell>
          <table:table-cell office:value-type="float" office:value="263333" calcext:value-type="float">
            <text:p>26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s0vvq3ebf4cnnb88x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berg Helden Riesling GG</text:p>
          </table:table-cell>
          <table:table-cell office:value-type="string" calcext:value-type="string">
            <text:p>Schloss Lieser</text:p>
          </table:table-cell>
          <table:table-cell office:value-type="float" office:value="55.781754" calcext:value-type="float">
            <text:p>55.7817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IEDERBERG HELDEN GG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05000" calcext:value-type="float">
            <text:p>405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s0vvq3ebf4cnnb88x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Niederberg Helden Riesling GG</text:p>
          </table:table-cell>
          <table:table-cell office:value-type="string" calcext:value-type="string">
            <text:p>Schloss Lieser</text:p>
          </table:table-cell>
          <table:table-cell office:value-type="float" office:value="55.781754" calcext:value-type="float">
            <text:p>55.7817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AUSLESE 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9000" calcext:value-type="float">
            <text:p>289000</text:p>
          </table:table-cell>
          <table:table-cell office:value-type="float" office:value="192666" calcext:value-type="float">
            <text:p>192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N. HELDEN AUSLESE GK</text:p>
          </table:table-cell>
          <table:table-cell office:value-type="string" calcext:value-type="string">
            <text:p>Schloss Lies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wwcx5cdvbbgh2gxa019x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berg Helden Riesling Auslese</text:p>
          </table:table-cell>
          <table:table-cell office:value-type="string" calcext:value-type="string">
            <text:p>Schloss Lieser</text:p>
          </table:table-cell>
          <table:table-cell office:value-type="float" office:value="45.378162" calcext:value-type="float">
            <text:p>45.37816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IESLING TROCKEN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0eeay0mnmk1qs2f1vw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iesporter Riesling Kabinett Trocken</text:p>
          </table:table-cell>
          <table:table-cell office:value-type="string" calcext:value-type="string">
            <text:p>Reuscher Haart</text:p>
          </table:table-cell>
          <table:table-cell office:value-type="float" office:value="23.198053" calcext:value-type="float">
            <text:p>23.19805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RR PIESPORTER TROCKEN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cf1q5kwx1xnp19qew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esporter</text:p>
          </table:table-cell>
          <table:table-cell office:value-type="string" calcext:value-type="string">
            <text:p>Adam &amp; Haart</text:p>
          </table:table-cell>
          <table:table-cell office:value-type="float" office:value="27.733835" calcext:value-type="float">
            <text:p>27.7338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GG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90" calcext:value-type="float">
            <text:p>3090</text:p>
          </table:table-cell>
          <table:table-cell office:value-type="float" office:value="2060" calcext:value-type="float">
            <text:p>20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c16hzz1jbwaq8gab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GG</text:p>
          </table:table-cell>
          <table:table-cell office:value-type="string" calcext:value-type="string">
            <text:p>Weingut Reinhold Haart</text:p>
          </table:table-cell>
          <table:table-cell office:value-type="float" office:value="32.374886" calcext:value-type="float">
            <text:p>32.3748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HAART TO HEART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h5f3exywk73n0mnhw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aart to Heart Riesling</text:p>
          </table:table-cell>
          <table:table-cell office:value-type="string" calcext:value-type="string">
            <text:p>Weingut Reinhold Haart</text:p>
          </table:table-cell>
          <table:table-cell office:value-type="float" office:value="49.708412" calcext:value-type="float">
            <text:p>49.7084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KABINETT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zskgnz40ydrc3wq1wb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Kabinett</text:p>
          </table:table-cell>
          <table:table-cell office:value-type="string" calcext:value-type="string">
            <text:p>Julian Haart</text:p>
          </table:table-cell>
          <table:table-cell office:value-type="float" office:value="32.674644" calcext:value-type="float">
            <text:p>32.6746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SPÄT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7z2edk3c29w367xxm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Spätlese</text:p>
          </table:table-cell>
          <table:table-cell office:value-type="string" calcext:value-type="string">
            <text:p>Julian Haart</text:p>
          </table:table-cell>
          <table:table-cell office:value-type="float" office:value="32.255165" calcext:value-type="float">
            <text:p>32.2551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SPÄT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19000" calcext:value-type="float">
            <text:p>219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7z2edk3c29w367xxm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Spätlese</text:p>
          </table:table-cell>
          <table:table-cell office:value-type="string" calcext:value-type="string">
            <text:p>Julian Haart</text:p>
          </table:table-cell>
          <table:table-cell office:value-type="float" office:value="32.255165" calcext:value-type="float">
            <text:p>32.2551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SPÄTLESE</text:p>
          </table:table-cell>
          <table:table-cell office:value-type="string" calcext:value-type="string">
            <text:p>Haa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19000" calcext:value-type="float">
            <text:p>219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7z2edk3c29w367xxm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Spätlese</text:p>
          </table:table-cell>
          <table:table-cell office:value-type="string" calcext:value-type="string">
            <text:p>Julian Haart</text:p>
          </table:table-cell>
          <table:table-cell office:value-type="float" office:value="32.255165" calcext:value-type="float">
            <text:p>32.2551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SPÄT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69000" calcext:value-type="float">
            <text:p>369000</text:p>
          </table:table-cell>
          <table:table-cell office:value-type="float" office:value="246000" calcext:value-type="float">
            <text:p>246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w7z2edk3c29w367xxm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Spätlese</text:p>
          </table:table-cell>
          <table:table-cell office:value-type="string" calcext:value-type="string">
            <text:p>Julian Haart</text:p>
          </table:table-cell>
          <table:table-cell office:value-type="float" office:value="32.255165" calcext:value-type="float">
            <text:p>32.2551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DOMHERR SPÄTLESE</text:p>
          </table:table-cell>
          <table:table-cell office:value-type="string" calcext:value-type="string">
            <text:p>Haa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95000" calcext:value-type="float">
            <text:p>395000</text:p>
          </table:table-cell>
          <table:table-cell office:value-type="float" office:value="263333" calcext:value-type="float">
            <text:p>26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sfkajkb0qewt7fb5dj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omherr Spätlese</text:p>
          </table:table-cell>
          <table:table-cell office:value-type="string" calcext:value-type="string">
            <text:p>Weingut Reinhold Haart</text:p>
          </table:table-cell>
          <table:table-cell office:value-type="float" office:value="30.744902" calcext:value-type="float">
            <text:p>30.74490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35000" calcext:value-type="float">
            <text:p>335000</text:p>
          </table:table-cell>
          <table:table-cell office:value-type="float" office:value="223333" calcext:value-type="float">
            <text:p>22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9000" calcext:value-type="float">
            <text:p>189000</text:p>
          </table:table-cell>
          <table:table-cell office:value-type="float" office:value="126000" calcext:value-type="float">
            <text:p>126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3333" calcext:value-type="float">
            <text:p>18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OHLIGSBERG AUSLESE GK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266666" calcext:value-type="float">
            <text:p>2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wq6mj72y4a4vvh6ta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hligsberg Auslese</text:p>
          </table:table-cell>
          <table:table-cell office:value-type="string" calcext:value-type="string">
            <text:p>Julian Haart</text:p>
          </table:table-cell>
          <table:table-cell office:value-type="float" office:value="36.042698" calcext:value-type="float">
            <text:p>36.042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OHLIGSBERG AUSLESE GK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15000" calcext:value-type="float">
            <text:p>415000</text:p>
          </table:table-cell>
          <table:table-cell office:value-type="float" office:value="276666" calcext:value-type="float">
            <text:p>27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9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wq6mj72y4a4vvh6tak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Ohligsberg Auslese</text:p>
          </table:table-cell>
          <table:table-cell office:value-type="string" calcext:value-type="string">
            <text:p>Julian Haart</text:p>
          </table:table-cell>
          <table:table-cell office:value-type="float" office:value="36.042698" calcext:value-type="float">
            <text:p>36.042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 GK</text:p>
          </table:table-cell>
          <table:table-cell office:value-type="string" calcext:value-type="string">
            <text:p>Haa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HALF_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266666" calcext:value-type="float">
            <text:p>2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3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 GK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3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OLDTRÖPFCHEN AUSLESE GK</text:p>
          </table:table-cell>
          <table:table-cell office:value-type="string" calcext:value-type="string">
            <text:p>Ha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33333" calcext:value-type="float">
            <text:p>9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3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RR GOLDTRÖPFCHEN AUSLESE LGK</text:p>
          </table:table-cell>
          <table:table-cell office:value-type="string" calcext:value-type="string">
            <text:p>Haart</text:p>
          </table:table-cell>
          <table:table-cell table:style-name="ce1" office:value-type="string" calcext:value-type="string">
            <text:p>Limitato </text:p>
          </table:table-cell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066666" calcext:value-type="float">
            <text:p>10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5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yk9jz7v7kn6b3qanh8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tröpfchen Auslese</text:p>
          </table:table-cell>
          <table:table-cell office:value-type="string" calcext:value-type="string">
            <text:p>Julian Haart</text:p>
          </table:table-cell>
          <table:table-cell office:value-type="float" office:value="33.046417" calcext:value-type="float">
            <text:p>33.0464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VOM SCHIEFER 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2h6vgx385a2ns8x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m Schiefer Riesling Trocken</text:p>
          </table:table-cell>
          <table:table-cell office:value-type="string" calcext:value-type="string">
            <text:p>Ansgar Clüsserath</text:p>
          </table:table-cell>
          <table:table-cell office:value-type="float" office:value="52.908752" calcext:value-type="float">
            <text:p>52.9087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EINREICH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8b9f363gy07d0vw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reich</text:p>
          </table:table-cell>
          <table:table-cell office:value-type="string" calcext:value-type="string">
            <text:p>Ansgar Clüsserath</text:p>
          </table:table-cell>
          <table:table-cell office:value-type="float" office:value="53.283775" calcext:value-type="float">
            <text:p>53.283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TEINREICH</text:p>
          </table:table-cell>
          <table:table-cell office:value-type="string" calcext:value-type="string">
            <text:p>Ansgar Clüsserath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8b9f363gy07d0vw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teinreich</text:p>
          </table:table-cell>
          <table:table-cell office:value-type="string" calcext:value-type="string">
            <text:p>Ansgar Clüsserath</text:p>
          </table:table-cell>
          <table:table-cell office:value-type="float" office:value="53.283775" calcext:value-type="float">
            <text:p>53.2837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. APOTHEKE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50" calcext:value-type="float">
            <text:p>345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17s6mrhbmxe62v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ttenheimer Apotheke Riesling Spätlese</text:p>
          </table:table-cell>
          <table:table-cell office:value-type="string" calcext:value-type="string">
            <text:p>Ansgar Clüsserath</text:p>
          </table:table-cell>
          <table:table-cell office:value-type="float" office:value="47.25843" calcext:value-type="float">
            <text:p>47.258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. APOTHEKE KABINETT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45 g/l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va6pd18c4nr43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ttenheimer Apotheke Riesling Kabinett</text:p>
          </table:table-cell>
          <table:table-cell office:value-type="string" calcext:value-type="string">
            <text:p>Ansgar Clüsserath</text:p>
          </table:table-cell>
          <table:table-cell office:value-type="float" office:value="51.723557" calcext:value-type="float">
            <text:p>51.723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. APOTHEKE KABINETT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45 g/l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va6pd18c4nr437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ttenheimer Apotheke Riesling Kabinett</text:p>
          </table:table-cell>
          <table:table-cell office:value-type="string" calcext:value-type="string">
            <text:p>Ansgar Clüsserath</text:p>
          </table:table-cell>
          <table:table-cell office:value-type="float" office:value="51.723557" calcext:value-type="float">
            <text:p>51.723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. APOTHEKE SPÄTLESE</text:p>
          </table:table-cell>
          <table:table-cell office:value-type="string" calcext:value-type="string">
            <text:p>Ansgar Clüsserat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65 g/l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ys17s6mrhbmxe62v2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ttenheimer Apotheke Riesling Spätlese</text:p>
          </table:table-cell>
          <table:table-cell office:value-type="string" calcext:value-type="string">
            <text:p>Ansgar Clüsserath</text:p>
          </table:table-cell>
          <table:table-cell office:value-type="float" office:value="51.403107" calcext:value-type="float">
            <text:p>51.403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TROCKEN</text:p>
          </table:table-cell>
          <table:table-cell office:value-type="string" calcext:value-type="string">
            <text:p>Geltz-Zilliken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pkq07ngmv43kye3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</text:p>
          </table:table-cell>
          <table:table-cell office:value-type="string" calcext:value-type="string">
            <text:p>Forstmeister Geltz-Zilliken</text:p>
          </table:table-cell>
          <table:table-cell office:value-type="float" office:value="36.431446" calcext:value-type="float">
            <text:p>36.431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AARBURG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4zn0jaehsr9xh1s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Saarburg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2.693462" calcext:value-type="float">
            <text:p>42.6934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SAARBURG ALTE REBEN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590" calcext:value-type="float">
            <text:p>2590</text:p>
          </table:table-cell>
          <table:table-cell office:value-type="float" office:value="1726" calcext:value-type="float">
            <text:p>17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hsj215v0tb4jts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iesling Trocken Alte Reben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8.3673" calcext:value-type="float">
            <text:p>48.36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GG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69dhnr3r5jvhk0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ausch GG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6.367527" calcext:value-type="float">
            <text:p>46.3675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GG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trocke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69dhnr3r5jvhk0k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Rausch GG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6.367527" calcext:value-type="float">
            <text:p>46.3675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BUTTERFLY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290" calcext:value-type="float">
            <text:p>1290</text:p>
          </table:table-cell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t | ca. 1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c0wc5gstnw5kqt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tterfly Riesling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62069" calcext:value-type="float">
            <text:p>43.620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DIABAS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8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h9kjdkc3b7k46xp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usch Diabas</text:p>
          </table:table-cell>
          <table:table-cell office:value-type="string" calcext:value-type="string">
            <text:p>Forstmeister Geltz-Zilliken</text:p>
          </table:table-cell>
          <table:table-cell office:value-type="float" office:value="51.411873" calcext:value-type="float">
            <text:p>51.4118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KABINETT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5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9kxnvypz8t5zes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usch Kabinett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5.944756" calcext:value-type="float">
            <text:p>45.944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KABINETT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5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9kxnvypz8t5zes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ausch Kabinett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5.944756" calcext:value-type="float">
            <text:p>45.944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SPÄT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90" calcext:value-type="float">
            <text:p>3690</text:p>
          </table:table-cell>
          <table:table-cell office:value-type="float" office:value="2460" calcext:value-type="float">
            <text:p>24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0tna2f2s8gwb71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Rausch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78504" calcext:value-type="float">
            <text:p>43.78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AUS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0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SPÄT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" calcext:value-type="float">
            <text:p>165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0tna2f2s8gwb71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Rausch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78504" calcext:value-type="float">
            <text:p>43.785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SPÄTLESE</text:p>
          </table:table-cell>
          <table:table-cell office:value-type="string" calcext:value-type="string">
            <text:p>Geltz-Zilliken</text:p>
          </table:table-cell>
          <table:table-cell table:style-name="ce1" office:value-type="string" calcext:value-type="string">
            <text:p>Esaurito</text:p>
          </table:table-cell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500000" calcext:value-type="float">
            <text:p>500000</text:p>
          </table:table-cell>
          <table:table-cell office:value-type="float" office:value="333333" calcext:value-type="float">
            <text:p>3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8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0tna2f2s8gwb71f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pätlese Rausch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78504" calcext:value-type="float">
            <text:p>43.785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AUS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20000" calcext:value-type="float">
            <text:p>520000</text:p>
          </table:table-cell>
          <table:table-cell office:value-type="float" office:value="346666" calcext:value-type="float">
            <text:p>34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0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AUS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20000" calcext:value-type="float">
            <text:p>520000</text:p>
          </table:table-cell>
          <table:table-cell office:value-type="float" office:value="346666" calcext:value-type="float">
            <text:p>34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0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AUS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3333" calcext:value-type="float">
            <text:p>18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0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RAUSCH AUSLESE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650000" calcext:value-type="float">
            <text:p>650000</text:p>
          </table:table-cell>
          <table:table-cell office:value-type="float" office:value="433333" calcext:value-type="float">
            <text:p>4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0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RAUSCH AUSLESE GK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00" calcext:value-type="float">
            <text:p>6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RAUSCH AUSLESE GK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66666" calcext:value-type="float">
            <text:p>76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ca.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RAUSCH AUSLESE GK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00" calcext:value-type="float">
            <text:p>63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RAUSCH AUSLESE GK</text:p>
          </table:table-cell>
          <table:table-cell office:value-type="string" calcext:value-type="string">
            <text:p>Geltz-Zillik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950000" calcext:value-type="float">
            <text:p>950000</text:p>
          </table:table-cell>
          <table:table-cell office:value-type="float" office:value="633333" calcext:value-type="float">
            <text:p>6333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375x 6 / S | ca.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zdbf2f10j1kegey49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arburger Rausch Riesling Auslese</text:p>
          </table:table-cell>
          <table:table-cell office:value-type="string" calcext:value-type="string">
            <text:p>Forstmeister Geltz-Zilliken</text:p>
          </table:table-cell>
          <table:table-cell office:value-type="float" office:value="43.0601" calcext:value-type="float">
            <text:p>43.06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TE PINOT BRUT NATURE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0 g/l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2fe36ja2368pg08hzb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nte Pinot</text:p>
          </table:table-cell>
          <table:table-cell office:value-type="string" calcext:value-type="string">
            <text:p>Josmeyer</text:p>
          </table:table-cell>
          <table:table-cell office:value-type="float" office:value="39.16107" calcext:value-type="float">
            <text:p>39.161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. CUVÈE FLEUR DE LOTUS 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rrydf59f187qnmepqy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eur de Lotus</text:p>
          </table:table-cell>
          <table:table-cell office:value-type="string" calcext:value-type="string">
            <text:p>Josmeyer</text:p>
          </table:table-cell>
          <table:table-cell office:value-type="float" office:value="45.345642" calcext:value-type="float">
            <text:p>45.3456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. CUVÈE DES FOLASTRIES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50" calcext:value-type="float">
            <text:p>2350</text:p>
          </table:table-cell>
          <table:table-cell office:value-type="float" office:value="1566" calcext:value-type="float">
            <text:p>15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nh7x4g3yy1gbpdph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Folastries Gewürztraminer</text:p>
          </table:table-cell>
          <table:table-cell office:value-type="string" calcext:value-type="string">
            <text:p>Josmeyer</text:p>
          </table:table-cell>
          <table:table-cell office:value-type="float" office:value="38.600655" calcext:value-type="float">
            <text:p>38.600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. CUVÈE DES FOLASTRIES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8,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nh7x4g3yy1gbpdph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Folastries Gewürztraminer</text:p>
          </table:table-cell>
          <table:table-cell office:value-type="string" calcext:value-type="string">
            <text:p>Josmeyer</text:p>
          </table:table-cell>
          <table:table-cell office:value-type="float" office:value="38.600655" calcext:value-type="float">
            <text:p>38.600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AUXERROIS „H“ V.V.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590" calcext:value-type="float">
            <text:p>2590</text:p>
          </table:table-cell>
          <table:table-cell office:value-type="float" office:value="1726" calcext:value-type="float">
            <text:p>17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2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qwrfjvr57ddpj23wm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 Vieilles Vignes Pinot Auxerrois</text:p>
          </table:table-cell>
          <table:table-cell office:value-type="string" calcext:value-type="string">
            <text:p>Josmeyer</text:p>
          </table:table-cell>
          <table:table-cell office:value-type="float" office:value="39.71093" calcext:value-type="float">
            <text:p>39.710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DRAGON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04jammvb6yehdg6vcz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Dragon Riesling</text:p>
          </table:table-cell>
          <table:table-cell office:value-type="string" calcext:value-type="string">
            <text:p>Josmeyer</text:p>
          </table:table-cell>
          <table:table-cell office:value-type="float" office:value="37.441853" calcext:value-type="float">
            <text:p>37.4418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RAND CRU HENGST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2666" calcext:value-type="float">
            <text:p>2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2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rrvtfcy2wxkcz4j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Hengst</text:p>
          </table:table-cell>
          <table:table-cell office:value-type="string" calcext:value-type="string">
            <text:p>Josmeyer</text:p>
          </table:table-cell>
          <table:table-cell office:value-type="float" office:value="40.724052" calcext:value-type="float">
            <text:p>40.7240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R GRAND CRU HENGST</text:p>
          </table:table-cell>
          <table:table-cell office:value-type="string" calcext:value-type="string">
            <text:p>Josme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90" calcext:value-type="float">
            <text:p>4590</text:p>
          </table:table-cell>
          <table:table-cell office:value-type="float" office:value="3060" calcext:value-type="float">
            <text:p>306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3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rrvtfcy2wxkcz4j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Hengst</text:p>
          </table:table-cell>
          <table:table-cell office:value-type="string" calcext:value-type="string">
            <text:p>Josmeyer</text:p>
          </table:table-cell>
          <table:table-cell office:value-type="float" office:value="40.724052" calcext:value-type="float">
            <text:p>40.72405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GRAND CRU HENGST SAMAIN</text:p>
          </table:table-cell>
          <table:table-cell office:value-type="string" calcext:value-type="string">
            <text:p>Josmey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50" calcext:value-type="float">
            <text:p>525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rrvtfcy2wxkcz4j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Hengst</text:p>
          </table:table-cell>
          <table:table-cell office:value-type="string" calcext:value-type="string">
            <text:p>Josmeyer</text:p>
          </table:table-cell>
          <table:table-cell office:value-type="float" office:value="40.724052" calcext:value-type="float">
            <text:p>40.72405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RR GRAND CRU HENGST SAMAIN</text:p>
          </table:table-cell>
          <table:table-cell office:value-type="string" calcext:value-type="string">
            <text:p>Josmey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250" calcext:value-type="float">
            <text:p>525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4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prrvtfcy2wxkcz4j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Grand Cru Hengst</text:p>
          </table:table-cell>
          <table:table-cell office:value-type="string" calcext:value-type="string">
            <text:p>Josmeyer</text:p>
          </table:table-cell>
          <table:table-cell office:value-type="float" office:value="40.724052" calcext:value-type="float">
            <text:p>40.7240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E CHABLIS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89" calcext:value-type="float">
            <text:p>1989</text:p>
          </table:table-cell>
          <table:table-cell office:value-type="float" office:value="1326" calcext:value-type="float">
            <text:p>13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dmapqq6dffrnng2jd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Chablis</text:p>
          </table:table-cell>
          <table:table-cell office:value-type="string" calcext:value-type="string">
            <text:p>Thierry Laffay</text:p>
          </table:table-cell>
          <table:table-cell office:value-type="float" office:value="49.67469" calcext:value-type="float">
            <text:p>49.674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1ER CRU VAILLON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5g93qphayz1gekt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Vaillon'</text:p>
          </table:table-cell>
          <table:table-cell office:value-type="string" calcext:value-type="string">
            <text:p>Thierry Laffay</text:p>
          </table:table-cell>
          <table:table-cell office:value-type="float" office:value="54.046043" calcext:value-type="float">
            <text:p>54.046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1ER CRU VAILLON</text:p>
          </table:table-cell>
          <table:table-cell office:value-type="string" calcext:value-type="string">
            <text:p>Thierry Laffa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350" calcext:value-type="float">
            <text:p>3350</text:p>
          </table:table-cell>
          <table:table-cell office:value-type="float" office:value="2233" calcext:value-type="float">
            <text:p>2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5g93qphayz1gekt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Vaillon'</text:p>
          </table:table-cell>
          <table:table-cell office:value-type="string" calcext:value-type="string">
            <text:p>Thierry Laffay</text:p>
          </table:table-cell>
          <table:table-cell office:value-type="float" office:value="54.046043" calcext:value-type="float">
            <text:p>54.0460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1ER CRU CÔTE DE LÉCHET</text:p>
          </table:table-cell>
          <table:table-cell office:value-type="string" calcext:value-type="string">
            <text:p>Thierry Laff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50" calcext:value-type="float">
            <text:p>3650</text:p>
          </table:table-cell>
          <table:table-cell office:value-type="float" office:value="2433" calcext:value-type="float">
            <text:p>24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n4g5xw5p0ffd4jgj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Côte de Lechet</text:p>
          </table:table-cell>
          <table:table-cell office:value-type="string" calcext:value-type="string">
            <text:p>Thierry Laffay</text:p>
          </table:table-cell>
          <table:table-cell office:value-type="float" office:value="56.04634" calcext:value-type="float">
            <text:p>56.046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CHARDONNAY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25000" calcext:value-type="float">
            <text:p>325000</text:p>
          </table:table-cell>
          <table:table-cell office:value-type="float" office:value="216666" calcext:value-type="float">
            <text:p>21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9kehds1rk5sfc5x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Domaine Humbert Frères</text:p>
          </table:table-cell>
          <table:table-cell office:value-type="float" office:value="21.24324" calcext:value-type="float">
            <text:p>21.243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CHARDONNAY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5000" calcext:value-type="float">
            <text:p>345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9kehds1rk5sfc5x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Chardonnay</text:p>
          </table:table-cell>
          <table:table-cell office:value-type="string" calcext:value-type="string">
            <text:p>Domaine Humbert Frères</text:p>
          </table:table-cell>
          <table:table-cell office:value-type="float" office:value="21.24324" calcext:value-type="float">
            <text:p>21.24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ROUGE COTE D`OR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9000" calcext:value-type="float">
            <text:p>359000</text:p>
          </table:table-cell>
          <table:table-cell office:value-type="float" office:value="239333" calcext:value-type="float">
            <text:p>239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b1xftd10bgy3nswa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Côte d’Or</text:p>
          </table:table-cell>
          <table:table-cell office:value-type="string" calcext:value-type="string">
            <text:p>Domaine Humbert Frères</text:p>
          </table:table-cell>
          <table:table-cell office:value-type="float" office:value="28.784513" calcext:value-type="float">
            <text:p>28.7845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XIN VIEILLES VIGNES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5000" calcext:value-type="float">
            <text:p>465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2jcs42jqyyx3df8p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Vieilles Vignes Fixin</text:p>
          </table:table-cell>
          <table:table-cell office:value-type="string" calcext:value-type="string">
            <text:p>Domaine Humbert Frères</text:p>
          </table:table-cell>
          <table:table-cell office:value-type="float" office:value="26.401493" calcext:value-type="float">
            <text:p>26.4014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IEILLES V.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25000" calcext:value-type="float">
            <text:p>725000</text:p>
          </table:table-cell>
          <table:table-cell office:value-type="float" office:value="483333" calcext:value-type="float">
            <text:p>48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tavm3qf8tk24hkp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Humbert Frères</text:p>
          </table:table-cell>
          <table:table-cell office:value-type="float" office:value="27.746944" calcext:value-type="float">
            <text:p>27.7469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.V. - MAGNUM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1mt3pgasy2ddwn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Humbert Frères</text:p>
          </table:table-cell>
          <table:table-cell office:value-type="float" office:value="26.642542" calcext:value-type="float">
            <text:p>26.6425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.V. - DOPPIOM.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2" calcext:value-type="float">
            <text:p>2022</text:p>
          </table:table-cell>
          <table:table-cell office:value-type="float" office:value="3350000" calcext:value-type="float">
            <text:p>3350000</text:p>
          </table:table-cell>
          <table:table-cell office:value-type="float" office:value="2233333" calcext:value-type="float">
            <text:p>22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1mt3pgasy2ddwnq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Domaine Humbert Frères</text:p>
          </table:table-cell>
          <table:table-cell office:value-type="float" office:value="26.642542" calcext:value-type="float">
            <text:p>26.6425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3050000" calcext:value-type="float">
            <text:p>3050000</text:p>
          </table:table-cell>
          <table:table-cell office:value-type="float" office:value="2033333" calcext:value-type="float">
            <text:p>20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1ER CRU PETITE CHAPELLE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zjt3f39ptrmbnhdx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Petite Chapelle</text:p>
          </table:table-cell>
          <table:table-cell office:value-type="string" calcext:value-type="string">
            <text:p>Domaine Humbert Frères</text:p>
          </table:table-cell>
          <table:table-cell office:value-type="float" office:value="33.090836" calcext:value-type="float">
            <text:p>33.09083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EVREY-CHAMBERTIN 1ER CRU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jm91c7f808kzw8xn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 Perrière'</text:p>
          </table:table-cell>
          <table:table-cell office:value-type="string" calcext:value-type="string">
            <text:p>Hubert Lignier</text:p>
          </table:table-cell>
          <table:table-cell office:value-type="float" office:value="27.009861" calcext:value-type="float">
            <text:p>27.00986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MES-CHAMBERTIN GRAND CRU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3333" calcext:value-type="float">
            <text:p>17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ym7hsx1e3jnxdt7j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rmes-Chambertin Grand Cru</text:p>
          </table:table-cell>
          <table:table-cell office:value-type="string" calcext:value-type="string">
            <text:p>Domaine Humbert Frères</text:p>
          </table:table-cell>
          <table:table-cell office:value-type="float" office:value="30.841375" calcext:value-type="float">
            <text:p>30.8413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MES-CHAMBERTIN GRAND CRU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733333" calcext:value-type="float">
            <text:p>17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ym7hsx1e3jnxdt7j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rmes-Chambertin Grand Cru</text:p>
          </table:table-cell>
          <table:table-cell office:value-type="string" calcext:value-type="string">
            <text:p>Domaine Humbert Frères</text:p>
          </table:table-cell>
          <table:table-cell office:value-type="float" office:value="30.841375" calcext:value-type="float">
            <text:p>30.8413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IEILLES V.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666" calcext:value-type="float">
            <text:p>4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tavm3qf8tk24hkp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Humbert Frères</text:p>
          </table:table-cell>
          <table:table-cell office:value-type="float" office:value="27.746944" calcext:value-type="float">
            <text:p>27.7469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986666" calcext:value-type="float">
            <text:p>98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833333" calcext:value-type="float">
            <text:p>8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833333" calcext:value-type="float">
            <text:p>8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66666" calcext:value-type="float">
            <text:p>8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IEILLES V.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1" calcext:value-type="float">
            <text:p>2021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tavm3qf8tk24hkp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Humbert Frères</text:p>
          </table:table-cell>
          <table:table-cell office:value-type="float" office:value="27.746944" calcext:value-type="float">
            <text:p>27.7469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IEILLES V.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THUSALEM</text:p>
          </table:table-cell>
          <table:table-cell office:value-type="float" office:value="2020" calcext:value-type="float">
            <text:p>2020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tavm3qf8tk24hkpx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Humbert Frères</text:p>
          </table:table-cell>
          <table:table-cell office:value-type="float" office:value="27.746944" calcext:value-type="float">
            <text:p>27.7469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. 1ER CRU POISSENOT</text:p>
          </table:table-cell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2021" calcext:value-type="float">
            <text:p>202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4333333" calcext:value-type="float">
            <text:p>43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. 1ER CRU POISSENOT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THUSALEM</text:p>
          </table:table-cell>
          <table:table-cell office:value-type="float" office:value="2020" calcext:value-type="float">
            <text:p>20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333333" calcext:value-type="float">
            <text:p>33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. 1ER CRU POISSENOT</text:p>
          </table:table-cell>
          <table:table-cell office:value-type="string" calcext:value-type="string">
            <text:p>Humbert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MATHUSALEM</text:p>
          </table:table-cell>
          <table:table-cell office:value-type="float" office:value="2018" calcext:value-type="float">
            <text:p>2018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3666666" calcext:value-type="float">
            <text:p>36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6vm8dz3m5y8dt4ab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Premier Cru 'Poissenot'</text:p>
          </table:table-cell>
          <table:table-cell office:value-type="string" calcext:value-type="string">
            <text:p>Domaine Humbert Frères</text:p>
          </table:table-cell>
          <table:table-cell office:value-type="float" office:value="29.397354" calcext:value-type="float">
            <text:p>29.3973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ERTIN VIEILLES V.</text:p>
          </table:table-cell>
          <table:table-cell office:value-type="string" calcext:value-type="string">
            <text:p>Harmand-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jabx616f9893570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evrey-Chambertin</text:p>
          </table:table-cell>
          <table:table-cell office:value-type="string" calcext:value-type="string">
            <text:p>Harmand-Geoffroy</text:p>
          </table:table-cell>
          <table:table-cell office:value-type="float" office:value="50.487495" calcext:value-type="float">
            <text:p>50.4874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REY-CHAMBAERTIN 1ER CRU -LA BOSSIERE</text:p>
          </table:table-cell>
          <table:table-cell office:value-type="string" calcext:value-type="string">
            <text:p>Harmand-Geoffro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66666" calcext:value-type="float">
            <text:p>7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j76rcmz91wafe9c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 Bossiere'</text:p>
          </table:table-cell>
          <table:table-cell office:value-type="string" calcext:value-type="string">
            <text:p>Harmand-Geoffroy</text:p>
          </table:table-cell>
          <table:table-cell office:value-type="float" office:value="58.754158" calcext:value-type="float">
            <text:p>58.754158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EVREY-CHAMBAERTIN 1ER CRU</text:p>
          </table:table-cell>
          <table:table-cell office:value-type="string" calcext:value-type="string">
            <text:p>Harmand-Geoffro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j76rcmz91wafe9c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 Bossiere'</text:p>
          </table:table-cell>
          <table:table-cell office:value-type="string" calcext:value-type="string">
            <text:p>Harmand-Geoffroy</text:p>
          </table:table-cell>
          <table:table-cell office:value-type="float" office:value="49.33439" calcext:value-type="float">
            <text:p>49.33439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GEVREY-CHAMBERTIN 1ER CRU</text:p>
          </table:table-cell>
          <table:table-cell office:value-type="string" calcext:value-type="string">
            <text:p>Harmand-Geoffro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833333" calcext:value-type="float">
            <text:p>8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j76rcmz91wafe9cc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 Bossiere'</text:p>
          </table:table-cell>
          <table:table-cell office:value-type="string" calcext:value-type="string">
            <text:p>Harmand-Geoffroy</text:p>
          </table:table-cell>
          <table:table-cell office:value-type="float" office:value="49.771454" calcext:value-type="float">
            <text:p>49.771454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NUITS-SAINT-GEORGES </text:p>
          </table:table-cell>
          <table:table-cell office:value-type="string" calcext:value-type="string">
            <text:p>Desaunay-Biss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00" calcext:value-type="float">
            <text:p>680000</text:p>
          </table:table-cell>
          <table:table-cell office:value-type="float" office:value="453333" calcext:value-type="float">
            <text:p>45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ayh3yt210jaw9sk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Les Belles Croix Nuits-Saint-Georges</text:p>
          </table:table-cell>
          <table:table-cell office:value-type="string" calcext:value-type="string">
            <text:p>Bruno Desaunay Bissey</text:p>
          </table:table-cell>
          <table:table-cell office:value-type="float" office:value="41.75944" calcext:value-type="float">
            <text:p>41.759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VERY-CHAMBERTIN</text:p>
          </table:table-cell>
          <table:table-cell office:value-type="string" calcext:value-type="string">
            <text:p>Desaunay-Biss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00" calcext:value-type="float">
            <text:p>680000</text:p>
          </table:table-cell>
          <table:table-cell office:value-type="float" office:value="453333" calcext:value-type="float">
            <text:p>45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a7kqsb9f3p41yvc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Bruno Desaunay Bissey</text:p>
          </table:table-cell>
          <table:table-cell office:value-type="float" office:value="45.1234" calcext:value-type="float">
            <text:p>45.1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BOLLE-MUSIGNY </text:p>
          </table:table-cell>
          <table:table-cell office:value-type="string" calcext:value-type="string">
            <text:p>Desaunay-Biss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26666" calcext:value-type="float">
            <text:p>5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t10mpa41aa7dw9wg2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Bruno Desaunay Bissey</text:p>
          </table:table-cell>
          <table:table-cell office:value-type="float" office:value="47.924248" calcext:value-type="float">
            <text:p>47.9242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SNE-ROMANÉE VIEILLES VIGNES</text:p>
          </table:table-cell>
          <table:table-cell office:value-type="string" calcext:value-type="string">
            <text:p>Desaunay-Biss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26666" calcext:value-type="float">
            <text:p>5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8nayzt7t46kbbyd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 Vosne-Romanée</text:p>
          </table:table-cell>
          <table:table-cell office:value-type="string" calcext:value-type="string">
            <text:p>Bruno Desaunay Bissey</text:p>
          </table:table-cell>
          <table:table-cell office:value-type="float" office:value="52.141754" calcext:value-type="float">
            <text:p>52.14175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VOSNE-ROMANÉE 1ER CRU</text:p>
          </table:table-cell>
          <table:table-cell office:value-type="string" calcext:value-type="string">
            <text:p>Desaunay-Biss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766666" calcext:value-type="float">
            <text:p>7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d6940v4szwja02th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 1er Cru Les Beaumonts</text:p>
          </table:table-cell>
          <table:table-cell office:value-type="string" calcext:value-type="string">
            <text:p>Bruno Desaunay Bissey</text:p>
          </table:table-cell>
          <table:table-cell office:value-type="float" office:value="47.672527" calcext:value-type="float">
            <text:p>47.6725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NDS-ECHÉZEAUX GRAND CRU VIEILLES V</text:p>
          </table:table-cell>
          <table:table-cell office:value-type="string" calcext:value-type="string">
            <text:p>Desaunay-Bisse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1833333" calcext:value-type="float">
            <text:p>183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g91bmh9ajqeg1vm3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Grands-Echézeaux Grand Cru</text:p>
          </table:table-cell>
          <table:table-cell office:value-type="string" calcext:value-type="string">
            <text:p>Bruno Desaunay Bissey</text:p>
          </table:table-cell>
          <table:table-cell office:value-type="float" office:value="54.852238" calcext:value-type="float">
            <text:p>54.85223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INOT NOIR LA TÈNE</text:p>
          </table:table-cell>
          <table:table-cell office:value-type="string" calcext:value-type="string">
            <text:p>La Te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9000" calcext:value-type="float">
            <text:p>99000</text:p>
          </table:table-cell>
          <table:table-cell office:value-type="float" office:value="66000" calcext:value-type="float">
            <text:p>6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0v7bbbfjpv6vna8s2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la Tine</text:p>
          </table:table-cell>
          <table:table-cell office:value-type="string" calcext:value-type="string">
            <text:p>Cave La Tine</text:p>
          </table:table-cell>
          <table:table-cell office:value-type="float" office:value="24.629128" calcext:value-type="float">
            <text:p>24.629128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HARDONNAY LA TÈNE</text:p>
          </table:table-cell>
          <table:table-cell office:value-type="string" calcext:value-type="string">
            <text:p>La Te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99000" calcext:value-type="float">
            <text:p>99000</text:p>
          </table:table-cell>
          <table:table-cell office:value-type="float" office:value="66000" calcext:value-type="float">
            <text:p>6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0v7bbbfjpv6vna8s2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la Tine</text:p>
          </table:table-cell>
          <table:table-cell office:value-type="string" calcext:value-type="string">
            <text:p>Cave La Tine</text:p>
          </table:table-cell>
          <table:table-cell office:value-type="float" office:value="24.629128" calcext:value-type="float">
            <text:p>24.629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TEAUX BOURGUIGNONS 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50" calcext:value-type="float">
            <text:p>135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35gkyknwb4m0tjtf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aux Bourguignons Rouge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25.975187" calcext:value-type="float">
            <text:p>25.97518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HAUTES COTES DE BEAUNE BLANC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g1dzhqbr1frvcre1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Hautes-Côtes de Beaune</text:p>
          </table:table-cell>
          <table:table-cell office:value-type="string" calcext:value-type="string">
            <text:p>Domaine Billard-Gonnet</text:p>
          </table:table-cell>
          <table:table-cell office:value-type="float" office:value="29.920341" calcext:value-type="float">
            <text:p>29.92034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INT-ROMAIN LA COMBE BAZIN BLANC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390" calcext:value-type="float">
            <text:p>3390</text:p>
          </table:table-cell>
          <table:table-cell office:value-type="float" office:value="2260" calcext:value-type="float">
            <text:p>22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e1nwkh7ftn2hz3v9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Romain La Combe Bazin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37.920532" calcext:value-type="float">
            <text:p>37.9205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INT-AUBIN 1ER CRU SUR LE SENTIER DU CLOU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90" calcext:value-type="float">
            <text:p>4990</text:p>
          </table:table-cell>
          <table:table-cell office:value-type="float" office:value="3326" calcext:value-type="float">
            <text:p>33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kfq5mvr6pwftkxjs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Sur le Sentier du Clou'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40.407494" calcext:value-type="float">
            <text:p>40.4074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TEAUX BOURGUIGNONS ROUGE 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50" calcext:value-type="float">
            <text:p>1350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35gkyknwb4m0tjtf1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aux Bourguignons Rouge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30.186506" calcext:value-type="float">
            <text:p>30.18650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HAUTES COTES DE BEAUNE ROUGE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950" calcext:value-type="float">
            <text:p>195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g1dzhqbr1frvcre1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Hautes-Côtes de Beaune</text:p>
          </table:table-cell>
          <table:table-cell office:value-type="string" calcext:value-type="string">
            <text:p>Domaine Billard-Gonnet</text:p>
          </table:table-cell>
          <table:table-cell office:value-type="float" office:value="29.920341" calcext:value-type="float">
            <text:p>29.9203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INT-ROMAIN ROUGE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m9gt0g95gzz5nnkp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Romain</text:p>
          </table:table-cell>
          <table:table-cell office:value-type="string" calcext:value-type="string">
            <text:p>Domaine Billard Père &amp; Fils</text:p>
          </table:table-cell>
          <table:table-cell office:value-type="float" office:value="24.350792" calcext:value-type="float">
            <text:p>24.35079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CHASSAGNE-MONTRACHET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2633" calcext:value-type="float">
            <text:p>2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m3j3cm920815c37cq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ssagne-Montrachet</text:p>
          </table:table-cell>
          <table:table-cell office:value-type="string" calcext:value-type="string">
            <text:p>Camille Villard</text:p>
          </table:table-cell>
          <table:table-cell office:value-type="float" office:value="26.968603" calcext:value-type="float">
            <text:p>26.968603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OMMARD </text:p>
          </table:table-cell>
          <table:table-cell office:value-type="string" calcext:value-type="string">
            <text:p>B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90" calcext:value-type="float">
            <text:p>4590</text:p>
          </table:table-cell>
          <table:table-cell office:value-type="float" office:value="3060" calcext:value-type="float">
            <text:p>3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hn8ch75skasmjex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</text:p>
          </table:table-cell>
          <table:table-cell office:value-type="string" calcext:value-type="string">
            <text:p>Alain Billard</text:p>
          </table:table-cell>
          <table:table-cell office:value-type="float" office:value="26.74592" calcext:value-type="float">
            <text:p>26.745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URSAULT CLOS DU CROMIN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5266" calcext:value-type="float">
            <text:p>5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mxqtr9114vxk29b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Clos du Cromin</text:p>
          </table:table-cell>
          <table:table-cell office:value-type="string" calcext:value-type="string">
            <text:p>Domaine Génot-Boulanger</text:p>
          </table:table-cell>
          <table:table-cell office:value-type="float" office:value="55.761383" calcext:value-type="float">
            <text:p>55.76138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PULIGNY-MONTRACHET LES LEVRONS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5266" calcext:value-type="float">
            <text:p>5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5556sg6czyafpf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Nosroyes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47.577057" calcext:value-type="float">
            <text:p>47.5770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LIGNY-MONTRACHET LES NOSROYES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5266" calcext:value-type="float">
            <text:p>5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5556sg6czyafpf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Nosroyes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56.714485" calcext:value-type="float">
            <text:p>56.7144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URSAULT 1ER CRU LES BOUCHÈRES 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300" calcext:value-type="float">
            <text:p>13300</text:p>
          </table:table-cell>
          <table:table-cell office:value-type="float" office:value="8866" calcext:value-type="float">
            <text:p>88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gzbp5nm7n9f4m1b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-Bouchères Premier Cru</text:p>
          </table:table-cell>
          <table:table-cell office:value-type="string" calcext:value-type="string">
            <text:p>Domaine Génot-Boulanger</text:p>
          </table:table-cell>
          <table:table-cell office:value-type="float" office:value="51.9319" calcext:value-type="float">
            <text:p>51.9319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PULIGNY-MONTRACHET </text:p>
          </table:table-cell>
          <table:table-cell office:value-type="string" calcext:value-type="string">
            <text:p>Genot-Boulan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11933" calcext:value-type="float">
            <text:p>11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5556sg6czyafpfv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Les Nosroyes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44.58775" calcext:value-type="float">
            <text:p>44.587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TON-CHARLEMAGNE GRAND CRU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900" calcext:value-type="float">
            <text:p>26900</text:p>
          </table:table-cell>
          <table:table-cell office:value-type="float" office:value="17933" calcext:value-type="float">
            <text:p>17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4x48fpgexpcyq5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 Bio</text:p>
          </table:table-cell>
          <table:table-cell office:value-type="string" calcext:value-type="string">
            <text:p>Domaine Génot-Boulanger</text:p>
          </table:table-cell>
          <table:table-cell office:value-type="float" office:value="52.258163" calcext:value-type="float">
            <text:p>52.2581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PINOT NOIR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bdhqwh4kc4ya9s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Domaine Génot-Boulanger</text:p>
          </table:table-cell>
          <table:table-cell office:value-type="float" office:value="45.623547" calcext:value-type="float">
            <text:p>45.6235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MMARD VIEILLES VIGNES</text:p>
          </table:table-cell>
          <table:table-cell office:value-type="string" calcext:value-type="string">
            <text:p>Genot-Boulan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3933" calcext:value-type="float">
            <text:p>3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mea09cnycbacc8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Pommard</text:p>
          </table:table-cell>
          <table:table-cell office:value-type="string" calcext:value-type="string">
            <text:p>Domaine Génot-Boulanger</text:p>
          </table:table-cell>
          <table:table-cell office:value-type="float" office:value="51.015736" calcext:value-type="float">
            <text:p>51.01573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ALOXE-CORTON 1ER CRU 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5533" calcext:value-type="float">
            <text:p>55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kvqz5sw6scvdg1k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 Premier Cru 'Clos du Chapître'</text:p>
          </table:table-cell>
          <table:table-cell office:value-type="string" calcext:value-type="string">
            <text:p>Domaine Génot-Boulanger</text:p>
          </table:table-cell>
          <table:table-cell office:value-type="float" office:value="45.93725" calcext:value-type="float">
            <text:p>45.93725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POMMARD 1ER CRU CLOS BLANC</text:p>
          </table:table-cell>
          <table:table-cell office:value-type="string" calcext:value-type="string">
            <text:p>Genot-Boula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900" calcext:value-type="float">
            <text:p>10900</text:p>
          </table:table-cell>
          <table:table-cell office:value-type="float" office:value="7266" calcext:value-type="float">
            <text:p>72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p0wy5sjskt9kx0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-Clos Blanc Premier Cru</text:p>
          </table:table-cell>
          <table:table-cell office:value-type="string" calcext:value-type="string">
            <text:p>Domaine Génot-Boulanger</text:p>
          </table:table-cell>
          <table:table-cell office:value-type="float" office:value="48.903893" calcext:value-type="float">
            <text:p>48.9038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DE VOUGEOT GRAND CRU</text:p>
          </table:table-cell>
          <table:table-cell office:value-type="string" calcext:value-type="string">
            <text:p>Genot-Boulanger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900" calcext:value-type="float">
            <text:p>26900</text:p>
          </table:table-cell>
          <table:table-cell office:value-type="float" office:value="17933" calcext:value-type="float">
            <text:p>179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8tp3fcbz3ysxd0y4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Génot-Boulanger</text:p>
          </table:table-cell>
          <table:table-cell office:value-type="float" office:value="53.28035" calcext:value-type="float">
            <text:p>53.280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SSAGNE-MONTRACHET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cn3msh1rpte07vxn7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Blanc</text:p>
          </table:table-cell>
          <table:table-cell office:value-type="string" calcext:value-type="string">
            <text:p>Jean Baptiste Jessiaume</text:p>
          </table:table-cell>
          <table:table-cell office:value-type="float" office:value="47.105236" calcext:value-type="float">
            <text:p>47.10523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MEURSAULT 1ER CRU BLAGNY </text:p>
          </table:table-cell>
          <table:table-cell office:value-type="string" calcext:value-type="string">
            <text:p>Jean Baptiste Jessiaume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7666" calcext:value-type="float">
            <text:p>7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p4n5t6r1q0n4hcfjy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1er Cru 'La Pièce Sous Le Bois'</text:p>
          </table:table-cell>
          <table:table-cell office:value-type="string" calcext:value-type="string">
            <text:p>Jean Baptiste Jessiaume</text:p>
          </table:table-cell>
          <table:table-cell office:value-type="float" office:value="45.98724" calcext:value-type="float">
            <text:p>45.987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TENAY ROUGE LA FORGE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2333" calcext:value-type="float">
            <text:p>2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08tkcd8bedqzqsz3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La Forge</text:p>
          </table:table-cell>
          <table:table-cell office:value-type="string" calcext:value-type="string">
            <text:p>Jean Baptiste Jessiaume</text:p>
          </table:table-cell>
          <table:table-cell office:value-type="float" office:value="56.790462" calcext:value-type="float">
            <text:p>56.79046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ANTENAY ROUGE 1ER CRU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90" calcext:value-type="float">
            <text:p>4590</text:p>
          </table:table-cell>
          <table:table-cell office:value-type="float" office:value="3060" calcext:value-type="float">
            <text:p>3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shge5r8q2yd5f1yz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1er Cru 'Les Gravières' Rouge</text:p>
          </table:table-cell>
          <table:table-cell office:value-type="string" calcext:value-type="string">
            <text:p>Jean Baptiste Jessiaume</text:p>
          </table:table-cell>
          <table:table-cell office:value-type="float" office:value="50.924347" calcext:value-type="float">
            <text:p>50.924347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ANTENAY ROUGE 1ER CRU</text:p>
          </table:table-cell>
          <table:table-cell office:value-type="string" calcext:value-type="string">
            <text:p>Jean Baptiste Jessiau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90" calcext:value-type="float">
            <text:p>5490</text:p>
          </table:table-cell>
          <table:table-cell office:value-type="float" office:value="3660" calcext:value-type="float">
            <text:p>36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shge5r8q2yd5f1yzv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1er Cru 'Les Gravières' Rouge</text:p>
          </table:table-cell>
          <table:table-cell office:value-type="string" calcext:value-type="string">
            <text:p>Jean Baptiste Jessiaume</text:p>
          </table:table-cell>
          <table:table-cell office:value-type="float" office:value="50.924347" calcext:value-type="float">
            <text:p>50.92434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SAINT-VERAN LES ROCHETTES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90" calcext:value-type="float">
            <text:p>2290</text:p>
          </table:table-cell>
          <table:table-cell office:value-type="float" office:value="1526" calcext:value-type="float">
            <text:p>15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hxsgs6m93kc3fsqq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Molières</text:p>
          </table:table-cell>
          <table:table-cell office:value-type="string" calcext:value-type="string">
            <text:p>Domaine Guillot-Broux</text:p>
          </table:table-cell>
          <table:table-cell office:value-type="float" office:value="31.626919" calcext:value-type="float">
            <text:p>31.6269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ILLY-FUISSÉ LA REPOSTÈRE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90" calcext:value-type="float">
            <text:p>2990</text:p>
          </table:table-cell>
          <table:table-cell office:value-type="float" office:value="1993" calcext:value-type="float">
            <text:p>1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dbnbmk73fr63c6qj1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Repostère Pouilly-Fuissé</text:p>
          </table:table-cell>
          <table:table-cell office:value-type="string" calcext:value-type="string">
            <text:p>Maison Guillot-Broux</text:p>
          </table:table-cell>
          <table:table-cell office:value-type="float" office:value="51.124367" calcext:value-type="float">
            <text:p>51.12436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OUILLY-FUISSÉ </text:p>
          </table:table-cell>
          <table:table-cell office:value-type="string" calcext:value-type="string">
            <text:p>Guillot-Broux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4333" calcext:value-type="float">
            <text:p>4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9xp4vzsgbs638ryy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'Les Plessys'</text:p>
          </table:table-cell>
          <table:table-cell office:value-type="string" calcext:value-type="string">
            <text:p>Maison Guillot-Broux</text:p>
          </table:table-cell>
          <table:table-cell office:value-type="float" office:value="38.88182" calcext:value-type="float">
            <text:p>38.88182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POUILLY-FUISSÉ LA ROCHE 1ER CRU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50" calcext:value-type="float">
            <text:p>6450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42bd31fag0zq073n9b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'Sous la Roche'</text:p>
          </table:table-cell>
          <table:table-cell office:value-type="string" calcext:value-type="string">
            <text:p>Maison Guillot-Broux</text:p>
          </table:table-cell>
          <table:table-cell office:value-type="float" office:value="46.528675" calcext:value-type="float">
            <text:p>46.5286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CON-CRUZILLE LES GENIÈVRIÈRES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850" calcext:value-type="float">
            <text:p>2850</text:p>
          </table:table-cell>
          <table:table-cell office:value-type="float" office:value="1900" calcext:value-type="float">
            <text:p>1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f4q66apwwc1v1f9y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Cruzille 'Les Genièvrières'</text:p>
          </table:table-cell>
          <table:table-cell office:value-type="string" calcext:value-type="string">
            <text:p>Domaine Guillot-Broux</text:p>
          </table:table-cell>
          <table:table-cell office:value-type="float" office:value="53.638065" calcext:value-type="float">
            <text:p>53.6380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CON-CRUZILLE LES PERRIÈRES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50" calcext:value-type="float">
            <text:p>4650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yhha3ghr4jdzepxf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Cruzille 'Les Perrières'</text:p>
          </table:table-cell>
          <table:table-cell office:value-type="string" calcext:value-type="string">
            <text:p>Domaine Guillot-Broux</text:p>
          </table:table-cell>
          <table:table-cell office:value-type="float" office:value="51.57305" calcext:value-type="float">
            <text:p>51.573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CON-CRUZILLE BEAUMONT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30" calcext:value-type="float">
            <text:p>2230</text:p>
          </table:table-cell>
          <table:table-cell office:value-type="float" office:value="1486" calcext:value-type="float">
            <text:p>148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chcd1qk0zxfn824nc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âcon-Cruzille 'Beaumont'</text:p>
          </table:table-cell>
          <table:table-cell office:value-type="string" calcext:value-type="string">
            <text:p>Domaine Guillot-Broux</text:p>
          </table:table-cell>
          <table:table-cell office:value-type="float" office:value="53.788883" calcext:value-type="float">
            <text:p>53.7888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R. LES GENIÈVRIÈRES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90" calcext:value-type="float">
            <text:p>2890</text:p>
          </table:table-cell>
          <table:table-cell office:value-type="float" office:value="1926" calcext:value-type="float">
            <text:p>19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h8n798cpwcm0mn9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'Les Genievrieres' Rouge</text:p>
          </table:table-cell>
          <table:table-cell office:value-type="string" calcext:value-type="string">
            <text:p>Domaine Guillot-Broux</text:p>
          </table:table-cell>
          <table:table-cell office:value-type="float" office:value="42.994637" calcext:value-type="float">
            <text:p>42.994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ROUGE LA MYOTTE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750" calcext:value-type="float">
            <text:p>375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5g8h6evdr2x6fxve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yotte Bourgogne</text:p>
          </table:table-cell>
          <table:table-cell office:value-type="string" calcext:value-type="string">
            <text:p>Domaine Guillot-Broux</text:p>
          </table:table-cell>
          <table:table-cell office:value-type="float" office:value="42.963684" calcext:value-type="float">
            <text:p>42.9636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URGOGNE ROUGE LA MYOTTE</text:p>
          </table:table-cell>
          <table:table-cell office:value-type="string" calcext:value-type="string">
            <text:p>Guillot-Bro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90" calcext:value-type="float">
            <text:p>3090</text:p>
          </table:table-cell>
          <table:table-cell office:value-type="float" office:value="2060" calcext:value-type="float">
            <text:p>20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5g8h6evdr2x6fxve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Myotte Bourgogne</text:p>
          </table:table-cell>
          <table:table-cell office:value-type="string" calcext:value-type="string">
            <text:p>Domaine Guillot-Broux</text:p>
          </table:table-cell>
          <table:table-cell office:value-type="float" office:value="42.963684" calcext:value-type="float">
            <text:p>42.9636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ÉMANT DU JURA - 36 mesi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1126" calcext:value-type="float">
            <text:p>11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/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jtx70qpef3bmq3y8y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u Jura</text:p>
          </table:table-cell>
          <table:table-cell office:value-type="string" calcext:value-type="string">
            <text:p>Amelie Guillot</text:p>
          </table:table-cell>
          <table:table-cell office:value-type="float" office:value="53.035076" calcext:value-type="float">
            <text:p>53.03507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CHARDONNAY VIEILLES VIGNES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tz8cmdzz9ycdj3cz3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Vieilles Vignes Arbois</text:p>
          </table:table-cell>
          <table:table-cell office:value-type="string" calcext:value-type="string">
            <text:p>Amelie Guillot</text:p>
          </table:table-cell>
          <table:table-cell office:value-type="float" office:value="48.425976" calcext:value-type="float">
            <text:p>48.425976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SAVAGNIN SWEETNESS QUILLÉ 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490" calcext:value-type="float">
            <text:p>2490</text:p>
          </table:table-cell>
          <table:table-cell office:value-type="float" office:value="1660" calcext:value-type="float">
            <text:p>16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csw4p09a5e3n1505r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Savagnin Arbois</text:p>
          </table:table-cell>
          <table:table-cell office:value-type="string" calcext:value-type="string">
            <text:p>Amelie Guillot</text:p>
          </table:table-cell>
          <table:table-cell office:value-type="float" office:value="43.74181" calcext:value-type="float">
            <text:p>43.741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VAGNIN VIEILLES VIGNES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950" calcext:value-type="float">
            <text:p>2950</text:p>
          </table:table-cell>
          <table:table-cell office:value-type="float" office:value="1966" calcext:value-type="float">
            <text:p>19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csw4p09a5e3n1505r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Savagnin Arbois</text:p>
          </table:table-cell>
          <table:table-cell office:value-type="string" calcext:value-type="string">
            <text:p>Amelie Guillot</text:p>
          </table:table-cell>
          <table:table-cell office:value-type="float" office:value="52.711235" calcext:value-type="float">
            <text:p>52.7112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 JAUNE VV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50" calcext:value-type="float">
            <text:p>4450</text:p>
          </table:table-cell>
          <table:table-cell office:value-type="float" office:value="2966" calcext:value-type="float">
            <text:p>29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fqa6fe8es01zt1m0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 Jaune Savagnin Vieilles Vignes</text:p>
          </table:table-cell>
          <table:table-cell office:value-type="string" calcext:value-type="string">
            <text:p>Amelie Guillot</text:p>
          </table:table-cell>
          <table:table-cell office:value-type="float" office:value="48.15053" calcext:value-type="float">
            <text:p>48.150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LSARD VIELLES VIGNES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89" calcext:value-type="float">
            <text:p>1889</text:p>
          </table:table-cell>
          <table:table-cell office:value-type="float" office:value="1259" calcext:value-type="float">
            <text:p>125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fsj6by31kqstgp5hk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ulsard Vieilles Vignes</text:p>
          </table:table-cell>
          <table:table-cell office:value-type="string" calcext:value-type="string">
            <text:p>Amelie Guillot</text:p>
          </table:table-cell>
          <table:table-cell office:value-type="float" office:value="55.225445" calcext:value-type="float">
            <text:p>55.2254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OUSSEAU VIELLES VIGNES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050" calcext:value-type="float">
            <text:p>2050</text:p>
          </table:table-cell>
          <table:table-cell office:value-type="float" office:value="1366" calcext:value-type="float">
            <text:p>13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hxgw89da7xwp6ywd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Trousseau Arbois</text:p>
          </table:table-cell>
          <table:table-cell office:value-type="string" calcext:value-type="string">
            <text:p>Amelie Guillot</text:p>
          </table:table-cell>
          <table:table-cell office:value-type="float" office:value="52.523834" calcext:value-type="float">
            <text:p>52.5238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OUSSEAU EN TARTOT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txmfeqqqxvzs38d1g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usseau En Tartot Arbois</text:p>
          </table:table-cell>
          <table:table-cell office:value-type="string" calcext:value-type="string">
            <text:p>Amelie Guillot</text:p>
          </table:table-cell>
          <table:table-cell office:value-type="float" office:value="57.996193" calcext:value-type="float">
            <text:p>57.996193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MACVIN DU JURA BLANC MAROULI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6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jtx70qpef3bmq3y8y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u Jura</text:p>
          </table:table-cell>
          <table:table-cell office:value-type="string" calcext:value-type="string">
            <text:p>Amelie Guillot</text:p>
          </table:table-cell>
          <table:table-cell office:value-type="float" office:value="47.583374" calcext:value-type="float">
            <text:p>47.583374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MACVIN DU JURA ROSÉ</text:p>
          </table:table-cell>
          <table:table-cell office:value-type="string" calcext:value-type="string">
            <text:p>Amelie Gu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1833" calcext:value-type="float">
            <text:p>18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14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exjtx70qpef3bmq3y8y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u Jura</text:p>
          </table:table-cell>
          <table:table-cell office:value-type="string" calcext:value-type="string">
            <text:p>Amelie Guillot</text:p>
          </table:table-cell>
          <table:table-cell office:value-type="float" office:value="47.583374" calcext:value-type="float">
            <text:p>47.5833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JOU BLANC EN CHENIN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6cf4gb7neva0vz6bw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jou En Chenin</text:p>
          </table:table-cell>
          <table:table-cell office:value-type="string" calcext:value-type="string">
            <text:p>Domaine Ogereau</text:p>
          </table:table-cell>
          <table:table-cell office:value-type="float" office:value="40.128983" calcext:value-type="float">
            <text:p>40.1289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JOU BLANC VENT DE SPILITE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1hap2x67qc5memx6y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nt de Spilite Anjou</text:p>
          </table:table-cell>
          <table:table-cell office:value-type="string" calcext:value-type="string">
            <text:p>Domaine Ogereau</text:p>
          </table:table-cell>
          <table:table-cell office:value-type="float" office:value="44.91971" calcext:value-type="float">
            <text:p>44.919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JOU BLANC VENT DE SPILITE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450" calcext:value-type="float">
            <text:p>2450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1hap2x67qc5memx6y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nt de Spilite Anjou</text:p>
          </table:table-cell>
          <table:table-cell office:value-type="string" calcext:value-type="string">
            <text:p>Domaine Ogereau</text:p>
          </table:table-cell>
          <table:table-cell office:value-type="float" office:value="44.91971" calcext:value-type="float">
            <text:p>44.9197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VENNIÈRES LA SAPOANAIRE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q3ymhe4wwkn44nej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Saponaire</text:p>
          </table:table-cell>
          <table:table-cell office:value-type="string" calcext:value-type="string">
            <text:p>Domaine Ogereau</text:p>
          </table:table-cell>
          <table:table-cell office:value-type="float" office:value="40.828705" calcext:value-type="float">
            <text:p>40.8287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VENNIÈRES LA SAPOANAIRE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q3ymhe4wwkn44nej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Saponaire</text:p>
          </table:table-cell>
          <table:table-cell office:value-type="string" calcext:value-type="string">
            <text:p>Domaine Ogereau</text:p>
          </table:table-cell>
          <table:table-cell office:value-type="float" office:value="40.828705" calcext:value-type="float">
            <text:p>40.8287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TEAUX-DU-LAYON S. LAMBERT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85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w2bpzm6prrx5s1p0f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teaux du Layon Saint Lambert</text:p>
          </table:table-cell>
          <table:table-cell office:value-type="string" calcext:value-type="string">
            <text:p>Domaine Ogereau</text:p>
          </table:table-cell>
          <table:table-cell office:value-type="float" office:value="43.017097" calcext:value-type="float">
            <text:p>43.0170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TEAUX-DU-LAYON S. LAMBERT</text:p>
          </table:table-cell>
          <table:table-cell office:value-type="string" calcext:value-type="string">
            <text:p>Oger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90" calcext:value-type="float">
            <text:p>2090</text:p>
          </table:table-cell>
          <table:table-cell office:value-type="float" office:value="1393" calcext:value-type="float">
            <text:p>139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90 g/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zm2w2bpzm6prrx5s1p0f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teaux du Layon Saint Lambert</text:p>
          </table:table-cell>
          <table:table-cell office:value-type="string" calcext:value-type="string">
            <text:p>Domaine Ogereau</text:p>
          </table:table-cell>
          <table:table-cell office:value-type="float" office:value="43.017097" calcext:value-type="float">
            <text:p>43.01709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TURBULLENT BRUT ROSÉ 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n66x851zjdy64p14c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urbullent</text:p>
          </table:table-cell>
          <table:table-cell office:value-type="string" calcext:value-type="string">
            <text:p>Sérol</text:p>
          </table:table-cell>
          <table:table-cell office:value-type="float" office:value="44.10392" calcext:value-type="float">
            <text:p>44.103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ÔTE ROANNAISE ROUGE ECLAT DE GRANIT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490" calcext:value-type="float">
            <text:p>1490</text:p>
          </table:table-cell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skj1qaqjqh5k2e0j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clat de Granite Côte Roannaise</text:p>
          </table:table-cell>
          <table:table-cell office:value-type="string" calcext:value-type="string">
            <text:p>Sérol</text:p>
          </table:table-cell>
          <table:table-cell office:value-type="float" office:value="51.108494" calcext:value-type="float">
            <text:p>51.1084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ÔTE ROANNAISE ROUGE OUDAN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vjf466xzn4xhc7hp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udan Côte Roannaise</text:p>
          </table:table-cell>
          <table:table-cell office:value-type="string" calcext:value-type="string">
            <text:p>Sérol</text:p>
          </table:table-cell>
          <table:table-cell office:value-type="float" office:value="53.311653" calcext:value-type="float">
            <text:p>53.3116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ÔTE ROANNAISE ROUGE PERDRIZIERE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50" calcext:value-type="float">
            <text:p>225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vkqcxyk3mr6n40k6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drizière Côte Roannaise</text:p>
          </table:table-cell>
          <table:table-cell office:value-type="string" calcext:value-type="string">
            <text:p>Sérol</text:p>
          </table:table-cell>
          <table:table-cell office:value-type="float" office:value="53.65244" calcext:value-type="float">
            <text:p>53.652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ÔTE ROANNAISE ROUGE CHEZ COSTE </text:p>
          </table:table-cell>
          <table:table-cell office:value-type="string" calcext:value-type="string">
            <text:p>S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50" calcext:value-type="float">
            <text:p>315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vmsgnex7hk67k76wp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ez Coste Côte Roannaise</text:p>
          </table:table-cell>
          <table:table-cell office:value-type="string" calcext:value-type="string">
            <text:p>Sérol</text:p>
          </table:table-cell>
          <table:table-cell office:value-type="float" office:value="59.087097" calcext:value-type="float">
            <text:p>59.0870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ÂTEAUNEUF-DU-PAPE BLANC GALIMADRES</text:p>
          </table:table-cell>
          <table:table-cell office:value-type="string" calcext:value-type="string">
            <text:p>Gir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00" calcext:value-type="float">
            <text:p>495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ezpgrpm8ebv6ga4f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Gallimardes Châteauneuf-du-Pape Blanc</text:p>
          </table:table-cell>
          <table:table-cell office:value-type="string" calcext:value-type="string">
            <text:p>Domaine Giraud</text:p>
          </table:table-cell>
          <table:table-cell office:value-type="float" office:value="38.800896" calcext:value-type="float">
            <text:p>38.800896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LIRAC ROUGE LES SABLES D`ARENE VIEILLES V</text:p>
          </table:table-cell>
          <table:table-cell office:value-type="string" calcext:value-type="string">
            <text:p>Gir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5000" calcext:value-type="float">
            <text:p>175000</text:p>
          </table:table-cell>
          <table:table-cell office:value-type="float" office:value="116666" calcext:value-type="float">
            <text:p>11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e5gk293vq8crmwx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Sables d’Arène Rouge</text:p>
          </table:table-cell>
          <table:table-cell office:value-type="string" calcext:value-type="string">
            <text:p>Domaine Giraud</text:p>
          </table:table-cell>
          <table:table-cell office:value-type="float" office:value="39.363503" calcext:value-type="float">
            <text:p>39.3635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ÂTEAUNEUF-DU-PAPE ROUGE TRADITION</text:p>
          </table:table-cell>
          <table:table-cell office:value-type="string" calcext:value-type="string">
            <text:p>Gir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9000" calcext:value-type="float">
            <text:p>349000</text:p>
          </table:table-cell>
          <table:table-cell office:value-type="float" office:value="232666" calcext:value-type="float">
            <text:p>232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exx7nk33qbpzg46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dition Châteauneuf-du-Pape</text:p>
          </table:table-cell>
          <table:table-cell office:value-type="string" calcext:value-type="string">
            <text:p>Domaine Giraud</text:p>
          </table:table-cell>
          <table:table-cell office:value-type="float" office:value="36.81703" calcext:value-type="float">
            <text:p>36.817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ÂTEAUNEUF-DU-PAPE ROUGE GALIMADRES</text:p>
          </table:table-cell>
          <table:table-cell office:value-type="string" calcext:value-type="string">
            <text:p>Giraud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26666" calcext:value-type="float">
            <text:p>5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e83766s6ha1e4n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Gallimardes Châteauneuf-du-Pape</text:p>
          </table:table-cell>
          <table:table-cell office:value-type="string" calcext:value-type="string">
            <text:p>Domaine Giraud</text:p>
          </table:table-cell>
          <table:table-cell office:value-type="float" office:value="38.757286" calcext:value-type="float">
            <text:p>38.7572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U BRAGALOU (Grenache blanc)</text:p>
          </table:table-cell>
          <table:table-cell office:value-type="string" calcext:value-type="string">
            <text:p>Flo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90" calcext:value-type="float">
            <text:p>1390</text:p>
          </table:table-cell>
          <table:table-cell office:value-type="float" office:value="926" calcext:value-type="float">
            <text:p>92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f7hb5ky5hk38zy8nspvbnd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nache Lou Bragalou</text:p>
          </table:table-cell>
          <table:table-cell office:value-type="string" calcext:value-type="string">
            <text:p>Flo Busch</text:p>
          </table:table-cell>
          <table:table-cell office:value-type="float" office:value="59.948296" calcext:value-type="float">
            <text:p>59.948296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PIERRE QUI ROLLE macerato</text:p>
          </table:table-cell>
          <table:table-cell office:value-type="string" calcext:value-type="string">
            <text:p>Flo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89" calcext:value-type="float">
            <text:p>1789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8rx4xj5jr4t5e8dx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Bush Telegraph</text:p>
          </table:table-cell>
          <table:table-cell office:value-type="float" office:value="20.271412" calcext:value-type="float">
            <text:p>20.271412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HEUREU QUI COMME… </text:p>
          </table:table-cell>
          <table:table-cell office:value-type="string" calcext:value-type="string">
            <text:p>Flo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50" calcext:value-type="float">
            <text:p>1450</text:p>
          </table:table-cell>
          <table:table-cell office:value-type="float" office:value="966" calcext:value-type="float">
            <text:p>9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03cz4x7sxz7gebcnk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e Lunghi Baci</text:p>
          </table:table-cell>
          <table:table-cell office:value-type="string" calcext:value-type="string">
            <text:p>Vigna Flor</text:p>
          </table:table-cell>
          <table:table-cell office:value-type="float" office:value="17.29644" calcext:value-type="float">
            <text:p>17.2964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POINT DU JOUR (Carignan &amp; Syrah)</text:p>
          </table:table-cell>
          <table:table-cell office:value-type="string" calcext:value-type="string">
            <text:p>Flo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" calcext:value-type="float">
            <text:p>1850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96y45tm9604e2fz5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int Zero</text:p>
          </table:table-cell>
          <table:table-cell office:value-type="string" calcext:value-type="string">
            <text:p>Domaine Clo</text:p>
          </table:table-cell>
          <table:table-cell office:value-type="float" office:value="21.172497" calcext:value-type="float">
            <text:p>21.172497</text:p>
          </table:table-cell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L´ODYSSÉE (Syrah &amp; Grenache)</text:p>
          </table:table-cell>
          <table:table-cell office:value-type="string" calcext:value-type="string">
            <text:p>Flo Bu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50" calcext:value-type="float">
            <text:p>2950</text:p>
          </table:table-cell>
          <table:table-cell office:value-type="float" office:value="1966" calcext:value-type="float">
            <text:p>19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f7hb5ky5hk38zy8nspvbnd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nache Lou Bragalou</text:p>
          </table:table-cell>
          <table:table-cell office:value-type="string" calcext:value-type="string">
            <text:p>Flo Busch</text:p>
          </table:table-cell>
          <table:table-cell office:value-type="float" office:value="40.583347" calcext:value-type="float">
            <text:p>40.5833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CALCINAIRES BLANC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90000" calcext:value-type="float">
            <text:p>190000</text:p>
          </table:table-cell>
          <table:table-cell office:value-type="float" office:value="126666" calcext:value-type="float">
            <text:p>12666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0,75 x 6 / S |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t7yjqz7pm80xr1ntej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s Catalanes Les Calcinaires</text:p>
          </table:table-cell>
          <table:table-cell office:value-type="string" calcext:value-type="string">
            <text:p>Domaine Gauby</text:p>
          </table:table-cell>
          <table:table-cell office:value-type="float" office:value="33.620274" calcext:value-type="float">
            <text:p>33.620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ME GINESTE BLANC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00" calcext:value-type="float">
            <text:p>72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hm7ze1bd3rphh2r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ume Gineste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6.880543" calcext:value-type="float">
            <text:p>36.8805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CALCINAIRES ROUGE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90000" calcext:value-type="float">
            <text:p>190000</text:p>
          </table:table-cell>
          <table:table-cell office:value-type="float" office:value="126666" calcext:value-type="float">
            <text:p>1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y3yznn49qpnsvvwt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cinaires Rouge</text:p>
          </table:table-cell>
          <table:table-cell office:value-type="string" calcext:value-type="string">
            <text:p>Domaine Gauby</text:p>
          </table:table-cell>
          <table:table-cell office:value-type="float" office:value="37.902985" calcext:value-type="float">
            <text:p>37.902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CALCINAIRES ROUGE</text:p>
          </table:table-cell>
          <table:table-cell office:value-type="string" calcext:value-type="string">
            <text:p>Gaub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0000" calcext:value-type="float">
            <text:p>190000</text:p>
          </table:table-cell>
          <table:table-cell office:value-type="float" office:value="126666" calcext:value-type="float">
            <text:p>12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7y3yznn49qpnsvvwt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cinaires Rouge</text:p>
          </table:table-cell>
          <table:table-cell office:value-type="string" calcext:value-type="string">
            <text:p>Domaine Gauby</text:p>
          </table:table-cell>
          <table:table-cell office:value-type="float" office:value="37.902985" calcext:value-type="float">
            <text:p>37.902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ILLES VIGNES ROUGE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5000" calcext:value-type="float">
            <text:p>315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g1kpt6v534e0fdf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0.307531" calcext:value-type="float">
            <text:p>30.307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ILLES VIGNES ROUGE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25000" calcext:value-type="float">
            <text:p>325000</text:p>
          </table:table-cell>
          <table:table-cell office:value-type="float" office:value="216666" calcext:value-type="float">
            <text:p>21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g1kpt6v534e0fdf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0.307531" calcext:value-type="float">
            <text:p>30.307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ILLES VIGNES ROUGE</text:p>
          </table:table-cell>
          <table:table-cell office:value-type="string" calcext:value-type="string">
            <text:p>Gaub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35000" calcext:value-type="float">
            <text:p>335000</text:p>
          </table:table-cell>
          <table:table-cell office:value-type="float" office:value="223333" calcext:value-type="float">
            <text:p>22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g1kpt6v534e0fdf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0.307531" calcext:value-type="float">
            <text:p>30.307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ILLES VIGNES ROUGE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5000" calcext:value-type="float">
            <text:p>355000</text:p>
          </table:table-cell>
          <table:table-cell office:value-type="float" office:value="236666" calcext:value-type="float">
            <text:p>23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vg1kpt6v534e0fdfm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Côtes Catalanes</text:p>
          </table:table-cell>
          <table:table-cell office:value-type="string" calcext:value-type="string">
            <text:p>Domaine Gauby</text:p>
          </table:table-cell>
          <table:table-cell office:value-type="float" office:value="30.307531" calcext:value-type="float">
            <text:p>30.3075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NTADA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00" calcext:value-type="float">
            <text:p>700000</text:p>
          </table:table-cell>
          <table:table-cell office:value-type="float" office:value="466666" calcext:value-type="float">
            <text:p>46666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2a6gdaa7psnz2ana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ntada Rouge</text:p>
          </table:table-cell>
          <table:table-cell office:value-type="string" calcext:value-type="string">
            <text:p>Domaine Gauby</text:p>
          </table:table-cell>
          <table:table-cell office:value-type="float" office:value="32.65025" calcext:value-type="float">
            <text:p>32.65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NTADA</text:p>
          </table:table-cell>
          <table:table-cell office:value-type="string" calcext:value-type="string">
            <text:p>Gaub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00" calcext:value-type="float">
            <text:p>72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2a6gdaa7psnz2ana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ntada Rouge</text:p>
          </table:table-cell>
          <table:table-cell office:value-type="string" calcext:value-type="string">
            <text:p>Domaine Gauby</text:p>
          </table:table-cell>
          <table:table-cell office:value-type="float" office:value="32.65025" calcext:value-type="float">
            <text:p>32.65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NTADA</text:p>
          </table:table-cell>
          <table:table-cell office:value-type="string" calcext:value-type="string">
            <text:p>Gauby</text:p>
          </table:table-cell>
          <table:table-cell table:style-name="ce1" office:value-type="string" calcext:value-type="string">
            <text:p>Limitato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40000" calcext:value-type="float">
            <text:p>740000</text:p>
          </table:table-cell>
          <table:table-cell office:value-type="float" office:value="493333" calcext:value-type="float">
            <text:p>49333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32a6gdaa7psnz2ana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untada Rouge</text:p>
          </table:table-cell>
          <table:table-cell office:value-type="string" calcext:value-type="string">
            <text:p>Domaine Gauby</text:p>
          </table:table-cell>
          <table:table-cell office:value-type="float" office:value="32.65025" calcext:value-type="float">
            <text:p>32.65025</text:p>
          </table:table-cell>
        </table:table-row>
      </table:table>
      <table:table table:name="Manual (DO NOT TOUCH)" table:style-name="ta1">
        <table:table-column table:style-name="co1" table:number-columns-repeated="15" table:default-cell-style-name="Default"/>
        <table:table-row table:style-name="ro6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office:value-type="string" calcext:value-type="string">
            <text:p>visible</text:p>
          </table:table-cell>
        </table:table-row>
        <table:table-row table:style-name="ro6">
          <table:table-cell table:formula="of:=IF(ISBLANK([.B2]); &quot;&quot;; 1)">
            <text:p/>
          </table:table-cell>
          <table:table-cell table:number-columns-repeated="3"/>
          <table:table-cell office:value-type="string" calcext:value-type="string">
            <text:p>METODO CLASSICO EXTRA BRUT</text:p>
          </table:table-cell>
          <table:table-cell office:value-type="string" calcext:value-type="string">
            <text:p>Schin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90" calcext:value-type="float">
            <text:p>2190</text:p>
          </table:table-cell>
          <table:table-cell office:value-type="float" office:value="1460" calcext:value-type="float">
            <text:p>14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,75 x 6 / S | Aug-24</text:p>
          </table:table-cell>
          <table:table-cell table:style-name="cBool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7T16:42:48.818842232</dc:date>
    <meta:editing-duration>PT8S</meta:editing-duration>
    <meta:editing-cycles>1</meta:editing-cycles>
    <meta:document-statistic meta:table-count="2" meta:cell-count="9016" meta:object-count="0"/>
    <meta:generator>LibreOffice/7.3.7.2$Linux_X86_64 LibreOffice_project/30$Build-2</meta:generator>
  </office:meta>
</office:document-meta>
</file>